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85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shapes>
          <draw:frame draw:z-index="0" draw:style-name="gr1" draw:text-style-name="P1" svg:width="6.2961in" svg:height="3.5449in" svg:x="9.4614in" svg:y="1.0248in">
            <draw:object draw:notify-on-update-of-ranges="table.D13:table.D13 table.D14:table.D1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1in" svg:height="3.5449in" svg:x="16.1579in" svg:y="1.0039in">
            <draw:object draw:notify-on-update-of-ranges="table.C13:table.C13 table.C14:table.C1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71in" svg:height="3.5453in" svg:x="16.2343in" svg:y="4.748in">
            <draw:object draw:notify-on-update-of-ranges="table.H14:table.H142 table.I13:table.I13 table.I14:table.I1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67in" svg:height="3.5453in" svg:x="9.6661in" svg:y="4.7886in">
            <draw:object draw:notify-on-update-of-ranges="table.J13:table.J13 table.J14:table.J1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Psamps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amps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erations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mega Per Sample</text:p>
          </table:table-cell>
          <table:table-cell/>
          <table:table-cell table:formula="of:=[.$C$3]/[.$C$1]*3.1415926*2" office:value-type="float" office:value="0.1521708915625" calcext:value-type="float">
            <text:p>0.1521708915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eff_c</text:p>
          </table:table-cell>
          <table:table-cell/>
          <table:table-cell table:formula="of:=2*COS([.$C$4])" office:value-type="float" office:value="1.97688866857089" calcext:value-type="float">
            <text:p>1.976888668570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eff_s</text:p>
          </table:table-cell>
          <table:table-cell/>
          <table:table-cell table:formula="of:=2*SIN([.$C$4])" office:value-type="float" office:value="0.303168586888562" calcext:value-type="float">
            <text:p>0.303168586888562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table:formula="of:=[.H141]" office:value-type="float" office:value="8337.23494226521" calcext:value-type="float">
            <text:p>8337.23494226521</text:p>
          </table:table-cell>
          <table:table-cell table:formula="of:=[.I141]" office:value-type="float" office:value="14001.2540560296" calcext:value-type="float">
            <text:p>14001.2540560296</text:p>
          </table:table-cell>
          <table:table-cell table:formula="of:=[.J141]" office:value-type="float" office:value="16295.5393167582" calcext:value-type="float">
            <text:p>16295.5393167582</text:p>
          </table:table-cell>
        </table:table-row>
        <table:table-row table:style-name="ro1">
          <table:table-cell office:value-type="string" calcext:value-type="string">
            <text:p>Sin Omega</text:p>
          </table:table-cell>
          <table:table-cell/>
          <table:table-cell table:formula="of:=([.$C$3])/[.$C$2]*3.1415926*2" office:value-type="float" office:value="0.1521708915625" calcext:value-type="float">
            <text:p>0.1521708915625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[.H142]" office:value-type="float" office:value="6243.76257760634" calcext:value-type="float">
            <text:p>6243.76257760634</text:p>
          </table:table-cell>
          <table:table-cell table:formula="of:=[.I142]" office:value-type="float" office:value="15122.4604930289" calcext:value-type="float">
            <text:p>15122.4604930289</text:p>
          </table:table-cell>
          <table:table-cell table:formula="of:=[.J142]" office:value-type="float" office:value="16360.7268325321" calcext:value-type="float">
            <text:p>16360.7268325321</text:p>
          </table:table-cell>
        </table:table-row>
        <table:table-row table:style-name="ro1">
          <table:table-cell office:value-type="string" calcext:value-type="string">
            <text:p>Sin Offse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 Amplitude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 Offse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dow Amplitud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&lt;&lt;&lt; I waaaaaaanntttt windowing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waveform to take DFT o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’</text:p>
          </table:table-cell>
          <table:table-cell office:value-type="string" calcext:value-type="string">
            <text:p>G’’</text:p>
          </table:table-cell>
          <table:table-cell/>
          <table:table-cell office:value-type="string" calcext:value-type="string">
            <text:p>Oi</text:p>
          </table:table-cell>
          <table:table-cell office:value-type="string" calcext:value-type="string">
            <text:p>Oq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64-[.$C$11]*ABS(64-[.A14]))/64" office:value-type="float" office:value="1" calcext:value-type="float">
            <text:p>1</text:p>
          </table:table-cell>
          <table:table-cell table:formula="of:=SIN([.A14]*[.$C$7]+[.$C$8])*[.$C$9]*[.B14]+[.$C$10]" office:value-type="float" office:value="233.780141267375" calcext:value-type="float">
            <text:p>233.780141267375</text:p>
          </table:table-cell>
          <table:table-cell office:value-type="float" office:value="0" calcext:value-type="float">
            <text:p>0</text:p>
          </table:table-cell>
          <table:table-cell table:formula="of:=[.$C$4]" office:value-type="float" office:value="0.1521708915625" calcext:value-type="float">
            <text:p>0.1521708915625</text:p>
          </table:table-cell>
          <table:table-cell table:number-columns-repeated="2"/>
          <table:table-cell table:formula="of:=[.$C$5]*[.D14]-[.F14]" office:value-type="float" office:value="0" calcext:value-type="float">
            <text:p>0</text:p>
          </table:table-cell>
          <table:table-cell table:formula="of:=[.D14]*[.$C$6]" office:value-type="float" office:value="0" calcext:value-type="float">
            <text:p>0</text:p>
          </table:table-cell>
          <table:table-cell table:formula="of:=SQRT([.H14]*[.H14]+[.I14]*[.I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64-[.$C$11]*ABS(64-[.A15]))/64" office:value-type="float" office:value="1" calcext:value-type="float">
            <text:p>1</text:p>
          </table:table-cell>
          <table:table-cell table:formula="of:=SIN([.A15]*[.$C$7]+[.$C$8])*[.$C$9]*[.B15]+[.$C$10]" office:value-type="float" office:value="214.941392778012" calcext:value-type="float">
            <text:p>214.941392778012</text:p>
          </table:table-cell>
          <table:table-cell table:formula="of:=[.C15]+([.$C$5]*[.E14])-[.F14]" office:value-type="float" office:value="215.242217689228" calcext:value-type="float">
            <text:p>215.242217689228</text:p>
          </table:table-cell>
          <table:table-cell table:formula="of:=[.D15]" office:value-type="float" office:value="215.242217689228" calcext:value-type="float">
            <text:p>215.242217689228</text:p>
          </table:table-cell>
          <table:table-cell table:formula="of:=[.E14]" office:value-type="float" office:value="0.1521708915625" calcext:value-type="float">
            <text:p>0.1521708915625</text:p>
          </table:table-cell>
          <table:table-cell/>
          <table:table-cell table:formula="of:=0.5*[.$C$5]*[.D15]-[.F15]" office:value-type="float" office:value="212.602779682389" calcext:value-type="float">
            <text:p>212.602779682389</text:p>
          </table:table-cell>
          <table:table-cell table:formula="of:=0.5*[.D15]*[.$C$6]" office:value-type="float" office:value="32.6273394878018" calcext:value-type="float">
            <text:p>32.6273394878018</text:p>
          </table:table-cell>
          <table:table-cell table:formula="of:=SQRT([.H15]*[.H15]+[.I15]*[.I15])" office:value-type="float" office:value="215.091806470472" calcext:value-type="float">
            <text:p>215.0918064704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64-[.$C$11]*ABS(64-[.A16]))/64" office:value-type="float" office:value="1" calcext:value-type="float">
            <text:p>1</text:p>
          </table:table-cell>
          <table:table-cell table:formula="of:=SIN([.A16]*[.$C$7]+[.$C$8])*[.$C$9]*[.B16]+[.$C$10]" office:value-type="float" office:value="191.158173853751" calcext:value-type="float">
            <text:p>191.158173853751</text:p>
          </table:table-cell>
          <table:table-cell table:formula="of:=[.C16]+([.$C$5]*[.E15])-[.F15]" office:value-type="float" office:value="616.515904110093" calcext:value-type="float">
            <text:p>616.515904110093</text:p>
          </table:table-cell>
          <table:table-cell table:formula="of:=[.D16]" office:value-type="float" office:value="616.515904110093" calcext:value-type="float">
            <text:p>616.515904110093</text:p>
          </table:table-cell>
          <table:table-cell table:formula="of:=[.E15]" office:value-type="float" office:value="215.242217689228" calcext:value-type="float">
            <text:p>215.242217689228</text:p>
          </table:table-cell>
          <table:table-cell/>
          <table:table-cell table:formula="of:=0.5*[.$C$5]*[.D16]-[.F16]" office:value-type="float" office:value="394.149434725262" calcext:value-type="float">
            <text:p>394.149434725262</text:p>
          </table:table-cell>
          <table:table-cell table:formula="of:=0.5*[.D16]*[.$C$6]" office:value-type="float" office:value="93.4541277216906" calcext:value-type="float">
            <text:p>93.4541277216906</text:p>
          </table:table-cell>
          <table:table-cell table:formula="of:=SQRT([.H16]*[.H16]+[.I16]*[.I16])" office:value-type="float" office:value="405.077092517543" calcext:value-type="float">
            <text:p>405.0770925175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64-[.$C$11]*ABS(64-[.A17]))/64" office:value-type="float" office:value="1" calcext:value-type="float">
            <text:p>1</text:p>
          </table:table-cell>
          <table:table-cell table:formula="of:=SIN([.A17]*[.$C$7]+[.$C$8])*[.$C$9]*[.B17]+[.$C$10]" office:value-type="float" office:value="162.980146349603" calcext:value-type="float">
            <text:p>162.980146349603</text:p>
          </table:table-cell>
          <table:table-cell table:formula="of:=[.C17]+([.$C$5]*[.E16])-[.F16]" office:value-type="float" office:value="1166.52123348936" calcext:value-type="float">
            <text:p>1166.52123348936</text:p>
          </table:table-cell>
          <table:table-cell table:formula="of:=[.D17]" office:value-type="float" office:value="1166.52123348936" calcext:value-type="float">
            <text:p>1166.52123348936</text:p>
          </table:table-cell>
          <table:table-cell table:formula="of:=[.E16]" office:value-type="float" office:value="616.515904110093" calcext:value-type="float">
            <text:p>616.515904110093</text:p>
          </table:table-cell>
          <table:table-cell/>
          <table:table-cell table:formula="of:=0.5*[.$C$5]*[.D17]-[.F17]" office:value-type="float" office:value="536.52539995613" calcext:value-type="float">
            <text:p>536.52539995613</text:p>
          </table:table-cell>
          <table:table-cell table:formula="of:=0.5*[.D17]*[.$C$6]" office:value-type="float" office:value="176.826296966235" calcext:value-type="float">
            <text:p>176.826296966235</text:p>
          </table:table-cell>
          <table:table-cell table:formula="of:=SQRT([.H17]*[.H17]+[.I17]*[.I17])" office:value-type="float" office:value="564.913306708982" calcext:value-type="float">
            <text:p>564.9133067089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64-[.$C$11]*ABS(64-[.A18]))/64" office:value-type="float" office:value="1" calcext:value-type="float">
            <text:p>1</text:p>
          </table:table-cell>
          <table:table-cell table:formula="of:=SIN([.A18]*[.$C$7]+[.$C$8])*[.$C$9]*[.B18]+[.$C$10]" office:value-type="float" office:value="131.058541998233" calcext:value-type="float">
            <text:p>131.058541998233</text:p>
          </table:table-cell>
          <table:table-cell table:formula="of:=[.C18]+([.$C$5]*[.E17])-[.F17]" office:value-type="float" office:value="1820.62524602059" calcext:value-type="float">
            <text:p>1820.62524602059</text:p>
          </table:table-cell>
          <table:table-cell table:formula="of:=[.D18]" office:value-type="float" office:value="1820.62524602059" calcext:value-type="float">
            <text:p>1820.62524602059</text:p>
          </table:table-cell>
          <table:table-cell table:formula="of:=[.E17]" office:value-type="float" office:value="1166.52123348936" calcext:value-type="float">
            <text:p>1166.52123348936</text:p>
          </table:table-cell>
          <table:table-cell/>
          <table:table-cell table:formula="of:=0.5*[.$C$5]*[.D18]-[.F18]" office:value-type="float" office:value="633.065475796739" calcext:value-type="float">
            <text:p>633.065475796739</text:p>
          </table:table-cell>
          <table:table-cell table:formula="of:=0.5*[.D18]*[.$C$6]" office:value-type="float" office:value="275.978191544851" calcext:value-type="float">
            <text:p>275.978191544851</text:p>
          </table:table-cell>
          <table:table-cell table:formula="of:=SQRT([.H18]*[.H18]+[.I18]*[.I18])" office:value-type="float" office:value="690.605429209847" calcext:value-type="float">
            <text:p>690.6054292098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64-[.$C$11]*ABS(64-[.A19]))/64" office:value-type="float" office:value="1" calcext:value-type="float">
            <text:p>1</text:p>
          </table:table-cell>
          <table:table-cell table:formula="of:=SIN([.A19]*[.$C$7]+[.$C$8])*[.$C$9]*[.B19]+[.$C$10]" office:value-type="float" office:value="96.1311115775555" calcext:value-type="float">
            <text:p>96.1311115775555</text:p>
          </table:table-cell>
          <table:table-cell table:formula="of:=[.C19]+([.$C$5]*[.E18])-[.F18]" office:value-type="float" office:value="2528.78329666039" calcext:value-type="float">
            <text:p>2528.78329666039</text:p>
          </table:table-cell>
          <table:table-cell table:formula="of:=[.D19]" office:value-type="float" office:value="2528.78329666039" calcext:value-type="float">
            <text:p>2528.78329666039</text:p>
          </table:table-cell>
          <table:table-cell table:formula="of:=[.E18]" office:value-type="float" office:value="1820.62524602059" calcext:value-type="float">
            <text:p>1820.62524602059</text:p>
          </table:table-cell>
          <table:table-cell/>
          <table:table-cell table:formula="of:=0.5*[.$C$5]*[.D19]-[.F19]" office:value-type="float" office:value="678.936276199047" calcext:value-type="float">
            <text:p>678.936276199047</text:p>
          </table:table-cell>
          <table:table-cell table:formula="of:=0.5*[.D19]*[.$C$6]" office:value-type="float" office:value="383.323829297965" calcext:value-type="float">
            <text:p>383.323829297965</text:p>
          </table:table-cell>
          <table:table-cell table:formula="of:=SQRT([.H19]*[.H19]+[.I19]*[.I19])" office:value-type="float" office:value="779.674050643398" calcext:value-type="float">
            <text:p>779.6740506433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64-[.$C$11]*ABS(64-[.A20]))/64" office:value-type="float" office:value="1" calcext:value-type="float">
            <text:p>1</text:p>
          </table:table-cell>
          <table:table-cell table:formula="of:=SIN([.A20]*[.$C$7]+[.$C$8])*[.$C$9]*[.B20]+[.$C$10]" office:value-type="float" office:value="59.0050745079896" calcext:value-type="float">
            <text:p>59.0050745079896</text:p>
          </table:table-cell>
          <table:table-cell table:formula="of:=[.C20]+([.$C$5]*[.E19])-[.F19]" office:value-type="float" office:value="3237.50287292667" calcext:value-type="float">
            <text:p>3237.50287292667</text:p>
          </table:table-cell>
          <table:table-cell table:formula="of:=[.D20]" office:value-type="float" office:value="3237.50287292667" calcext:value-type="float">
            <text:p>3237.50287292667</text:p>
          </table:table-cell>
          <table:table-cell table:formula="of:=[.E19]" office:value-type="float" office:value="2528.78329666039" calcext:value-type="float">
            <text:p>2528.78329666039</text:p>
          </table:table-cell>
          <table:table-cell/>
          <table:table-cell table:formula="of:=0.5*[.$C$5]*[.D20]-[.F20]" office:value-type="float" office:value="671.308075316831" calcext:value-type="float">
            <text:p>671.308075316831</text:p>
          </table:table-cell>
          <table:table-cell table:formula="of:=0.5*[.D20]*[.$C$6]" office:value-type="float" office:value="490.75458551642" calcext:value-type="float">
            <text:p>490.75458551642</text:p>
          </table:table-cell>
          <table:table-cell table:formula="of:=SQRT([.H20]*[.H20]+[.I20]*[.I20])" office:value-type="float" office:value="831.561540230776" calcext:value-type="float">
            <text:p>831.5615402307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64-[.$C$11]*ABS(64-[.A21]))/64" office:value-type="float" office:value="1" calcext:value-type="float">
            <text:p>1</text:p>
          </table:table-cell>
          <table:table-cell table:formula="of:=SIN([.A21]*[.$C$7]+[.$C$8])*[.$C$9]*[.B21]+[.$C$10]" office:value-type="float" office:value="20.5384629368994" calcext:value-type="float">
            <text:p>20.5384629368994</text:p>
          </table:table-cell>
          <table:table-cell table:formula="of:=[.C21]+([.$C$5]*[.E20])-[.F20]" office:value-type="float" office:value="3891.93791023095" calcext:value-type="float">
            <text:p>3891.93791023095</text:p>
          </table:table-cell>
          <table:table-cell table:formula="of:=[.D21]" office:value-type="float" office:value="3891.93791023095" calcext:value-type="float">
            <text:p>3891.93791023095</text:p>
          </table:table-cell>
          <table:table-cell table:formula="of:=[.E20]" office:value-type="float" office:value="3237.50287292667" calcext:value-type="float">
            <text:p>3237.50287292667</text:p>
          </table:table-cell>
          <table:table-cell/>
          <table:table-cell table:formula="of:=0.5*[.$C$5]*[.D21]-[.F21]" office:value-type="float" office:value="609.461103831851" calcext:value-type="float">
            <text:p>609.461103831851</text:p>
          </table:table-cell>
          <table:table-cell table:formula="of:=0.5*[.D21]*[.$C$6]" office:value-type="float" office:value="589.956658251371" calcext:value-type="float">
            <text:p>589.956658251371</text:p>
          </table:table-cell>
          <table:table-cell table:formula="of:=SQRT([.H21]*[.H21]+[.I21]*[.I21])" office:value-type="float" office:value="848.228563359584" calcext:value-type="float">
            <text:p>848.2285633595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64-[.$C$11]*ABS(64-[.A22]))/64" office:value-type="float" office:value="1" calcext:value-type="float">
            <text:p>1</text:p>
          </table:table-cell>
          <table:table-cell table:formula="of:=SIN([.A22]*[.$C$7]+[.$C$8])*[.$C$9]*[.B22]+[.$C$10]" office:value-type="float" office:value="-18.3797085267407" calcext:value-type="float">
            <text:p>-18.3797085267407</text:p>
          </table:table-cell>
          <table:table-cell table:formula="of:=[.C22]+([.$C$5]*[.E21])-[.F21]" office:value-type="float" office:value="4438.04537206363" calcext:value-type="float">
            <text:p>4438.04537206363</text:p>
          </table:table-cell>
          <table:table-cell table:formula="of:=[.D22]" office:value-type="float" office:value="4438.04537206363" calcext:value-type="float">
            <text:p>4438.04537206363</text:p>
          </table:table-cell>
          <table:table-cell table:formula="of:=[.E21]" office:value-type="float" office:value="3891.93791023095" calcext:value-type="float">
            <text:p>3891.93791023095</text:p>
          </table:table-cell>
          <table:table-cell/>
          <table:table-cell table:formula="of:=0.5*[.$C$5]*[.D22]-[.F22]" office:value-type="float" office:value="494.822893087089" calcext:value-type="float">
            <text:p>494.822893087089</text:p>
          </table:table-cell>
          <table:table-cell table:formula="of:=0.5*[.D22]*[.$C$6]" office:value-type="float" office:value="672.737971997928" calcext:value-type="float">
            <text:p>672.737971997928</text:p>
          </table:table-cell>
          <table:table-cell table:formula="of:=SQRT([.H22]*[.H22]+[.I22]*[.I22])" office:value-type="float" office:value="835.120395207159" calcext:value-type="float">
            <text:p>835.1203952071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64-[.$C$11]*ABS(64-[.A23]))/64" office:value-type="float" office:value="1" calcext:value-type="float">
            <text:p>1</text:p>
          </table:table-cell>
          <table:table-cell table:formula="of:=SIN([.A23]*[.$C$7]+[.$C$8])*[.$C$9]*[.B23]+[.$C$10]" office:value-type="float" office:value="-56.8499891236198" calcext:value-type="float">
            <text:p>-56.8499891236198</text:p>
          </table:table-cell>
          <table:table-cell table:formula="of:=[.C23]+([.$C$5]*[.E22])-[.F22]" office:value-type="float" office:value="4824.73370728151" calcext:value-type="float">
            <text:p>4824.73370728151</text:p>
          </table:table-cell>
          <table:table-cell table:formula="of:=[.D23]" office:value-type="float" office:value="4824.73370728151" calcext:value-type="float">
            <text:p>4824.73370728151</text:p>
          </table:table-cell>
          <table:table-cell table:formula="of:=[.E22]" office:value-type="float" office:value="4438.04537206363" calcext:value-type="float">
            <text:p>4438.04537206363</text:p>
          </table:table-cell>
          <table:table-cell/>
          <table:table-cell table:formula="of:=0.5*[.$C$5]*[.D23]-[.F23]" office:value-type="float" office:value="330.935325334789" calcext:value-type="float">
            <text:p>330.935325334789</text:p>
          </table:table-cell>
          <table:table-cell table:formula="of:=0.5*[.D23]*[.$C$6]" office:value-type="float" office:value="731.353850075075" calcext:value-type="float">
            <text:p>731.353850075075</text:p>
          </table:table-cell>
          <table:table-cell table:formula="of:=SQRT([.H23]*[.H23]+[.I23]*[.I23])" office:value-type="float" office:value="802.743199020756" calcext:value-type="float">
            <text:p>802.7431990207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64-[.$C$11]*ABS(64-[.A24]))/64" office:value-type="float" office:value="1" calcext:value-type="float">
            <text:p>1</text:p>
          </table:table-cell>
          <table:table-cell table:formula="of:=SIN([.A24]*[.$C$7]+[.$C$8])*[.$C$9]*[.B24]+[.$C$10]" office:value-type="float" office:value="-93.9832794486927" calcext:value-type="float">
            <text:p>-93.9832794486927</text:p>
          </table:table-cell>
          <table:table-cell table:formula="of:=[.C24]+([.$C$5]*[.E23])-[.F23]" office:value-type="float" office:value="5005.93274328452" calcext:value-type="float">
            <text:p>5005.93274328452</text:p>
          </table:table-cell>
          <table:table-cell table:formula="of:=[.D24]" office:value-type="float" office:value="5005.93274328452" calcext:value-type="float">
            <text:p>5005.93274328452</text:p>
          </table:table-cell>
          <table:table-cell table:formula="of:=[.E23]" office:value-type="float" office:value="4824.73370728151" calcext:value-type="float">
            <text:p>4824.73370728151</text:p>
          </table:table-cell>
          <table:table-cell/>
          <table:table-cell table:formula="of:=0.5*[.$C$5]*[.D24]-[.F24]" office:value-type="float" office:value="123.352150632072" calcext:value-type="float">
            <text:p>123.352150632072</text:p>
          </table:table-cell>
          <table:table-cell table:formula="of:=0.5*[.D24]*[.$C$6]" office:value-type="float" office:value="758.820777920376" calcext:value-type="float">
            <text:p>758.820777920376</text:p>
          </table:table-cell>
          <table:table-cell table:formula="of:=SQRT([.H24]*[.H24]+[.I24]*[.I24])" office:value-type="float" office:value="768.781325260468" calcext:value-type="float">
            <text:p>768.7813252604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64-[.$C$11]*ABS(64-[.A25]))/64" office:value-type="float" office:value="1" calcext:value-type="float">
            <text:p>1</text:p>
          </table:table-cell>
          <table:table-cell table:formula="of:=SIN([.A25]*[.$C$7]+[.$C$8])*[.$C$9]*[.B25]+[.$C$10]" office:value-type="float" office:value="-128.921379722203" calcext:value-type="float">
            <text:p>-128.921379722203</text:p>
          </table:table-cell>
          <table:table-cell table:formula="of:=[.C25]+([.$C$5]*[.E24])-[.F24]" office:value-type="float" office:value="4942.51662882345" calcext:value-type="float">
            <text:p>4942.51662882345</text:p>
          </table:table-cell>
          <table:table-cell table:formula="of:=[.D25]" office:value-type="float" office:value="4942.51662882345" calcext:value-type="float">
            <text:p>4942.51662882345</text:p>
          </table:table-cell>
          <table:table-cell table:formula="of:=[.E24]" office:value-type="float" office:value="5005.93274328452" calcext:value-type="float">
            <text:p>5005.93274328452</text:p>
          </table:table-cell>
          <table:table-cell/>
          <table:table-cell table:formula="of:=0.5*[.$C$5]*[.D25]-[.F25]" office:value-type="float" office:value="-120.530184412378" calcext:value-type="float">
            <text:p>-120.530184412378</text:p>
          </table:table-cell>
          <table:table-cell table:formula="of:=0.5*[.D25]*[.$C$6]" office:value-type="float" office:value="749.207891016813" calcext:value-type="float">
            <text:p>749.207891016813</text:p>
          </table:table-cell>
          <table:table-cell table:formula="of:=SQRT([.H25]*[.H25]+[.I25]*[.I25])" office:value-type="float" office:value="758.841214824513" calcext:value-type="float">
            <text:p>758.8412148245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64-[.$C$11]*ABS(64-[.A26]))/64" office:value-type="float" office:value="1" calcext:value-type="float">
            <text:p>1</text:p>
          </table:table-cell>
          <table:table-cell table:formula="of:=SIN([.A26]*[.$C$7]+[.$C$8])*[.$C$9]*[.B26]+[.$C$10]" office:value-type="float" office:value="-160.856823929227" calcext:value-type="float">
            <text:p>-160.856823929227</text:p>
          </table:table-cell>
          <table:table-cell table:formula="of:=[.C26]+([.$C$5]*[.E25])-[.F25]" office:value-type="float" office:value="4604.01555053053" calcext:value-type="float">
            <text:p>4604.01555053053</text:p>
          </table:table-cell>
          <table:table-cell table:formula="of:=[.D26]" office:value-type="float" office:value="4604.01555053053" calcext:value-type="float">
            <text:p>4604.01555053053</text:p>
          </table:table-cell>
          <table:table-cell table:formula="of:=[.E25]" office:value-type="float" office:value="4942.51662882345" calcext:value-type="float">
            <text:p>4942.51662882345</text:p>
          </table:table-cell>
          <table:table-cell/>
          <table:table-cell table:formula="of:=0.5*[.$C$5]*[.D26]-[.F26]" office:value-type="float" office:value="-391.703542939455" calcext:value-type="float">
            <text:p>-391.703542939455</text:p>
          </table:table-cell>
          <table:table-cell table:formula="of:=0.5*[.D26]*[.$C$6]" office:value-type="float" office:value="697.896444233654" calcext:value-type="float">
            <text:p>697.896444233654</text:p>
          </table:table-cell>
          <table:table-cell table:formula="of:=SQRT([.H26]*[.H26]+[.I26]*[.I26])" office:value-type="float" office:value="800.306886403772" calcext:value-type="float">
            <text:p>800.3068864037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64-[.$C$11]*ABS(64-[.A27]))/64" office:value-type="float" office:value="1" calcext:value-type="float">
            <text:p>1</text:p>
          </table:table-cell>
          <table:table-cell table:formula="of:=SIN([.A27]*[.$C$7]+[.$C$8])*[.$C$9]*[.B27]+[.$C$10]" office:value-type="float" office:value="-189.051541434359" calcext:value-type="float">
            <text:p>-189.051541434359</text:p>
          </table:table-cell>
          <table:table-cell table:formula="of:=[.C27]+([.$C$5]*[.E26])-[.F26]" office:value-type="float" office:value="3970.05800151018" calcext:value-type="float">
            <text:p>3970.05800151018</text:p>
          </table:table-cell>
          <table:table-cell table:formula="of:=[.D27]" office:value-type="float" office:value="3970.05800151018" calcext:value-type="float">
            <text:p>3970.05800151018</text:p>
          </table:table-cell>
          <table:table-cell table:formula="of:=[.E26]" office:value-type="float" office:value="4604.01555053053" calcext:value-type="float">
            <text:p>4604.01555053053</text:p>
          </table:table-cell>
          <table:table-cell/>
          <table:table-cell table:formula="of:=0.5*[.$C$5]*[.D27]-[.F27]" office:value-type="float" office:value="-679.834212153197" calcext:value-type="float">
            <text:p>-679.834212153197</text:p>
          </table:table-cell>
          <table:table-cell table:formula="of:=0.5*[.D27]*[.$C$6]" office:value-type="float" office:value="601.798437091736" calcext:value-type="float">
            <text:p>601.798437091736</text:p>
          </table:table-cell>
          <table:table-cell table:formula="of:=SQRT([.H27]*[.H27]+[.I27]*[.I27])" office:value-type="float" office:value="907.9294658177" calcext:value-type="float">
            <text:p>907.92946581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64-[.$C$11]*ABS(64-[.A28]))/64" office:value-type="float" office:value="1" calcext:value-type="float">
            <text:p>1</text:p>
          </table:table-cell>
          <table:table-cell table:formula="of:=SIN([.A28]*[.$C$7]+[.$C$8])*[.$C$9]*[.B28]+[.$C$10]" office:value-type="float" office:value="-212.853914776789" calcext:value-type="float">
            <text:p>-212.853914776789</text:p>
          </table:table-cell>
          <table:table-cell table:formula="of:=[.C28]+([.$C$5]*[.E27])-[.F27]" office:value-type="float" office:value="3031.49321144735" calcext:value-type="float">
            <text:p>3031.49321144735</text:p>
          </table:table-cell>
          <table:table-cell table:formula="of:=[.D28]" office:value-type="float" office:value="3031.49321144735" calcext:value-type="float">
            <text:p>3031.49321144735</text:p>
          </table:table-cell>
          <table:table-cell table:formula="of:=[.E27]" office:value-type="float" office:value="3970.05800151018" calcext:value-type="float">
            <text:p>3970.05800151018</text:p>
          </table:table-cell>
          <table:table-cell/>
          <table:table-cell table:formula="of:=0.5*[.$C$5]*[.D28]-[.F28]" office:value-type="float" office:value="-973.595712230256" calcext:value-type="float">
            <text:p>-973.595712230256</text:p>
          </table:table-cell>
          <table:table-cell table:formula="of:=0.5*[.D28]*[.$C$6]" office:value-type="float" office:value="459.526756538382" calcext:value-type="float">
            <text:p>459.526756538382</text:p>
          </table:table-cell>
          <table:table-cell table:formula="of:=SQRT([.H28]*[.H28]+[.I28]*[.I28])" office:value-type="float" office:value="1076.59344733647" calcext:value-type="float">
            <text:p>1076.593447336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64-[.$C$11]*ABS(64-[.A29]))/64" office:value-type="float" office:value="1" calcext:value-type="float">
            <text:p>1</text:p>
          </table:table-cell>
          <table:table-cell table:formula="of:=SIN([.A29]*[.$C$7]+[.$C$8])*[.$C$9]*[.B29]+[.$C$10]" office:value-type="float" office:value="-231.713839417401" calcext:value-type="float">
            <text:p>-231.713839417401</text:p>
          </table:table-cell>
          <table:table-cell table:formula="of:=[.C29]+([.$C$5]*[.E28])-[.F28]" office:value-type="float" office:value="1791.15273763227" calcext:value-type="float">
            <text:p>1791.15273763227</text:p>
          </table:table-cell>
          <table:table-cell table:formula="of:=[.D29]" office:value-type="float" office:value="1791.15273763227" calcext:value-type="float">
            <text:p>1791.15273763227</text:p>
          </table:table-cell>
          <table:table-cell table:formula="of:=[.E28]" office:value-type="float" office:value="3031.49321144735" calcext:value-type="float">
            <text:p>3031.49321144735</text:p>
          </table:table-cell>
          <table:table-cell/>
          <table:table-cell table:formula="of:=0.5*[.$C$5]*[.D29]-[.F29]" office:value-type="float" office:value="-1261.03843609487" calcext:value-type="float">
            <text:p>-1261.03843609487</text:p>
          </table:table-cell>
          <table:table-cell table:formula="of:=0.5*[.D29]*[.$C$6]" office:value-type="float" office:value="271.510622184777" calcext:value-type="float">
            <text:p>271.510622184777</text:p>
          </table:table-cell>
          <table:table-cell table:formula="of:=SQRT([.H29]*[.H29]+[.I29]*[.I29])" office:value-type="float" office:value="1289.93641520339" calcext:value-type="float">
            <text:p>1289.936415203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64-[.$C$11]*ABS(64-[.A30]))/64" office:value-type="float" office:value="1" calcext:value-type="float">
            <text:p>1</text:p>
          </table:table-cell>
          <table:table-cell table:formula="of:=SIN([.A30]*[.$C$7]+[.$C$8])*[.$C$9]*[.B30]+[.$C$10]" office:value-type="float" office:value="-245.195437387096" calcext:value-type="float">
            <text:p>-245.195437387096</text:p>
          </table:table-cell>
          <table:table-cell table:formula="of:=[.C30]+([.$C$5]*[.E29])-[.F29]" office:value-type="float" office:value="264.220901870513" calcext:value-type="float">
            <text:p>264.220901870513</text:p>
          </table:table-cell>
          <table:table-cell table:formula="of:=[.D30]" office:value-type="float" office:value="264.220901870513" calcext:value-type="float">
            <text:p>264.220901870513</text:p>
          </table:table-cell>
          <table:table-cell table:formula="of:=[.E29]" office:value-type="float" office:value="1791.15273763227" calcext:value-type="float">
            <text:p>1791.15273763227</text:p>
          </table:table-cell>
          <table:table-cell/>
          <table:table-cell table:formula="of:=0.5*[.$C$5]*[.D30]-[.F30]" office:value-type="float" office:value="-1529.98508417857" calcext:value-type="float">
            <text:p>-1529.98508417857</text:p>
          </table:table-cell>
          <table:table-cell table:formula="of:=0.5*[.D30]*[.$C$6]" office:value-type="float" office:value="40.0517387232526" calcext:value-type="float">
            <text:p>40.0517387232526</text:p>
          </table:table-cell>
          <table:table-cell table:formula="of:=SQRT([.H30]*[.H30]+[.I30]*[.I30])" office:value-type="float" office:value="1530.50922884629" calcext:value-type="float">
            <text:p>1530.509228846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64-[.$C$11]*ABS(64-[.A31]))/64" office:value-type="float" office:value="1" calcext:value-type="float">
            <text:p>1</text:p>
          </table:table-cell>
          <table:table-cell table:formula="of:=SIN([.A31]*[.$C$7]+[.$C$8])*[.$C$9]*[.B31]+[.$C$10]" office:value-type="float" office:value="-252.987131007004" calcext:value-type="float">
            <text:p>-252.987131007004</text:p>
          </table:table-cell>
          <table:table-cell table:formula="of:=[.C31]+([.$C$5]*[.E30])-[.F30]" office:value-type="float" office:value="-1521.80456173187" calcext:value-type="float">
            <text:p>-1521.80456173187</text:p>
          </table:table-cell>
          <table:table-cell table:formula="of:=[.D31]" office:value-type="float" office:value="-1521.80456173187" calcext:value-type="float">
            <text:p>-1521.80456173187</text:p>
          </table:table-cell>
          <table:table-cell table:formula="of:=[.E30]" office:value-type="float" office:value="264.220901870513" calcext:value-type="float">
            <text:p>264.220901870513</text:p>
          </table:table-cell>
          <table:table-cell/>
          <table:table-cell table:formula="of:=0.5*[.$C$5]*[.D31]-[.F31]" office:value-type="float" office:value="-1768.43999880413" calcext:value-type="float">
            <text:p>-1768.43999880413</text:p>
          </table:table-cell>
          <table:table-cell table:formula="of:=0.5*[.D31]*[.$C$6]" office:value-type="float" office:value="-230.68166925041" calcext:value-type="float">
            <text:p>-230.68166925041</text:p>
          </table:table-cell>
          <table:table-cell table:formula="of:=SQRT([.H31]*[.H31]+[.I31]*[.I31])" office:value-type="float" office:value="1783.42200891951" calcext:value-type="float">
            <text:p>1783.422008919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64-[.$C$11]*ABS(64-[.A32]))/64" office:value-type="float" office:value="1" calcext:value-type="float">
            <text:p>1</text:p>
          </table:table-cell>
          <table:table-cell table:formula="of:=SIN([.A32]*[.$C$7]+[.$C$8])*[.$C$9]*[.B32]+[.$C$10]" office:value-type="float" office:value="-254.90884386348" calcext:value-type="float">
            <text:p>-254.90884386348</text:p>
          </table:table-cell>
          <table:table-cell table:formula="of:=[.C32]+([.$C$5]*[.E31])-[.F31]" office:value-type="float" office:value="-3527.56793960122" calcext:value-type="float">
            <text:p>-3527.56793960122</text:p>
          </table:table-cell>
          <table:table-cell table:formula="of:=[.D32]" office:value-type="float" office:value="-3527.56793960122" calcext:value-type="float">
            <text:p>-3527.56793960122</text:p>
          </table:table-cell>
          <table:table-cell table:formula="of:=[.E31]" office:value-type="float" office:value="-1521.80456173187" calcext:value-type="float">
            <text:p>-1521.80456173187</text:p>
          </table:table-cell>
          <table:table-cell/>
          <table:table-cell table:formula="of:=0.5*[.$C$5]*[.D32]-[.F32]" office:value-type="float" office:value="-1964.99998197394" calcext:value-type="float">
            <text:p>-1964.99998197394</text:p>
          </table:table-cell>
          <table:table-cell table:formula="of:=0.5*[.D32]*[.$C$6]" office:value-type="float" office:value="-534.72389370115" calcext:value-type="float">
            <text:p>-534.72389370115</text:p>
          </table:table-cell>
          <table:table-cell table:formula="of:=SQRT([.H32]*[.H32]+[.I32]*[.I32])" office:value-type="float" office:value="2036.45637607401" calcext:value-type="float">
            <text:p>2036.456376074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64-[.$C$11]*ABS(64-[.A33]))/64" office:value-type="float" office:value="1" calcext:value-type="float">
            <text:p>1</text:p>
          </table:table-cell>
          <table:table-cell table:formula="of:=SIN([.A33]*[.$C$7]+[.$C$8])*[.$C$9]*[.B33]+[.$C$10]" office:value-type="float" office:value="-250.916162613788" calcext:value-type="float">
            <text:p>-250.916162613788</text:p>
          </table:table-cell>
          <table:table-cell table:formula="of:=[.C33]+([.$C$5]*[.E32])-[.F32]" office:value-type="float" office:value="-5702.72068829354" calcext:value-type="float">
            <text:p>-5702.72068829354</text:p>
          </table:table-cell>
          <table:table-cell table:formula="of:=[.D33]" office:value-type="float" office:value="-5702.72068829354" calcext:value-type="float">
            <text:p>-5702.72068829354</text:p>
          </table:table-cell>
          <table:table-cell table:formula="of:=[.E32]" office:value-type="float" office:value="-3527.56793960122" calcext:value-type="float">
            <text:p>-3527.56793960122</text:p>
          </table:table-cell>
          <table:table-cell/>
          <table:table-cell table:formula="of:=0.5*[.$C$5]*[.D33]-[.F33]" office:value-type="float" office:value="-2109.25401475493" calcext:value-type="float">
            <text:p>-2109.25401475493</text:p>
          </table:table-cell>
          <table:table-cell table:formula="of:=0.5*[.D33]*[.$C$6]" office:value-type="float" office:value="-864.442886245061" calcext:value-type="float">
            <text:p>-864.442886245061</text:p>
          </table:table-cell>
          <table:table-cell table:formula="of:=SQRT([.H33]*[.H33]+[.I33]*[.I33])" office:value-type="float" office:value="2279.52056414051" calcext:value-type="float">
            <text:p>2279.520564140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64-[.$C$11]*ABS(64-[.A34]))/64" office:value-type="float" office:value="1" calcext:value-type="float">
            <text:p>1</text:p>
          </table:table-cell>
          <table:table-cell table:formula="of:=SIN([.A34]*[.$C$7]+[.$C$8])*[.$C$9]*[.B34]+[.$C$10]" office:value-type="float" office:value="-241.10136343758" calcext:value-type="float">
            <text:p>-241.10136343758</text:p>
          </table:table-cell>
          <table:table-cell table:formula="of:=[.C34]+([.$C$5]*[.E33])-[.F33]" office:value-type="float" office:value="-7987.17733254865" calcext:value-type="float">
            <text:p>-7987.17733254865</text:p>
          </table:table-cell>
          <table:table-cell table:formula="of:=[.D34]" office:value-type="float" office:value="-7987.17733254865" calcext:value-type="float">
            <text:p>-7987.17733254865</text:p>
          </table:table-cell>
          <table:table-cell table:formula="of:=[.E33]" office:value-type="float" office:value="-5702.72068829354" calcext:value-type="float">
            <text:p>-5702.72068829354</text:p>
          </table:table-cell>
          <table:table-cell/>
          <table:table-cell table:formula="of:=0.5*[.$C$5]*[.D34]-[.F34]" office:value-type="float" office:value="-2192.15949299732" calcext:value-type="float">
            <text:p>-2192.15949299732</text:p>
          </table:table-cell>
          <table:table-cell table:formula="of:=0.5*[.D34]*[.$C$6]" office:value-type="float" office:value="-1210.73063256857" calcext:value-type="float">
            <text:p>-1210.73063256857</text:p>
          </table:table-cell>
          <table:table-cell table:formula="of:=SQRT([.H34]*[.H34]+[.I34]*[.I34])" office:value-type="float" office:value="2504.28271314924" calcext:value-type="float">
            <text:p>2504.282713149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64-[.$C$11]*ABS(64-[.A35]))/64" office:value-type="float" office:value="1" calcext:value-type="float">
            <text:p>1</text:p>
          </table:table-cell>
          <table:table-cell table:formula="of:=SIN([.A35]*[.$C$7]+[.$C$8])*[.$C$9]*[.B35]+[.$C$10]" office:value-type="float" office:value="-225.691279411526" calcext:value-type="float">
            <text:p>-225.691279411526</text:p>
          </table:table-cell>
          <table:table-cell table:formula="of:=[.C35]+([.$C$5]*[.E34])-[.F34]" office:value-type="float" office:value="-10312.7309536997" calcext:value-type="float">
            <text:p>-10312.7309536997</text:p>
          </table:table-cell>
          <table:table-cell table:formula="of:=[.D35]" office:value-type="float" office:value="-10312.7309536997" calcext:value-type="float">
            <text:p>-10312.7309536997</text:p>
          </table:table-cell>
          <table:table-cell table:formula="of:=[.E34]" office:value-type="float" office:value="-7987.17733254865" calcext:value-type="float">
            <text:p>-7987.17733254865</text:p>
          </table:table-cell>
          <table:table-cell/>
          <table:table-cell table:formula="of:=0.5*[.$C$5]*[.D35]-[.F35]" office:value-type="float" office:value="-2206.38314964595" calcext:value-type="float">
            <text:p>-2206.38314964595</text:p>
          </table:table-cell>
          <table:table-cell table:formula="of:=0.5*[.D35]*[.$C$6]" office:value-type="float" office:value="-1563.24803509754" calcext:value-type="float">
            <text:p>-1563.24803509754</text:p>
          </table:table-cell>
          <table:table-cell table:formula="of:=SQRT([.H35]*[.H35]+[.I35]*[.I35])" office:value-type="float" office:value="2704.04715607511" calcext:value-type="float">
            <text:p>2704.047156075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64-[.$C$11]*ABS(64-[.A36]))/64" office:value-type="float" office:value="1" calcext:value-type="float">
            <text:p>1</text:p>
          </table:table-cell>
          <table:table-cell table:formula="of:=SIN([.A36]*[.$C$7]+[.$C$8])*[.$C$9]*[.B36]+[.$C$10]" office:value-type="float" office:value="-205.042058094904" calcext:value-type="float">
            <text:p>-205.042058094904</text:p>
          </table:table-cell>
          <table:table-cell table:formula="of:=[.C36]+([.$C$5]*[.E35])-[.F35]" office:value-type="float" office:value="-12604.9856899355" calcext:value-type="float">
            <text:p>-12604.9856899355</text:p>
          </table:table-cell>
          <table:table-cell table:formula="of:=[.D36]" office:value-type="float" office:value="-12604.9856899355" calcext:value-type="float">
            <text:p>-12604.9856899355</text:p>
          </table:table-cell>
          <table:table-cell table:formula="of:=[.E35]" office:value-type="float" office:value="-10312.7309536997" calcext:value-type="float">
            <text:p>-10312.7309536997</text:p>
          </table:table-cell>
          <table:table-cell/>
          <table:table-cell table:formula="of:=0.5*[.$C$5]*[.D36]-[.F36]" office:value-type="float" office:value="-2146.59573526614" calcext:value-type="float">
            <text:p>-2146.59573526614</text:p>
          </table:table-cell>
          <table:table-cell table:formula="of:=0.5*[.D36]*[.$C$6]" office:value-type="float" office:value="-1910.71784968414" calcext:value-type="float">
            <text:p>-1910.71784968414</text:p>
          </table:table-cell>
          <table:table-cell table:formula="of:=SQRT([.H36]*[.H36]+[.I36]*[.I36])" office:value-type="float" office:value="2873.79817519678" calcext:value-type="float">
            <text:p>2873.798175196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64-[.$C$11]*ABS(64-[.A37]))/64" office:value-type="float" office:value="1" calcext:value-type="float">
            <text:p>1</text:p>
          </table:table-cell>
          <table:table-cell table:formula="of:=SIN([.A37]*[.$C$7]+[.$C$8])*[.$C$9]*[.B37]+[.$C$10]" office:value-type="float" office:value="-179.630930485315" calcext:value-type="float">
            <text:p>-179.630930485315</text:p>
          </table:table-cell>
          <table:table-cell table:formula="of:=[.C37]+([.$C$5]*[.E36])-[.F36]" office:value-type="float" office:value="-14785.5533547173" calcext:value-type="float">
            <text:p>-14785.5533547173</text:p>
          </table:table-cell>
          <table:table-cell table:formula="of:=[.D37]" office:value-type="float" office:value="-14785.5533547173" calcext:value-type="float">
            <text:p>-14785.5533547173</text:p>
          </table:table-cell>
          <table:table-cell table:formula="of:=[.E36]" office:value-type="float" office:value="-12604.9856899355" calcext:value-type="float">
            <text:p>-12604.9856899355</text:p>
          </table:table-cell>
          <table:table-cell/>
          <table:table-cell table:formula="of:=0.5*[.$C$5]*[.D37]-[.F37]" office:value-type="float" office:value="-2009.71075281" calcext:value-type="float">
            <text:p>-2009.71075281</text:p>
          </table:table-cell>
          <table:table-cell table:formula="of:=0.5*[.D37]*[.$C$6]" office:value-type="float" office:value="-2241.25765845754" calcext:value-type="float">
            <text:p>-2241.25765845754</text:p>
          </table:table-cell>
          <table:table-cell table:formula="of:=SQRT([.H37]*[.H37]+[.I37]*[.I37])" office:value-type="float" office:value="3010.34436594133" calcext:value-type="float">
            <text:p>3010.344365941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64-[.$C$11]*ABS(64-[.A38]))/64" office:value-type="float" office:value="1" calcext:value-type="float">
            <text:p>1</text:p>
          </table:table-cell>
          <table:table-cell table:formula="of:=SIN([.A38]*[.$C$7]+[.$C$8])*[.$C$9]*[.B38]+[.$C$10]" office:value-type="float" office:value="-150.045181574932" calcext:value-type="float">
            <text:p>-150.045181574932</text:p>
          </table:table-cell>
          <table:table-cell table:formula="of:=[.C38]+([.$C$5]*[.E37])-[.F37]" office:value-type="float" office:value="-16774.4523771304" calcext:value-type="float">
            <text:p>-16774.4523771304</text:p>
          </table:table-cell>
          <table:table-cell table:formula="of:=[.D38]" office:value-type="float" office:value="-16774.4523771304" calcext:value-type="float">
            <text:p>-16774.4523771304</text:p>
          </table:table-cell>
          <table:table-cell table:formula="of:=[.E37]" office:value-type="float" office:value="-14785.5533547173" calcext:value-type="float">
            <text:p>-14785.5533547173</text:p>
          </table:table-cell>
          <table:table-cell/>
          <table:table-cell table:formula="of:=0.5*[.$C$5]*[.D38]-[.F38]" office:value-type="float" office:value="-1795.05905819828" calcext:value-type="float">
            <text:p>-1795.05905819828</text:p>
          </table:table-cell>
          <table:table-cell table:formula="of:=0.5*[.D38]*[.$C$6]" office:value-type="float" office:value="-2542.74351150205" calcext:value-type="float">
            <text:p>-2542.74351150205</text:p>
          </table:table-cell>
          <table:table-cell table:formula="of:=SQRT([.H38]*[.H38]+[.I38]*[.I38])" office:value-type="float" office:value="3112.52013450604" calcext:value-type="float">
            <text:p>3112.520134506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64-[.$C$11]*ABS(64-[.A39]))/64" office:value-type="float" office:value="1" calcext:value-type="float">
            <text:p>1</text:p>
          </table:table-cell>
          <table:table-cell table:formula="of:=SIN([.A39]*[.$C$7]+[.$C$8])*[.$C$9]*[.B39]+[.$C$10]" office:value-type="float" office:value="-116.9685774124" calcext:value-type="float">
            <text:p>-116.9685774124</text:p>
          </table:table-cell>
          <table:table-cell table:formula="of:=[.C39]+([.$C$5]*[.E38])-[.F38]" office:value-type="float" office:value="-18492.6400485263" calcext:value-type="float">
            <text:p>-18492.6400485263</text:p>
          </table:table-cell>
          <table:table-cell table:formula="of:=[.D39]" office:value-type="float" office:value="-18492.6400485263" calcext:value-type="float">
            <text:p>-18492.6400485263</text:p>
          </table:table-cell>
          <table:table-cell table:formula="of:=[.E38]" office:value-type="float" office:value="-16774.4523771304" calcext:value-type="float">
            <text:p>-16774.4523771304</text:p>
          </table:table-cell>
          <table:table-cell/>
          <table:table-cell table:formula="of:=0.5*[.$C$5]*[.D39]-[.F39]" office:value-type="float" office:value="-1504.49290481551" calcext:value-type="float">
            <text:p>-1504.49290481551</text:p>
          </table:table-cell>
          <table:table-cell table:formula="of:=0.5*[.D39]*[.$C$6]" office:value-type="float" office:value="-2803.19377567527" calcext:value-type="float">
            <text:p>-2803.19377567527</text:p>
          </table:table-cell>
          <table:table-cell table:formula="of:=SQRT([.H39]*[.H39]+[.I39]*[.I39])" office:value-type="float" office:value="3181.41387509151" calcext:value-type="float">
            <text:p>3181.413875091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64-[.$C$11]*ABS(64-[.A40]))/64" office:value-type="float" office:value="1" calcext:value-type="float">
            <text:p>1</text:p>
          </table:table-cell>
          <table:table-cell table:formula="of:=SIN([.A40]*[.$C$7]+[.$C$8])*[.$C$9]*[.B40]+[.$C$10]" office:value-type="float" office:value="-81.1655623590702" calcext:value-type="float">
            <text:p>-81.1655623590702</text:p>
          </table:table-cell>
          <table:table-cell table:formula="of:=[.C40]+([.$C$5]*[.E39])-[.F39]" office:value-type="float" office:value="-19864.6037491205" calcext:value-type="float">
            <text:p>-19864.6037491205</text:p>
          </table:table-cell>
          <table:table-cell table:formula="of:=[.D40]" office:value-type="float" office:value="-19864.6037491205" calcext:value-type="float">
            <text:p>-19864.6037491205</text:p>
          </table:table-cell>
          <table:table-cell table:formula="of:=[.E39]" office:value-type="float" office:value="-18492.6400485263" calcext:value-type="float">
            <text:p>-18492.6400485263</text:p>
          </table:table-cell>
          <table:table-cell/>
          <table:table-cell table:formula="of:=0.5*[.$C$5]*[.D40]-[.F40]" office:value-type="float" office:value="-1142.41498011731" calcext:value-type="float">
            <text:p>-1142.41498011731</text:p>
          </table:table-cell>
          <table:table-cell table:formula="of:=0.5*[.D40]*[.$C$6]" office:value-type="float" office:value="-3011.16192386105" calcext:value-type="float">
            <text:p>-3011.16192386105</text:p>
          </table:table-cell>
          <table:table-cell table:formula="of:=SQRT([.H40]*[.H40]+[.I40]*[.I40])" office:value-type="float" office:value="3220.59126846407" calcext:value-type="float">
            <text:p>3220.591268464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64-[.$C$11]*ABS(64-[.A41]))/64" office:value-type="float" office:value="1" calcext:value-type="float">
            <text:p>1</text:p>
          </table:table-cell>
          <table:table-cell table:formula="of:=SIN([.A41]*[.$C$7]+[.$C$8])*[.$C$9]*[.B41]+[.$C$10]" office:value-type="float" office:value="-43.4635917620008" calcext:value-type="float">
            <text:p>-43.4635917620008</text:p>
          </table:table-cell>
          <table:table-cell table:formula="of:=[.C41]+([.$C$5]*[.E40])-[.F40]" office:value-type="float" office:value="-20820.9336005229" calcext:value-type="float">
            <text:p>-20820.9336005229</text:p>
          </table:table-cell>
          <table:table-cell table:formula="of:=[.D41]" office:value-type="float" office:value="-20820.9336005229" calcext:value-type="float">
            <text:p>-20820.9336005229</text:p>
          </table:table-cell>
          <table:table-cell table:formula="of:=[.E40]" office:value-type="float" office:value="-19864.6037491205" calcext:value-type="float">
            <text:p>-19864.6037491205</text:p>
          </table:table-cell>
          <table:table-cell/>
          <table:table-cell table:formula="of:=0.5*[.$C$5]*[.D41]-[.F41]" office:value-type="float" office:value="-715.730102849826" calcext:value-type="float">
            <text:p>-715.730102849826</text:p>
          </table:table-cell>
          <table:table-cell table:formula="of:=0.5*[.D41]*[.$C$6]" office:value-type="float" office:value="-3156.12650868555" calcext:value-type="float">
            <text:p>-3156.12650868555</text:p>
          </table:table-cell>
          <table:table-cell table:formula="of:=SQRT([.H41]*[.H41]+[.I41]*[.I41])" office:value-type="float" office:value="3236.2639136747" calcext:value-type="float">
            <text:p>3236.26391367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64-[.$C$11]*ABS(64-[.A42]))/64" office:value-type="float" office:value="1" calcext:value-type="float">
            <text:p>1</text:p>
          </table:table-cell>
          <table:table-cell table:formula="of:=SIN([.A42]*[.$C$7]+[.$C$8])*[.$C$9]*[.B42]+[.$C$10]" office:value-type="float" office:value="-4.73400835919109" calcext:value-type="float">
            <text:p>-4.73400835919109</text:p>
          </table:table-cell>
          <table:table-cell table:formula="of:=[.C42]+([.$C$5]*[.E41])-[.F41]" office:value-type="float" office:value="-21300.7979631793" calcext:value-type="float">
            <text:p>-21300.7979631793</text:p>
          </table:table-cell>
          <table:table-cell table:formula="of:=[.D42]" office:value-type="float" office:value="-21300.7979631793" calcext:value-type="float">
            <text:p>-21300.7979631793</text:p>
          </table:table-cell>
          <table:table-cell table:formula="of:=[.E41]" office:value-type="float" office:value="-20820.9336005229" calcext:value-type="float">
            <text:p>-20820.9336005229</text:p>
          </table:table-cell>
          <table:table-cell/>
          <table:table-cell table:formula="of:=0.5*[.$C$5]*[.D42]-[.F42]" office:value-type="float" office:value="-233.719461940687" calcext:value-type="float">
            <text:p>-233.719461940687</text:p>
          </table:table-cell>
          <table:table-cell table:formula="of:=0.5*[.D42]*[.$C$6]" office:value-type="float" office:value="-3228.86640904792" calcext:value-type="float">
            <text:p>-3228.86640904792</text:p>
          </table:table-cell>
          <table:table-cell table:formula="of:=SQRT([.H42]*[.H42]+[.I42]*[.I42])" office:value-type="float" office:value="3237.31417603665" calcext:value-type="float">
            <text:p>3237.314176036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64-[.$C$11]*ABS(64-[.A43]))/64" office:value-type="float" office:value="1" calcext:value-type="float">
            <text:p>1</text:p>
          </table:table-cell>
          <table:table-cell table:formula="of:=SIN([.A43]*[.$C$7]+[.$C$8])*[.$C$9]*[.B43]+[.$C$10]" office:value-type="float" office:value="34.1280956112251" calcext:value-type="float">
            <text:p>34.1280956112251</text:p>
          </table:table-cell>
          <table:table-cell table:formula="of:=[.C43]+([.$C$5]*[.E42])-[.F42]" office:value-type="float" office:value="-21254.244428793" calcext:value-type="float">
            <text:p>-21254.244428793</text:p>
          </table:table-cell>
          <table:table-cell table:formula="of:=[.D43]" office:value-type="float" office:value="-21254.244428793" calcext:value-type="float">
            <text:p>-21254.244428793</text:p>
          </table:table-cell>
          <table:table-cell table:formula="of:=[.E42]" office:value-type="float" office:value="-21300.7979631793" calcext:value-type="float">
            <text:p>-21300.7979631793</text:p>
          </table:table-cell>
          <table:table-cell/>
          <table:table-cell table:formula="of:=0.5*[.$C$5]*[.D43]-[.F43]" office:value-type="float" office:value="292.160478020855" calcext:value-type="float">
            <text:p>292.160478020855</text:p>
          </table:table-cell>
          <table:table-cell table:formula="of:=0.5*[.D43]*[.$C$6]" office:value-type="float" office:value="-3221.80962443064" calcext:value-type="float">
            <text:p>-3221.80962443064</text:p>
          </table:table-cell>
          <table:table-cell table:formula="of:=SQRT([.H43]*[.H43]+[.I43]*[.I43])" office:value-type="float" office:value="3235.02936632595" calcext:value-type="float">
            <text:p>3235.029366325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64-[.$C$11]*ABS(64-[.A44]))/64" office:value-type="float" office:value="1" calcext:value-type="float">
            <text:p>1</text:p>
          </table:table-cell>
          <table:table-cell table:formula="of:=SIN([.A44]*[.$C$7]+[.$C$8])*[.$C$9]*[.B44]+[.$C$10]" office:value-type="float" office:value="72.2245651843549" calcext:value-type="float">
            <text:p>72.2245651843549</text:p>
          </table:table-cell>
          <table:table-cell table:formula="of:=[.C44]+([.$C$5]*[.E43])-[.F43]" office:value-type="float" office:value="-20644.2524419533" calcext:value-type="float">
            <text:p>-20644.2524419533</text:p>
          </table:table-cell>
          <table:table-cell table:formula="of:=[.D44]" office:value-type="float" office:value="-20644.2524419533" calcext:value-type="float">
            <text:p>-20644.2524419533</text:p>
          </table:table-cell>
          <table:table-cell table:formula="of:=[.E43]" office:value-type="float" office:value="-21254.244428793" calcext:value-type="float">
            <text:p>-21254.244428793</text:p>
          </table:table-cell>
          <table:table-cell/>
          <table:table-cell table:formula="of:=0.5*[.$C$5]*[.D44]-[.F44]" office:value-type="float" office:value="848.550066985852" calcext:value-type="float">
            <text:p>848.550066985852</text:p>
          </table:table-cell>
          <table:table-cell table:formula="of:=0.5*[.D44]*[.$C$6]" office:value-type="float" office:value="-3129.34442009886" calcext:value-type="float">
            <text:p>-3129.34442009886</text:p>
          </table:table-cell>
          <table:table-cell table:formula="of:=SQRT([.H44]*[.H44]+[.I44]*[.I44])" office:value-type="float" office:value="3242.3500298064" calcext:value-type="float">
            <text:p>3242.35002980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64-[.$C$11]*ABS(64-[.A45]))/64" office:value-type="float" office:value="1" calcext:value-type="float">
            <text:p>1</text:p>
          </table:table-cell>
          <table:table-cell table:formula="of:=SIN([.A45]*[.$C$7]+[.$C$8])*[.$C$9]*[.B45]+[.$C$10]" office:value-type="float" office:value="108.674940225615" calcext:value-type="float">
            <text:p>108.674940225615</text:p>
          </table:table-cell>
          <table:table-cell table:formula="of:=[.C45]+([.$C$5]*[.E44])-[.F44]" office:value-type="float" office:value="-19448.4693545957" calcext:value-type="float">
            <text:p>-19448.4693545957</text:p>
          </table:table-cell>
          <table:table-cell table:formula="of:=[.D45]" office:value-type="float" office:value="-19448.4693545957" calcext:value-type="float">
            <text:p>-19448.4693545957</text:p>
          </table:table-cell>
          <table:table-cell table:formula="of:=[.E44]" office:value-type="float" office:value="-20644.2524419533" calcext:value-type="float">
            <text:p>-20644.2524419533</text:p>
          </table:table-cell>
          <table:table-cell/>
          <table:table-cell table:formula="of:=0.5*[.$C$5]*[.D45]-[.F45]" office:value-type="float" office:value="1420.52309787901" calcext:value-type="float">
            <text:p>1420.52309787901</text:p>
          </table:table-cell>
          <table:table-cell table:formula="of:=0.5*[.D45]*[.$C$6]" office:value-type="float" office:value="-2948.08248568915" calcext:value-type="float">
            <text:p>-2948.08248568915</text:p>
          </table:table-cell>
          <table:table-cell table:formula="of:=SQRT([.H45]*[.H45]+[.I45]*[.I45])" office:value-type="float" office:value="3272.47249247948" calcext:value-type="float">
            <text:p>3272.472492479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64-[.$C$11]*ABS(64-[.A46]))/64" office:value-type="float" office:value="1" calcext:value-type="float">
            <text:p>1</text:p>
          </table:table-cell>
          <table:table-cell table:formula="of:=SIN([.A46]*[.$C$7]+[.$C$8])*[.$C$9]*[.B46]+[.$C$10]" office:value-type="float" office:value="142.636804036712" calcext:value-type="float">
            <text:p>142.636804036712</text:p>
          </table:table-cell>
          <table:table-cell table:formula="of:=[.C46]+([.$C$5]*[.E45])-[.F45]" office:value-type="float" office:value="-17660.5694421585" calcext:value-type="float">
            <text:p>-17660.5694421585</text:p>
          </table:table-cell>
          <table:table-cell table:formula="of:=[.D46]" office:value-type="float" office:value="-17660.5694421585" calcext:value-type="float">
            <text:p>-17660.5694421585</text:p>
          </table:table-cell>
          <table:table-cell table:formula="of:=[.E45]" office:value-type="float" office:value="-19448.4693545957" calcext:value-type="float">
            <text:p>-19448.4693545957</text:p>
          </table:table-cell>
          <table:table-cell/>
          <table:table-cell table:formula="of:=0.5*[.$C$5]*[.D46]-[.F46]" office:value-type="float" office:value="1991.97954923944" calcext:value-type="float">
            <text:p>1991.97954923944</text:p>
          </table:table-cell>
          <table:table-cell table:formula="of:=0.5*[.D46]*[.$C$6]" office:value-type="float" office:value="-2677.06494071326" calcext:value-type="float">
            <text:p>-2677.06494071326</text:p>
          </table:table-cell>
          <table:table-cell table:formula="of:=SQRT([.H46]*[.H46]+[.I46]*[.I46])" office:value-type="float" office:value="3336.86368037178" calcext:value-type="float">
            <text:p>3336.863680371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64-[.$C$11]*ABS(64-[.A47]))/64" office:value-type="float" office:value="1" calcext:value-type="float">
            <text:p>1</text:p>
          </table:table-cell>
          <table:table-cell table:formula="of:=SIN([.A47]*[.$C$7]+[.$C$8])*[.$C$9]*[.B47]+[.$C$10]" office:value-type="float" office:value="173.325252727156" calcext:value-type="float">
            <text:p>173.325252727156</text:p>
          </table:table-cell>
          <table:table-cell table:formula="of:=[.C47]+([.$C$5]*[.E46])-[.F46]" office:value-type="float" office:value="-15291.1850033897" calcext:value-type="float">
            <text:p>-15291.1850033897</text:p>
          </table:table-cell>
          <table:table-cell table:formula="of:=[.D47]" office:value-type="float" office:value="-15291.1850033897" calcext:value-type="float">
            <text:p>-15291.1850033897</text:p>
          </table:table-cell>
          <table:table-cell table:formula="of:=[.E46]" office:value-type="float" office:value="-17660.5694421585" calcext:value-type="float">
            <text:p>-17660.5694421585</text:p>
          </table:table-cell>
          <table:table-cell/>
          <table:table-cell table:formula="of:=0.5*[.$C$5]*[.D47]-[.F47]" office:value-type="float" office:value="2546.08426104743" calcext:value-type="float">
            <text:p>2546.08426104743</text:p>
          </table:table-cell>
          <table:table-cell table:formula="of:=0.5*[.D47]*[.$C$6]" office:value-type="float" office:value="-2317.90347466461" calcext:value-type="float">
            <text:p>-2317.90347466461</text:p>
          </table:table-cell>
          <table:table-cell table:formula="of:=SQRT([.H47]*[.H47]+[.I47]*[.I47])" office:value-type="float" office:value="3443.14123762237" calcext:value-type="float">
            <text:p>3443.141237622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64-[.$C$11]*ABS(64-[.A48]))/64" office:value-type="float" office:value="1" calcext:value-type="float">
            <text:p>1</text:p>
          </table:table-cell>
          <table:table-cell table:formula="of:=SIN([.A48]*[.$C$7]+[.$C$8])*[.$C$9]*[.B48]+[.$C$10]" office:value-type="float" office:value="200.031035388218" calcext:value-type="float">
            <text:p>200.031035388218</text:p>
          </table:table-cell>
          <table:table-cell table:formula="of:=[.C48]+([.$C$5]*[.E47])-[.F47]" office:value-type="float" office:value="-12368.3698846754" calcext:value-type="float">
            <text:p>-12368.3698846754</text:p>
          </table:table-cell>
          <table:table-cell table:formula="of:=[.D48]" office:value-type="float" office:value="-12368.3698846754" calcext:value-type="float">
            <text:p>-12368.3698846754</text:p>
          </table:table-cell>
          <table:table-cell table:formula="of:=[.E47]" office:value-type="float" office:value="-15291.1850033897" calcext:value-type="float">
            <text:p>-15291.1850033897</text:p>
          </table:table-cell>
          <table:table-cell/>
          <table:table-cell table:formula="of:=0.5*[.$C$5]*[.D48]-[.F48]" office:value-type="float" office:value="3065.73986653549" calcext:value-type="float">
            <text:p>3065.73986653549</text:p>
          </table:table-cell>
          <table:table-cell table:formula="of:=0.5*[.D48]*[.$C$6]" office:value-type="float" office:value="-1874.85061002605" calcext:value-type="float">
            <text:p>-1874.85061002605</text:p>
          </table:table-cell>
          <table:table-cell table:formula="of:=SQRT([.H48]*[.H48]+[.I48]*[.I48])" office:value-type="float" office:value="3593.58118583401" calcext:value-type="float">
            <text:p>3593.581185834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64-[.$C$11]*ABS(64-[.A49]))/64" office:value-type="float" office:value="1" calcext:value-type="float">
            <text:p>1</text:p>
          </table:table-cell>
          <table:table-cell table:formula="of:=SIN([.A49]*[.$C$7]+[.$C$8])*[.$C$9]*[.B49]+[.$C$10]" office:value-type="float" office:value="222.136945825745" calcext:value-type="float">
            <text:p>222.136945825745</text:p>
          </table:table-cell>
          <table:table-cell table:formula="of:=[.C49]+([.$C$5]*[.E48])-[.F48]" office:value-type="float" office:value="-8937.56832449294" calcext:value-type="float">
            <text:p>-8937.56832449294</text:p>
          </table:table-cell>
          <table:table-cell table:formula="of:=[.D49]" office:value-type="float" office:value="-8937.56832449294" calcext:value-type="float">
            <text:p>-8937.56832449294</text:p>
          </table:table-cell>
          <table:table-cell table:formula="of:=[.E48]" office:value-type="float" office:value="-12368.3698846754" calcext:value-type="float">
            <text:p>-12368.3698846754</text:p>
          </table:table-cell>
          <table:table-cell/>
          <table:table-cell table:formula="of:=0.5*[.$C$5]*[.D49]-[.F49]" office:value-type="float" office:value="3534.08111204133" calcext:value-type="float">
            <text:p>3534.08111204133</text:p>
          </table:table-cell>
          <table:table-cell table:formula="of:=0.5*[.D49]*[.$C$6]" office:value-type="float" office:value="-1354.79497957825" calcext:value-type="float">
            <text:p>-1354.79497957825</text:p>
          </table:table-cell>
          <table:table-cell table:formula="of:=SQRT([.H49]*[.H49]+[.I49]*[.I49])" office:value-type="float" office:value="3784.86442863912" calcext:value-type="float">
            <text:p>3784.864428639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64-[.$C$11]*ABS(64-[.A50]))/64" office:value-type="float" office:value="1" calcext:value-type="float">
            <text:p>1</text:p>
          </table:table-cell>
          <table:table-cell table:formula="of:=SIN([.A50]*[.$C$7]+[.$C$8])*[.$C$9]*[.B50]+[.$C$10]" office:value-type="float" office:value="239.132087017072" calcext:value-type="float">
            <text:p>239.132087017072</text:p>
          </table:table-cell>
          <table:table-cell table:formula="of:=[.C50]+([.$C$5]*[.E49])-[.F49]" office:value-type="float" office:value="-5061.07557357571" calcext:value-type="float">
            <text:p>-5061.07557357571</text:p>
          </table:table-cell>
          <table:table-cell table:formula="of:=[.D50]" office:value-type="float" office:value="-5061.07557357571" calcext:value-type="float">
            <text:p>-5061.07557357571</text:p>
          </table:table-cell>
          <table:table-cell table:formula="of:=[.E49]" office:value-type="float" office:value="-8937.56832449294" calcext:value-type="float">
            <text:p>-8937.56832449294</text:p>
          </table:table-cell>
          <table:table-cell/>
          <table:table-cell table:formula="of:=0.5*[.$C$5]*[.D50]-[.F50]" office:value-type="float" office:value="3934.97684840157" calcext:value-type="float">
            <text:p>3934.97684840157</text:p>
          </table:table-cell>
          <table:table-cell table:formula="of:=0.5*[.D50]*[.$C$6]" office:value-type="float" office:value="-767.179564888584" calcext:value-type="float">
            <text:p>-767.179564888584</text:p>
          </table:table-cell>
          <table:table-cell table:formula="of:=SQRT([.H50]*[.H50]+[.I50]*[.I50])" office:value-type="float" office:value="4009.06563705797" calcext:value-type="float">
            <text:p>4009.065637057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64-[.$C$11]*ABS(64-[.A51]))/64" office:value-type="float" office:value="1" calcext:value-type="float">
            <text:p>1</text:p>
          </table:table-cell>
          <table:table-cell table:formula="of:=SIN([.A51]*[.$C$7]+[.$C$8])*[.$C$9]*[.B51]+[.$C$10]" office:value-type="float" office:value="250.623678621442" calcext:value-type="float">
            <text:p>250.623678621442</text:p>
          </table:table-cell>
          <table:table-cell table:formula="of:=[.C51]+([.$C$5]*[.E50])-[.F50]" office:value-type="float" office:value="-816.990949068357" calcext:value-type="float">
            <text:p>-816.990949068357</text:p>
          </table:table-cell>
          <table:table-cell table:formula="of:=[.D51]" office:value-type="float" office:value="-816.990949068357" calcext:value-type="float">
            <text:p>-816.990949068357</text:p>
          </table:table-cell>
          <table:table-cell table:formula="of:=[.E50]" office:value-type="float" office:value="-5061.07557357571" calcext:value-type="float">
            <text:p>-5061.07557357571</text:p>
          </table:table-cell>
          <table:table-cell/>
          <table:table-cell table:formula="of:=0.5*[.$C$5]*[.D51]-[.F51]" office:value-type="float" office:value="4253.5254988066" calcext:value-type="float">
            <text:p>4253.5254988066</text:p>
          </table:table-cell>
          <table:table-cell table:formula="of:=0.5*[.D51]*[.$C$6]" office:value-type="float" office:value="-123.8429957649" calcext:value-type="float">
            <text:p>-123.8429957649</text:p>
          </table:table-cell>
          <table:table-cell table:formula="of:=SQRT([.H51]*[.H51]+[.I51]*[.I51])" office:value-type="float" office:value="4255.32798460917" calcext:value-type="float">
            <text:p>4255.327984609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64-[.$C$11]*ABS(64-[.A52]))/64" office:value-type="float" office:value="1" calcext:value-type="float">
            <text:p>1</text:p>
          </table:table-cell>
          <table:table-cell table:formula="of:=SIN([.A52]*[.$C$7]+[.$C$8])*[.$C$9]*[.B52]+[.$C$10]" office:value-type="float" office:value="256.346134656638" calcext:value-type="float">
            <text:p>256.346134656638</text:p>
          </table:table-cell>
          <table:table-cell table:formula="of:=[.C52]+([.$C$5]*[.E51])-[.F51]" office:value-type="float" office:value="3702.32155869413" calcext:value-type="float">
            <text:p>3702.32155869413</text:p>
          </table:table-cell>
          <table:table-cell table:formula="of:=[.D52]" office:value-type="float" office:value="3702.32155869413" calcext:value-type="float">
            <text:p>3702.32155869413</text:p>
          </table:table-cell>
          <table:table-cell table:formula="of:=[.E51]" office:value-type="float" office:value="-816.990949068357" calcext:value-type="float">
            <text:p>-816.990949068357</text:p>
          </table:table-cell>
          <table:table-cell/>
          <table:table-cell table:formula="of:=0.5*[.$C$5]*[.D52]-[.F52]" office:value-type="float" office:value="4476.52971746243" calcext:value-type="float">
            <text:p>4476.52971746243</text:p>
          </table:table-cell>
          <table:table-cell table:formula="of:=0.5*[.D52]*[.$C$6]" office:value-type="float" office:value="561.21379757818" calcext:value-type="float">
            <text:p>561.21379757818</text:p>
          </table:table-cell>
          <table:table-cell table:formula="of:=SQRT([.H52]*[.H52]+[.I52]*[.I52])" office:value-type="float" office:value="4511.57170373213" calcext:value-type="float">
            <text:p>4511.571703732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64-[.$C$11]*ABS(64-[.A53]))/64" office:value-type="float" office:value="1" calcext:value-type="float">
            <text:p>1</text:p>
          </table:table-cell>
          <table:table-cell table:formula="of:=SIN([.A53]*[.$C$7]+[.$C$8])*[.$C$9]*[.B53]+[.$C$10]" office:value-type="float" office:value="256.167201544644" calcext:value-type="float">
            <text:p>256.167201544644</text:p>
          </table:table-cell>
          <table:table-cell table:formula="of:=[.C53]+([.$C$5]*[.E52])-[.F52]" office:value-type="float" office:value="8392.23568740115" calcext:value-type="float">
            <text:p>8392.23568740115</text:p>
          </table:table-cell>
          <table:table-cell table:formula="of:=[.D53]" office:value-type="float" office:value="8392.23568740115" calcext:value-type="float">
            <text:p>8392.23568740115</text:p>
          </table:table-cell>
          <table:table-cell table:formula="of:=[.E52]" office:value-type="float" office:value="3702.32155869413" calcext:value-type="float">
            <text:p>3702.32155869413</text:p>
          </table:table-cell>
          <table:table-cell/>
          <table:table-cell table:formula="of:=0.5*[.$C$5]*[.D53]-[.F53]" office:value-type="float" office:value="4592.93625850566" calcext:value-type="float">
            <text:p>4592.93625850566</text:p>
          </table:table-cell>
          <table:table-cell table:formula="of:=0.5*[.D53]*[.$C$6]" office:value-type="float" office:value="1272.13111709259" calcext:value-type="float">
            <text:p>1272.13111709259</text:p>
          </table:table-cell>
          <table:table-cell table:formula="of:=SQRT([.H53]*[.H53]+[.I53]*[.I53])" office:value-type="float" office:value="4765.85575251404" calcext:value-type="float">
            <text:p>4765.855752514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64-[.$C$11]*ABS(64-[.A54]))/64" office:value-type="float" office:value="1" calcext:value-type="float">
            <text:p>1</text:p>
          </table:table-cell>
          <table:table-cell table:formula="of:=SIN([.A54]*[.$C$7]+[.$C$8])*[.$C$9]*[.B54]+[.$C$10]" office:value-type="float" office:value="250.091014667913" calcext:value-type="float">
            <text:p>250.091014667913</text:p>
          </table:table-cell>
          <table:table-cell table:formula="of:=[.C54]+([.$C$5]*[.E53])-[.F53]" office:value-type="float" office:value="13138.2850903734" calcext:value-type="float">
            <text:p>13138.2850903734</text:p>
          </table:table-cell>
          <table:table-cell table:formula="of:=[.D54]" office:value-type="float" office:value="13138.2850903734" calcext:value-type="float">
            <text:p>13138.2850903734</text:p>
          </table:table-cell>
          <table:table-cell table:formula="of:=[.E53]" office:value-type="float" office:value="8392.23568740115" calcext:value-type="float">
            <text:p>8392.23568740115</text:p>
          </table:table-cell>
          <table:table-cell/>
          <table:table-cell table:formula="of:=0.5*[.$C$5]*[.D54]-[.F54]" office:value-type="float" office:value="4594.22777240535" calcext:value-type="float">
            <text:p>4594.22777240535</text:p>
          </table:table-cell>
          <table:table-cell table:formula="of:=0.5*[.D54]*[.$C$6]" office:value-type="float" office:value="1991.55766249378" calcext:value-type="float">
            <text:p>1991.55766249378</text:p>
          </table:table-cell>
          <table:table-cell table:formula="of:=SQRT([.H54]*[.H54]+[.I54]*[.I54])" office:value-type="float" office:value="5007.31771987541" calcext:value-type="float">
            <text:p>5007.317719875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64-[.$C$11]*ABS(64-[.A55]))/64" office:value-type="float" office:value="1" calcext:value-type="float">
            <text:p>1</text:p>
          </table:table-cell>
          <table:table-cell table:formula="of:=SIN([.A55]*[.$C$7]+[.$C$8])*[.$C$9]*[.B55]+[.$C$10]" office:value-type="float" office:value="238.258002795179" calcext:value-type="float">
            <text:p>238.258002795179</text:p>
          </table:table-cell>
          <table:table-cell table:formula="of:=[.C55]+([.$C$5]*[.E54])-[.F54]" office:value-type="float" office:value="17818.949235007" calcext:value-type="float">
            <text:p>17818.949235007</text:p>
          </table:table-cell>
          <table:table-cell table:formula="of:=[.D55]" office:value-type="float" office:value="17818.949235007" calcext:value-type="float">
            <text:p>17818.949235007</text:p>
          </table:table-cell>
          <table:table-cell table:formula="of:=[.E54]" office:value-type="float" office:value="13138.2850903734" calcext:value-type="float">
            <text:p>13138.2850903734</text:p>
          </table:table-cell>
          <table:table-cell/>
          <table:table-cell table:formula="of:=0.5*[.$C$5]*[.D55]-[.F55]" office:value-type="float" office:value="4474.7543238893" calcext:value-type="float">
            <text:p>4474.7543238893</text:p>
          </table:table-cell>
          <table:table-cell table:formula="of:=0.5*[.D55]*[.$C$6]" office:value-type="float" office:value="2701.07282970805" calcext:value-type="float">
            <text:p>2701.07282970805</text:p>
          </table:table-cell>
          <table:table-cell table:formula="of:=SQRT([.H55]*[.H55]+[.I55]*[.I55])" office:value-type="float" office:value="5226.77918899901" calcext:value-type="float">
            <text:p>5226.779188999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64-[.$C$11]*ABS(64-[.A56]))/64" office:value-type="float" office:value="1" calcext:value-type="float">
            <text:p>1</text:p>
          </table:table-cell>
          <table:table-cell table:formula="of:=SIN([.A56]*[.$C$7]+[.$C$8])*[.$C$9]*[.B56]+[.$C$10]" office:value-type="float" office:value="220.941642585637" calcext:value-type="float">
            <text:p>220.941642585637</text:p>
          </table:table-cell>
          <table:table-cell table:formula="of:=[.C56]+([.$C$5]*[.E55])-[.F55]" office:value-type="float" office:value="22308.7353807376" calcext:value-type="float">
            <text:p>22308.7353807376</text:p>
          </table:table-cell>
          <table:table-cell table:formula="of:=[.D56]" office:value-type="float" office:value="22308.7353807376" calcext:value-type="float">
            <text:p>22308.7353807376</text:p>
          </table:table-cell>
          <table:table-cell table:formula="of:=[.E55]" office:value-type="float" office:value="17818.949235007" calcext:value-type="float">
            <text:p>17818.949235007</text:p>
          </table:table-cell>
          <table:table-cell/>
          <table:table-cell table:formula="of:=0.5*[.$C$5]*[.D56]-[.F56]" office:value-type="float" office:value="4231.99385715634" calcext:value-type="float">
            <text:p>4231.99385715634</text:p>
          </table:table-cell>
          <table:table-cell table:formula="of:=0.5*[.D56]*[.$C$6]" office:value-type="float" office:value="3381.65389032455" calcext:value-type="float">
            <text:p>3381.65389032455</text:p>
          </table:table-cell>
          <table:table-cell table:formula="of:=SQRT([.H56]*[.H56]+[.I56]*[.I56])" office:value-type="float" office:value="5417.13531684009" calcext:value-type="float">
            <text:p>5417.135316840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64-[.$C$11]*ABS(64-[.A57]))/64" office:value-type="float" office:value="1" calcext:value-type="float">
            <text:p>1</text:p>
          </table:table-cell>
          <table:table-cell table:formula="of:=SIN([.A57]*[.$C$7]+[.$C$8])*[.$C$9]*[.B57]+[.$C$10]" office:value-type="float" office:value="198.542138179236" calcext:value-type="float">
            <text:p>198.542138179236</text:p>
          </table:table-cell>
          <table:table-cell table:formula="of:=[.C57]+([.$C$5]*[.E56])-[.F56]" office:value-type="float" office:value="26481.4790874989" calcext:value-type="float">
            <text:p>26481.4790874989</text:p>
          </table:table-cell>
          <table:table-cell table:formula="of:=[.D57]" office:value-type="float" office:value="26481.4790874989" calcext:value-type="float">
            <text:p>26481.4790874989</text:p>
          </table:table-cell>
          <table:table-cell table:formula="of:=[.E56]" office:value-type="float" office:value="22308.7353807376" calcext:value-type="float">
            <text:p>22308.7353807376</text:p>
          </table:table-cell>
          <table:table-cell/>
          <table:table-cell table:formula="of:=0.5*[.$C$5]*[.D57]-[.F57]" office:value-type="float" office:value="3866.73258679923" calcext:value-type="float">
            <text:p>3866.73258679923</text:p>
          </table:table-cell>
          <table:table-cell table:formula="of:=0.5*[.D57]*[.$C$6]" office:value-type="float" office:value="4014.17629683804" calcext:value-type="float">
            <text:p>4014.17629683804</text:p>
          </table:table-cell>
          <table:table-cell table:formula="of:=SQRT([.H57]*[.H57]+[.I57]*[.I57])" office:value-type="float" office:value="5573.61931243168" calcext:value-type="float">
            <text:p>5573.619312431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64-[.$C$11]*ABS(64-[.A58]))/64" office:value-type="float" office:value="1" calcext:value-type="float">
            <text:p>1</text:p>
          </table:table-cell>
          <table:table-cell table:formula="of:=SIN([.A58]*[.$C$7]+[.$C$8])*[.$C$9]*[.B58]+[.$C$10]" office:value-type="float" office:value="171.57717194616" calcext:value-type="float">
            <text:p>171.57717194616</text:p>
          </table:table-cell>
          <table:table-cell table:formula="of:=[.C58]+([.$C$5]*[.E57])-[.F57]" office:value-type="float" office:value="30213.7777262822" calcext:value-type="float">
            <text:p>30213.7777262822</text:p>
          </table:table-cell>
          <table:table-cell table:formula="of:=[.D58]" office:value-type="float" office:value="30213.7777262822" calcext:value-type="float">
            <text:p>30213.7777262822</text:p>
          </table:table-cell>
          <table:table-cell table:formula="of:=[.E57]" office:value-type="float" office:value="26481.4790874989" calcext:value-type="float">
            <text:p>26481.4790874989</text:p>
          </table:table-cell>
          <table:table-cell/>
          <table:table-cell table:formula="of:=0.5*[.$C$5]*[.D58]-[.F58]" office:value-type="float" office:value="3383.15832340453" calcext:value-type="float">
            <text:p>3383.15832340453</text:p>
          </table:table-cell>
          <table:table-cell table:formula="of:=0.5*[.D58]*[.$C$6]" office:value-type="float" office:value="4579.93414892105" calcext:value-type="float">
            <text:p>4579.93414892105</text:p>
          </table:table-cell>
          <table:table-cell table:formula="of:=SQRT([.H58]*[.H58]+[.I58]*[.I58])" office:value-type="float" office:value="5693.99306723099" calcext:value-type="float">
            <text:p>5693.993067230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64-[.$C$11]*ABS(64-[.A59]))/64" office:value-type="float" office:value="1" calcext:value-type="float">
            <text:p>1</text:p>
          </table:table-cell>
          <table:table-cell table:formula="of:=SIN([.A59]*[.$C$7]+[.$C$8])*[.$C$9]*[.B59]+[.$C$10]" office:value-type="float" office:value="140.669940157996" calcext:value-type="float">
            <text:p>140.669940157996</text:p>
          </table:table-cell>
          <table:table-cell table:formula="of:=[.C59]+([.$C$5]*[.E58])-[.F58]" office:value-type="float" office:value="33388.465674466" calcext:value-type="float">
            <text:p>33388.465674466</text:p>
          </table:table-cell>
          <table:table-cell table:formula="of:=[.D59]" office:value-type="float" office:value="33388.465674466" calcext:value-type="float">
            <text:p>33388.465674466</text:p>
          </table:table-cell>
          <table:table-cell table:formula="of:=[.E58]" office:value-type="float" office:value="30213.7777262822" calcext:value-type="float">
            <text:p>30213.7777262822</text:p>
          </table:table-cell>
          <table:table-cell/>
          <table:table-cell table:formula="of:=0.5*[.$C$5]*[.D59]-[.F59]" office:value-type="float" office:value="2788.86200012777" calcext:value-type="float">
            <text:p>2788.86200012777</text:p>
          </table:table-cell>
          <table:table-cell table:formula="of:=0.5*[.D59]*[.$C$6]" office:value-type="float" office:value="5061.16697845256" calcext:value-type="float">
            <text:p>5061.16697845256</text:p>
          </table:table-cell>
          <table:table-cell table:formula="of:=SQRT([.H59]*[.H59]+[.I59]*[.I59])" office:value-type="float" office:value="5778.68172159839" calcext:value-type="float">
            <text:p>5778.681721598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64-[.$C$11]*ABS(64-[.A60]))/64" office:value-type="float" office:value="1" calcext:value-type="float">
            <text:p>1</text:p>
          </table:table-cell>
          <table:table-cell table:formula="of:=SIN([.A60]*[.$C$7]+[.$C$8])*[.$C$9]*[.B60]+[.$C$10]" office:value-type="float" office:value="106.534750092157" calcext:value-type="float">
            <text:p>106.534750092157</text:p>
          </table:table-cell>
          <table:table-cell table:formula="of:=[.C60]+([.$C$5]*[.E59])-[.F59]" office:value-type="float" office:value="35898.0364766299" calcext:value-type="float">
            <text:p>35898.0364766299</text:p>
          </table:table-cell>
          <table:table-cell table:formula="of:=[.D60]" office:value-type="float" office:value="35898.0364766299" calcext:value-type="float">
            <text:p>35898.0364766299</text:p>
          </table:table-cell>
          <table:table-cell table:formula="of:=[.E59]" office:value-type="float" office:value="33388.465674466" calcext:value-type="float">
            <text:p>33388.465674466</text:p>
          </table:table-cell>
          <table:table-cell/>
          <table:table-cell table:formula="of:=0.5*[.$C$5]*[.D60]-[.F60]" office:value-type="float" office:value="2094.74509283112" calcext:value-type="float">
            <text:p>2094.74509283112</text:p>
          </table:table-cell>
          <table:table-cell table:formula="of:=0.5*[.D60]*[.$C$6]" office:value-type="float" office:value="5441.57849534698" calcext:value-type="float">
            <text:p>5441.57849534698</text:p>
          </table:table-cell>
          <table:table-cell table:formula="of:=SQRT([.H60]*[.H60]+[.I60]*[.I60])" office:value-type="float" office:value="5830.84329449547" calcext:value-type="float">
            <text:p>5830.843294495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64-[.$C$11]*ABS(64-[.A61]))/64" office:value-type="float" office:value="1" calcext:value-type="float">
            <text:p>1</text:p>
          </table:table-cell>
          <table:table-cell table:formula="of:=SIN([.A61]*[.$C$7]+[.$C$8])*[.$C$9]*[.B61]+[.$C$10]" office:value-type="float" office:value="69.9605114396501" calcext:value-type="float">
            <text:p>69.9605114396501</text:p>
          </table:table-cell>
          <table:table-cell table:formula="of:=[.C61]+([.$C$5]*[.E60])-[.F60]" office:value-type="float" office:value="37647.9163715679" calcext:value-type="float">
            <text:p>37647.9163715679</text:p>
          </table:table-cell>
          <table:table-cell table:formula="of:=[.D61]" office:value-type="float" office:value="37647.9163715679" calcext:value-type="float">
            <text:p>37647.9163715679</text:p>
          </table:table-cell>
          <table:table-cell table:formula="of:=[.E60]" office:value-type="float" office:value="35898.0364766299" calcext:value-type="float">
            <text:p>35898.0364766299</text:p>
          </table:table-cell>
          <table:table-cell/>
          <table:table-cell table:formula="of:=0.5*[.$C$5]*[.D61]-[.F61]" office:value-type="float" office:value="1314.83315849864" calcext:value-type="float">
            <text:p>1314.83315849864</text:p>
          </table:table-cell>
          <table:table-cell table:formula="of:=0.5*[.D61]*[.$C$6]" office:value-type="float" office:value="5706.83280283351" calcext:value-type="float">
            <text:p>5706.83280283351</text:p>
          </table:table-cell>
          <table:table-cell table:formula="of:=SQRT([.H61]*[.H61]+[.I61]*[.I61])" office:value-type="float" office:value="5856.34074095625" calcext:value-type="float">
            <text:p>5856.340740956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64-[.$C$11]*ABS(64-[.A62]))/64" office:value-type="float" office:value="1" calcext:value-type="float">
            <text:p>1</text:p>
          </table:table-cell>
          <table:table-cell table:formula="of:=SIN([.A62]*[.$C$7]+[.$C$8])*[.$C$9]*[.B62]+[.$C$10]" office:value-type="float" office:value="31.7925035517401" calcext:value-type="float">
            <text:p>31.7925035517401</text:p>
          </table:table-cell>
          <table:table-cell table:formula="of:=[.C62]+([.$C$5]*[.E61])-[.F61]" office:value-type="float" office:value="38559.4952971789" calcext:value-type="float">
            <text:p>38559.4952971789</text:p>
          </table:table-cell>
          <table:table-cell table:formula="of:=[.D62]" office:value-type="float" office:value="38559.4952971789" calcext:value-type="float">
            <text:p>38559.4952971789</text:p>
          </table:table-cell>
          <table:table-cell table:formula="of:=[.E61]" office:value-type="float" office:value="37647.9163715679" calcext:value-type="float">
            <text:p>37647.9163715679</text:p>
          </table:table-cell>
          <table:table-cell/>
          <table:table-cell table:formula="of:=0.5*[.$C$5]*[.D62]-[.F62]" office:value-type="float" office:value="465.998287834918" calcext:value-type="float">
            <text:p>465.998287834918</text:p>
          </table:table-cell>
          <table:table-cell table:formula="of:=0.5*[.D62]*[.$C$6]" office:value-type="float" office:value="5845.01385019095" calcext:value-type="float">
            <text:p>5845.01385019095</text:p>
          </table:table-cell>
          <table:table-cell table:formula="of:=SQRT([.H62]*[.H62]+[.I62]*[.I62])" office:value-type="float" office:value="5863.56046384696" calcext:value-type="float">
            <text:p>5863.560463846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64-[.$C$11]*ABS(64-[.A63]))/64" office:value-type="float" office:value="1" calcext:value-type="float">
            <text:p>1</text:p>
          </table:table-cell>
          <table:table-cell table:formula="of:=SIN([.A63]*[.$C$7]+[.$C$8])*[.$C$9]*[.B63]+[.$C$10]" office:value-type="float" office:value="-7.08716009128526" calcext:value-type="float">
            <text:p>-7.08716009128526</text:p>
          </table:table-cell>
          <table:table-cell table:formula="of:=[.C63]+([.$C$5]*[.E62])-[.F62]" office:value-type="float" office:value="38572.8257871465" calcext:value-type="float">
            <text:p>38572.8257871465</text:p>
          </table:table-cell>
          <table:table-cell table:formula="of:=[.D63]" office:value-type="float" office:value="38572.8257871465" calcext:value-type="float">
            <text:p>38572.8257871465</text:p>
          </table:table-cell>
          <table:table-cell table:formula="of:=[.E62]" office:value-type="float" office:value="38559.4952971789" calcext:value-type="float">
            <text:p>38559.4952971789</text:p>
          </table:table-cell>
          <table:table-cell/>
          <table:table-cell table:formula="of:=0.5*[.$C$5]*[.D63]-[.F63]" office:value-type="float" office:value="-432.40419049449" calcext:value-type="float">
            <text:p>-432.40419049449</text:p>
          </table:table-cell>
          <table:table-cell table:formula="of:=0.5*[.D63]*[.$C$6]" office:value-type="float" office:value="5847.03454309395" calcext:value-type="float">
            <text:p>5847.03454309395</text:p>
          </table:table-cell>
          <table:table-cell table:formula="of:=SQRT([.H63]*[.H63]+[.I63]*[.I63])" office:value-type="float" office:value="5863.00147809047" calcext:value-type="float">
            <text:p>5863.001478090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64-[.$C$11]*ABS(64-[.A64]))/64" office:value-type="float" office:value="1" calcext:value-type="float">
            <text:p>1</text:p>
          </table:table-cell>
          <table:table-cell table:formula="of:=SIN([.A64]*[.$C$7]+[.$C$8])*[.$C$9]*[.B64]+[.$C$10]" office:value-type="float" office:value="-45.7799186971216" calcext:value-type="float">
            <text:p>-45.7799186971216</text:p>
          </table:table-cell>
          <table:table-cell table:formula="of:=[.C64]+([.$C$5]*[.E63])-[.F63]" office:value-type="float" office:value="37648.9069974928" calcext:value-type="float">
            <text:p>37648.9069974928</text:p>
          </table:table-cell>
          <table:table-cell table:formula="of:=[.D64]" office:value-type="float" office:value="37648.9069974928" calcext:value-type="float">
            <text:p>37648.9069974928</text:p>
          </table:table-cell>
          <table:table-cell table:formula="of:=[.E63]" office:value-type="float" office:value="38572.8257871465" calcext:value-type="float">
            <text:p>38572.8257871465</text:p>
          </table:table-cell>
          <table:table-cell/>
          <table:table-cell table:formula="of:=0.5*[.$C$5]*[.D64]-[.F64]" office:value-type="float" office:value="-1358.97697343498" calcext:value-type="float">
            <text:p>-1358.97697343498</text:p>
          </table:table-cell>
          <table:table-cell table:formula="of:=0.5*[.D64]*[.$C$6]" office:value-type="float" office:value="5706.98296616441" calcext:value-type="float">
            <text:p>5706.98296616441</text:p>
          </table:table-cell>
          <table:table-cell table:formula="of:=SQRT([.H64]*[.H64]+[.I64]*[.I64])" office:value-type="float" office:value="5866.55546214448" calcext:value-type="float">
            <text:p>5866.555462144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64-[.$C$11]*ABS(64-[.A65]))/64" office:value-type="float" office:value="1" calcext:value-type="float">
            <text:p>1</text:p>
          </table:table-cell>
          <table:table-cell table:formula="of:=SIN([.A65]*[.$C$7]+[.$C$8])*[.$C$9]*[.B65]+[.$C$10]" office:value-type="float" office:value="-83.3915310977211" calcext:value-type="float">
            <text:p>-83.3915310977211</text:p>
          </table:table-cell>
          <table:table-cell table:formula="of:=[.C65]+([.$C$5]*[.E64])-[.F64]" office:value-type="float" office:value="35771.4803091788" calcext:value-type="float">
            <text:p>35771.4803091788</text:p>
          </table:table-cell>
          <table:table-cell table:formula="of:=[.D65]" office:value-type="float" office:value="35771.4803091788" calcext:value-type="float">
            <text:p>35771.4803091788</text:p>
          </table:table-cell>
          <table:table-cell table:formula="of:=[.E64]" office:value-type="float" office:value="37648.9069974928" calcext:value-type="float">
            <text:p>37648.9069974928</text:p>
          </table:table-cell>
          <table:table-cell/>
          <table:table-cell table:formula="of:=0.5*[.$C$5]*[.D65]-[.F65]" office:value-type="float" office:value="-2290.78995688169" calcext:value-type="float">
            <text:p>-2290.78995688169</text:p>
          </table:table-cell>
          <table:table-cell table:formula="of:=0.5*[.D65]*[.$C$6]" office:value-type="float" office:value="5422.39456812288" calcext:value-type="float">
            <text:p>5422.39456812288</text:p>
          </table:table-cell>
          <table:table-cell table:formula="of:=SQRT([.H65]*[.H65]+[.I65]*[.I65])" office:value-type="float" office:value="5886.43198202091" calcext:value-type="float">
            <text:p>5886.431982020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64-[.$C$11]*ABS(64-[.A66]))/64" office:value-type="float" office:value="1" calcext:value-type="float">
            <text:p>1</text:p>
          </table:table-cell>
          <table:table-cell table:formula="of:=SIN([.A66]*[.$C$7]+[.$C$8])*[.$C$9]*[.B66]+[.$C$10]" office:value-type="float" office:value="-119.052742853312" calcext:value-type="float">
            <text:p>-119.052742853312</text:p>
          </table:table-cell>
          <table:table-cell table:formula="of:=[.C66]+([.$C$5]*[.E65])-[.F65]" office:value-type="float" office:value="32948.2743408761" calcext:value-type="float">
            <text:p>32948.2743408761</text:p>
          </table:table-cell>
          <table:table-cell table:formula="of:=[.D66]" office:value-type="float" office:value="32948.2743408761" calcext:value-type="float">
            <text:p>32948.2743408761</text:p>
          </table:table-cell>
          <table:table-cell table:formula="of:=[.E65]" office:value-type="float" office:value="35771.4803091788" calcext:value-type="float">
            <text:p>35771.4803091788</text:p>
          </table:table-cell>
          <table:table-cell/>
          <table:table-cell table:formula="of:=0.5*[.$C$5]*[.D66]-[.F66]" office:value-type="float" office:value="-3203.94521245722" calcext:value-type="float">
            <text:p>-3203.94521245722</text:p>
          </table:table-cell>
          <table:table-cell table:formula="of:=0.5*[.D66]*[.$C$6]" office:value-type="float" office:value="4994.44088617005" calcext:value-type="float">
            <text:p>4994.44088617005</text:p>
          </table:table-cell>
          <table:table-cell table:formula="of:=SQRT([.H66]*[.H66]+[.I66]*[.I66])" office:value-type="float" office:value="5933.77659588517" calcext:value-type="float">
            <text:p>5933.776595885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64-[.$C$11]*ABS(64-[.A67]))/64" office:value-type="float" office:value="1" calcext:value-type="float">
            <text:p>1</text:p>
          </table:table-cell>
          <table:table-cell table:formula="of:=SIN([.A67]*[.$C$7]+[.$C$8])*[.$C$9]*[.B67]+[.$C$10]" office:value-type="float" office:value="-151.939375879846" calcext:value-type="float">
            <text:p>-151.939375879846</text:p>
          </table:table-cell>
          <table:table-cell table:formula="of:=[.C67]+([.$C$5]*[.E66])-[.F66]" office:value-type="float" office:value="29211.6505083845" calcext:value-type="float">
            <text:p>29211.6505083845</text:p>
          </table:table-cell>
          <table:table-cell table:formula="of:=[.D67]" office:value-type="float" office:value="29211.6505083845" calcext:value-type="float">
            <text:p>29211.6505083845</text:p>
          </table:table-cell>
          <table:table-cell table:formula="of:=[.E66]" office:value-type="float" office:value="32948.2743408761" calcext:value-type="float">
            <text:p>32948.2743408761</text:p>
          </table:table-cell>
          <table:table-cell/>
          <table:table-cell table:formula="of:=0.5*[.$C$5]*[.D67]-[.F67]" office:value-type="float" office:value="-4074.18390073693" calcext:value-type="float">
            <text:p>-4074.18390073693</text:p>
          </table:table-cell>
          <table:table-cell table:formula="of:=0.5*[.D67]*[.$C$6]" office:value-type="float" office:value="4428.02740265474" calcext:value-type="float">
            <text:p>4428.02740265474</text:p>
          </table:table-cell>
          <table:table-cell table:formula="of:=SQRT([.H67]*[.H67]+[.I67]*[.I67])" office:value-type="float" office:value="6017.17551145762" calcext:value-type="float">
            <text:p>6017.175511457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64-[.$C$11]*ABS(64-[.A68]))/64" office:value-type="float" office:value="1" calcext:value-type="float">
            <text:p>1</text:p>
          </table:table-cell>
          <table:table-cell table:formula="of:=SIN([.A68]*[.$C$7]+[.$C$8])*[.$C$9]*[.B68]+[.$C$10]" office:value-type="float" office:value="-181.29137630186" calcext:value-type="float">
            <text:p>-181.29137630186</text:p>
          </table:table-cell>
          <table:table-cell table:formula="of:=[.C68]+([.$C$5]*[.E67])-[.F67]" office:value-type="float" office:value="24618.6151631004" calcext:value-type="float">
            <text:p>24618.6151631004</text:p>
          </table:table-cell>
          <table:table-cell table:formula="of:=[.D68]" office:value-type="float" office:value="24618.6151631004" calcext:value-type="float">
            <text:p>24618.6151631004</text:p>
          </table:table-cell>
          <table:table-cell table:formula="of:=[.E67]" office:value-type="float" office:value="29211.6505083845" calcext:value-type="float">
            <text:p>29211.6505083845</text:p>
          </table:table-cell>
          <table:table-cell/>
          <table:table-cell table:formula="of:=0.5*[.$C$5]*[.D68]-[.F68]" office:value-type="float" office:value="-4877.51983246412" calcext:value-type="float">
            <text:p>-4877.51983246412</text:p>
          </table:table-cell>
          <table:table-cell table:formula="of:=0.5*[.D68]*[.$C$6]" office:value-type="float" office:value="3731.79538507524" calcext:value-type="float">
            <text:p>3731.79538507524</text:p>
          </table:table-cell>
          <table:table-cell table:formula="of:=SQRT([.H68]*[.H68]+[.I68]*[.I68])" office:value-type="float" office:value="6141.37578333631" calcext:value-type="float">
            <text:p>6141.375783336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64-[.$C$11]*ABS(64-[.A69]))/64" office:value-type="float" office:value="1" calcext:value-type="float">
            <text:p>1</text:p>
          </table:table-cell>
          <table:table-cell table:formula="of:=SIN([.A69]*[.$C$7]+[.$C$8])*[.$C$9]*[.B69]+[.$C$10]" office:value-type="float" office:value="-206.430380309493" calcext:value-type="float">
            <text:p>-206.430380309493</text:p>
          </table:table-cell>
          <table:table-cell table:formula="of:=[.C69]+([.$C$5]*[.E68])-[.F68]" office:value-type="float" office:value="19250.1804631468" calcext:value-type="float">
            <text:p>19250.1804631468</text:p>
          </table:table-cell>
          <table:table-cell table:formula="of:=[.D69]" office:value-type="float" office:value="19250.1804631468" calcext:value-type="float">
            <text:p>19250.1804631468</text:p>
          </table:table-cell>
          <table:table-cell table:formula="of:=[.E68]" office:value-type="float" office:value="24618.6151631004" calcext:value-type="float">
            <text:p>24618.6151631004</text:p>
          </table:table-cell>
          <table:table-cell/>
          <table:table-cell table:formula="of:=0.5*[.$C$5]*[.D69]-[.F69]" office:value-type="float" office:value="-5590.88335033062" calcext:value-type="float">
            <text:p>-5590.88335033062</text:p>
          </table:table-cell>
          <table:table-cell table:formula="of:=0.5*[.D69]*[.$C$6]" office:value-type="float" office:value="2918.02500418101" calcext:value-type="float">
            <text:p>2918.02500418101</text:p>
          </table:table-cell>
          <table:table-cell table:formula="of:=SQRT([.H69]*[.H69]+[.I69]*[.I69])" office:value-type="float" office:value="6306.57169641555" calcext:value-type="float">
            <text:p>6306.571696415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64-[.$C$11]*ABS(64-[.A70]))/64" office:value-type="float" office:value="1" calcext:value-type="float">
            <text:p>1</text:p>
          </table:table-cell>
          <table:table-cell table:formula="of:=SIN([.A70]*[.$C$7]+[.$C$8])*[.$C$9]*[.B70]+[.$C$10]" office:value-type="float" office:value="-226.775392049328" calcext:value-type="float">
            <text:p>-226.775392049328</text:p>
          </table:table-cell>
          <table:table-cell table:formula="of:=[.C70]+([.$C$5]*[.E69])-[.F69]" office:value-type="float" office:value="13210.0730703898" calcext:value-type="float">
            <text:p>13210.0730703898</text:p>
          </table:table-cell>
          <table:table-cell table:formula="of:=[.D70]" office:value-type="float" office:value="13210.0730703898" calcext:value-type="float">
            <text:p>13210.0730703898</text:p>
          </table:table-cell>
          <table:table-cell table:formula="of:=[.E69]" office:value-type="float" office:value="19250.1804631468" calcext:value-type="float">
            <text:p>19250.1804631468</text:p>
          </table:table-cell>
          <table:table-cell/>
          <table:table-cell table:formula="of:=0.5*[.$C$5]*[.D70]-[.F70]" office:value-type="float" office:value="-6192.75858122318" calcext:value-type="float">
            <text:p>-6192.75858122318</text:p>
          </table:table-cell>
          <table:table-cell table:formula="of:=0.5*[.D70]*[.$C$6]" office:value-type="float" office:value="2002.43959272237" calcext:value-type="float">
            <text:p>2002.43959272237</text:p>
          </table:table-cell>
          <table:table-cell table:formula="of:=SQRT([.H70]*[.H70]+[.I70]*[.I70])" office:value-type="float" office:value="6508.45781793317" calcext:value-type="float">
            <text:p>6508.457817933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64-[.$C$11]*ABS(64-[.A71]))/64" office:value-type="float" office:value="1" calcext:value-type="float">
            <text:p>1</text:p>
          </table:table-cell>
          <table:table-cell table:formula="of:=SIN([.A71]*[.$C$7]+[.$C$8])*[.$C$9]*[.B71]+[.$C$10]" office:value-type="float" office:value="-241.856211212116" calcext:value-type="float">
            <text:p>-241.856211212116</text:p>
          </table:table-cell>
          <table:table-cell table:formula="of:=[.C71]+([.$C$5]*[.E70])-[.F70]" office:value-type="float" office:value="6622.80708948829" calcext:value-type="float">
            <text:p>6622.80708948829</text:p>
          </table:table-cell>
          <table:table-cell table:formula="of:=[.D71]" office:value-type="float" office:value="6622.80708948829" calcext:value-type="float">
            <text:p>6622.80708948829</text:p>
          </table:table-cell>
          <table:table-cell table:formula="of:=[.E70]" office:value-type="float" office:value="13210.0730703898" calcext:value-type="float">
            <text:p>13210.0730703898</text:p>
          </table:table-cell>
          <table:table-cell/>
          <table:table-cell table:formula="of:=0.5*[.$C$5]*[.D71]-[.F71]" office:value-type="float" office:value="-6663.79692571966" calcext:value-type="float">
            <text:p>-6663.79692571966</text:p>
          </table:table-cell>
          <table:table-cell table:formula="of:=0.5*[.D71]*[.$C$6]" office:value-type="float" office:value="1003.91353327786" calcext:value-type="float">
            <text:p>1003.91353327786</text:p>
          </table:table-cell>
          <table:table-cell table:formula="of:=SQRT([.H71]*[.H71]+[.I71]*[.I71])" office:value-type="float" office:value="6738.99338547896" calcext:value-type="float">
            <text:p>6738.993385478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64-[.$C$11]*ABS(64-[.A72]))/64" office:value-type="float" office:value="1" calcext:value-type="float">
            <text:p>1</text:p>
          </table:table-cell>
          <table:table-cell table:formula="of:=SIN([.A72]*[.$C$7]+[.$C$8])*[.$C$9]*[.B72]+[.$C$10]" office:value-type="float" office:value="-251.324299987962" calcext:value-type="float">
            <text:p>-251.324299987962</text:p>
          </table:table-cell>
          <table:table-cell table:formula="of:=[.C72]+([.$C$5]*[.E71])-[.F71]" office:value-type="float" office:value="-368.845081037438" calcext:value-type="float">
            <text:p>-368.845081037438</text:p>
          </table:table-cell>
          <table:table-cell table:formula="of:=[.D72]" office:value-type="float" office:value="-368.845081037438" calcext:value-type="float">
            <text:p>-368.845081037438</text:p>
          </table:table-cell>
          <table:table-cell table:formula="of:=[.E71]" office:value-type="float" office:value="6622.80708948829" calcext:value-type="float">
            <text:p>6622.80708948829</text:p>
          </table:table-cell>
          <table:table-cell/>
          <table:table-cell table:formula="of:=0.5*[.$C$5]*[.D72]-[.F72]" office:value-type="float" office:value="-6987.3899200688" calcext:value-type="float">
            <text:p>-6987.3899200688</text:p>
          </table:table-cell>
          <table:table-cell table:formula="of:=0.5*[.D72]*[.$C$6]" office:value-type="float" office:value="-55.9111209994587" calcext:value-type="float">
            <text:p>-55.9111209994587</text:p>
          </table:table-cell>
          <table:table-cell table:formula="of:=SQRT([.H72]*[.H72]+[.I72]*[.I72])" office:value-type="float" office:value="6987.61360898916" calcext:value-type="float">
            <text:p>6987.613608989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64-[.$C$11]*ABS(64-[.A73]))/64" office:value-type="float" office:value="1" calcext:value-type="float">
            <text:p>1</text:p>
          </table:table-cell>
          <table:table-cell table:formula="of:=SIN([.A73]*[.$C$7]+[.$C$8])*[.$C$9]*[.B73]+[.$C$10]" office:value-type="float" office:value="-254.96083823917" calcext:value-type="float">
            <text:p>-254.96083823917</text:p>
          </table:table-cell>
          <table:table-cell table:formula="of:=[.C73]+([.$C$5]*[.E72])-[.F72]" office:value-type="float" office:value="-7606.93358888848" calcext:value-type="float">
            <text:p>-7606.93358888848</text:p>
          </table:table-cell>
          <table:table-cell table:formula="of:=[.D73]" office:value-type="float" office:value="-7606.93358888848" calcext:value-type="float">
            <text:p>-7606.93358888848</text:p>
          </table:table-cell>
          <table:table-cell table:formula="of:=[.E72]" office:value-type="float" office:value="-368.845081037438" calcext:value-type="float">
            <text:p>-368.845081037438</text:p>
          </table:table-cell>
          <table:table-cell/>
          <table:table-cell table:formula="of:=0.5*[.$C$5]*[.D73]-[.F73]" office:value-type="float" office:value="-7150.18532618503" calcext:value-type="float">
            <text:p>-7150.18532618503</text:p>
          </table:table-cell>
          <table:table-cell table:formula="of:=0.5*[.D73]*[.$C$6]" office:value-type="float" office:value="-1153.09165334923" calcext:value-type="float">
            <text:p>-1153.09165334923</text:p>
          </table:table-cell>
          <table:table-cell table:formula="of:=SQRT([.H73]*[.H73]+[.I73]*[.I73])" office:value-type="float" office:value="7242.56657268785" calcext:value-type="float">
            <text:p>7242.566572687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64-[.$C$11]*ABS(64-[.A74]))/64" office:value-type="float" office:value="1" calcext:value-type="float">
            <text:p>1</text:p>
          </table:table-cell>
          <table:table-cell table:formula="of:=SIN([.A74]*[.$C$7]+[.$C$8])*[.$C$9]*[.B74]+[.$C$10]" office:value-type="float" office:value="-252.681780724959" calcext:value-type="float">
            <text:p>-252.681780724959</text:p>
          </table:table-cell>
          <table:table-cell table:formula="of:=[.C74]+([.$C$5]*[.E73])-[.F73]" office:value-type="float" office:value="-14921.8975141325" calcext:value-type="float">
            <text:p>-14921.8975141325</text:p>
          </table:table-cell>
          <table:table-cell table:formula="of:=[.D74]" office:value-type="float" office:value="-14921.8975141325" calcext:value-type="float">
            <text:p>-14921.8975141325</text:p>
          </table:table-cell>
          <table:table-cell table:formula="of:=[.E73]" office:value-type="float" office:value="-7606.93358888848" calcext:value-type="float">
            <text:p>-7606.93358888848</text:p>
          </table:table-cell>
          <table:table-cell/>
          <table:table-cell table:formula="of:=0.5*[.$C$5]*[.D74]-[.F74]" office:value-type="float" office:value="-7142.53146574383" calcext:value-type="float">
            <text:p>-7142.53146574383</text:p>
          </table:table-cell>
          <table:table-cell table:formula="of:=0.5*[.D74]*[.$C$6]" office:value-type="float" office:value="-2261.92529152775" calcext:value-type="float">
            <text:p>-2261.92529152775</text:p>
          </table:table-cell>
          <table:table-cell table:formula="of:=SQRT([.H74]*[.H74]+[.I74]*[.I74])" office:value-type="float" office:value="7492.13332526815" calcext:value-type="float">
            <text:p>7492.133325268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64-[.$C$11]*ABS(64-[.A75]))/64" office:value-type="float" office:value="1" calcext:value-type="float">
            <text:p>1</text:p>
          </table:table-cell>
          <table:table-cell table:formula="of:=SIN([.A75]*[.$C$7]+[.$C$8])*[.$C$9]*[.B75]+[.$C$10]" office:value-type="float" office:value="-244.539799498887" calcext:value-type="float">
            <text:p>-244.539799498887</text:p>
          </table:table-cell>
          <table:table-cell table:formula="of:=[.C75]+([.$C$5]*[.E74])-[.F74]" office:value-type="float" office:value="-22136.536319875" calcext:value-type="float">
            <text:p>-22136.536319875</text:p>
          </table:table-cell>
          <table:table-cell table:formula="of:=[.D75]" office:value-type="float" office:value="-22136.536319875" calcext:value-type="float">
            <text:p>-22136.536319875</text:p>
          </table:table-cell>
          <table:table-cell table:formula="of:=[.E74]" office:value-type="float" office:value="-14921.8975141325" calcext:value-type="float">
            <text:p>-14921.8975141325</text:p>
          </table:table-cell>
          <table:table-cell/>
          <table:table-cell table:formula="of:=0.5*[.$C$5]*[.D75]-[.F75]" office:value-type="float" office:value="-6958.836391952" calcext:value-type="float">
            <text:p>-6958.836391952</text:p>
          </table:table-cell>
          <table:table-cell table:formula="of:=0.5*[.D75]*[.$C$6]" office:value-type="float" office:value="-3355.55121735193" calcext:value-type="float">
            <text:p>-3355.55121735193</text:p>
          </table:table-cell>
          <table:table-cell table:formula="of:=SQRT([.H75]*[.H75]+[.I75]*[.I75])" office:value-type="float" office:value="7725.61505009326" calcext:value-type="float">
            <text:p>7725.615050093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64-[.$C$11]*ABS(64-[.A76]))/64" office:value-type="float" office:value="1" calcext:value-type="float">
            <text:p>1</text:p>
          </table:table-cell>
          <table:table-cell table:formula="of:=SIN([.A76]*[.$C$7]+[.$C$8])*[.$C$9]*[.B76]+[.$C$10]" office:value-type="float" office:value="-230.72306658756" calcext:value-type="float">
            <text:p>-230.72306658756</text:p>
          </table:table-cell>
          <table:table-cell table:formula="of:=[.C76]+([.$C$5]*[.E75])-[.F75]" office:value-type="float" office:value="-29070.293364624" calcext:value-type="float">
            <text:p>-29070.293364624</text:p>
          </table:table-cell>
          <table:table-cell table:formula="of:=[.D76]" office:value-type="float" office:value="-29070.293364624" calcext:value-type="float">
            <text:p>-29070.293364624</text:p>
          </table:table-cell>
          <table:table-cell table:formula="of:=[.E75]" office:value-type="float" office:value="-22136.536319875" calcext:value-type="float">
            <text:p>-22136.536319875</text:p>
          </table:table-cell>
          <table:table-cell/>
          <table:table-cell table:formula="of:=0.5*[.$C$5]*[.D76]-[.F76]" office:value-type="float" office:value="-6597.83045240338" calcext:value-type="float">
            <text:p>-6597.83045240338</text:p>
          </table:table-cell>
          <table:table-cell table:formula="of:=0.5*[.D76]*[.$C$6]" office:value-type="float" office:value="-4406.59987989451" calcext:value-type="float">
            <text:p>-4406.59987989451</text:p>
          </table:table-cell>
          <table:table-cell table:formula="of:=SQRT([.H76]*[.H76]+[.I76]*[.I76])" office:value-type="float" office:value="7934.0714125944" calcext:value-type="float">
            <text:p>7934.07141259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64-[.$C$11]*ABS(64-[.A77]))/64" office:value-type="float" office:value="1" calcext:value-type="float">
            <text:p>1</text:p>
          </table:table-cell>
          <table:table-cell table:formula="of:=SIN([.A77]*[.$C$7]+[.$C$8])*[.$C$9]*[.B77]+[.$C$10]" office:value-type="float" office:value="-211.550905084558" calcext:value-type="float">
            <text:p>-211.550905084558</text:p>
          </table:table-cell>
          <table:table-cell table:formula="of:=[.C77]+([.$C$5]*[.E76])-[.F76]" office:value-type="float" office:value="-35543.7481297663" calcext:value-type="float">
            <text:p>-35543.7481297663</text:p>
          </table:table-cell>
          <table:table-cell table:formula="of:=[.D77]" office:value-type="float" office:value="-35543.7481297663" calcext:value-type="float">
            <text:p>-35543.7481297663</text:p>
          </table:table-cell>
          <table:table-cell table:formula="of:=[.E76]" office:value-type="float" office:value="-29070.293364624" calcext:value-type="float">
            <text:p>-29070.293364624</text:p>
          </table:table-cell>
          <table:table-cell/>
          <table:table-cell table:formula="of:=0.5*[.$C$5]*[.D77]-[.F77]" office:value-type="float" office:value="-6062.72309351242" calcext:value-type="float">
            <text:p>-6062.72309351242</text:p>
          </table:table-cell>
          <table:table-cell table:formula="of:=0.5*[.D77]*[.$C$6]" office:value-type="float" office:value="-5387.87394661212" calcext:value-type="float">
            <text:p>-5387.87394661212</text:p>
          </table:table-cell>
          <table:table-cell table:formula="of:=SQRT([.H77]*[.H77]+[.I77]*[.I77])" office:value-type="float" office:value="8110.84440568247" calcext:value-type="float">
            <text:p>8110.844405682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64-[.$C$11]*ABS(64-[.A78]))/64" office:value-type="float" office:value="1" calcext:value-type="float">
            <text:p>1</text:p>
          </table:table-cell>
          <table:table-cell table:formula="of:=SIN([.A78]*[.$C$7]+[.$C$8])*[.$C$9]*[.B78]+[.$C$10]" office:value-type="float" office:value="-187.46640916859" calcext:value-type="float">
            <text:p>-187.46640916859</text:p>
          </table:table-cell>
          <table:table-cell table:formula="of:=[.C78]+([.$C$5]*[.E77])-[.F77]" office:value-type="float" office:value="-41383.2059608175" calcext:value-type="float">
            <text:p>-41383.2059608175</text:p>
          </table:table-cell>
          <table:table-cell table:formula="of:=[.D78]" office:value-type="float" office:value="-41383.2059608175" calcext:value-type="float">
            <text:p>-41383.2059608175</text:p>
          </table:table-cell>
          <table:table-cell table:formula="of:=[.E77]" office:value-type="float" office:value="-35543.7481297663" calcext:value-type="float">
            <text:p>-35543.7481297663</text:p>
          </table:table-cell>
          <table:table-cell/>
          <table:table-cell table:formula="of:=0.5*[.$C$5]*[.D78]-[.F78]" office:value-type="float" office:value="-5361.24733677136" calcext:value-type="float">
            <text:p>-5361.24733677136</text:p>
          </table:table-cell>
          <table:table-cell table:formula="of:=0.5*[.D78]*[.$C$6]" office:value-type="float" office:value="-6273.04403602968" calcext:value-type="float">
            <text:p>-6273.04403602968</text:p>
          </table:table-cell>
          <table:table-cell table:formula="of:=SQRT([.H78]*[.H78]+[.I78]*[.I78])" office:value-type="float" office:value="8251.91217137007" calcext:value-type="float">
            <text:p>8251.912171370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64-[.$C$11]*ABS(64-[.A79]))/64" office:value-type="float" office:value="1" calcext:value-type="float">
            <text:p>1</text:p>
          </table:table-cell>
          <table:table-cell table:formula="of:=SIN([.A79]*[.$C$7]+[.$C$8])*[.$C$9]*[.B79]+[.$C$10]" office:value-type="float" office:value="-159.026203607073" calcext:value-type="float">
            <text:p>-159.026203607073</text:p>
          </table:table-cell>
          <table:table-cell table:formula="of:=[.C79]+([.$C$5]*[.E78])-[.F78]" office:value-type="float" office:value="-46425.2690069162" calcext:value-type="float">
            <text:p>-46425.2690069162</text:p>
          </table:table-cell>
          <table:table-cell table:formula="of:=[.D79]" office:value-type="float" office:value="-46425.2690069162" calcext:value-type="float">
            <text:p>-46425.2690069162</text:p>
          </table:table-cell>
          <table:table-cell table:formula="of:=[.E78]" office:value-type="float" office:value="-41383.2059608175" calcext:value-type="float">
            <text:p>-41383.2059608175</text:p>
          </table:table-cell>
          <table:table-cell/>
          <table:table-cell table:formula="of:=0.5*[.$C$5]*[.D79]-[.F79]" office:value-type="float" office:value="-4505.58815674651" calcext:value-type="float">
            <text:p>-4505.58815674651</text:p>
          </table:table-cell>
          <table:table-cell table:formula="of:=0.5*[.D79]*[.$C$6]" office:value-type="float" office:value="-7037.34160037407" calcext:value-type="float">
            <text:p>-7037.34160037407</text:p>
          </table:table-cell>
          <table:table-cell table:formula="of:=SQRT([.H79]*[.H79]+[.I79]*[.I79])" office:value-type="float" office:value="8356.10563830843" calcext:value-type="float">
            <text:p>8356.1056383084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64-[.$C$11]*ABS(64-[.A80]))/64" office:value-type="float" office:value="1" calcext:value-type="float">
            <text:p>1</text:p>
          </table:table-cell>
          <table:table-cell table:formula="of:=SIN([.A80]*[.$C$7]+[.$C$8])*[.$C$9]*[.B80]+[.$C$10]" office:value-type="float" office:value="-126.887579416651" calcext:value-type="float">
            <text:p>-126.887579416651</text:p>
          </table:table-cell>
          <table:table-cell table:formula="of:=[.C80]+([.$C$5]*[.E79])-[.F79]" office:value-type="float" office:value="-50521.2698537271" calcext:value-type="float">
            <text:p>-50521.2698537271</text:p>
          </table:table-cell>
          <table:table-cell table:formula="of:=[.D80]" office:value-type="float" office:value="-50521.2698537271" calcext:value-type="float">
            <text:p>-50521.2698537271</text:p>
          </table:table-cell>
          <table:table-cell table:formula="of:=[.E79]" office:value-type="float" office:value="-46425.2690069162" calcext:value-type="float">
            <text:p>-46425.2690069162</text:p>
          </table:table-cell>
          <table:table-cell/>
          <table:table-cell table:formula="of:=0.5*[.$C$5]*[.D80]-[.F80]" office:value-type="float" office:value="-3512.19394090653" calcext:value-type="float">
            <text:p>-3512.19394090653</text:p>
          </table:table-cell>
          <table:table-cell table:formula="of:=0.5*[.D80]*[.$C$6]" office:value-type="float" office:value="-7658.23099468509" calcext:value-type="float">
            <text:p>-7658.23099468509</text:p>
          </table:table-cell>
          <table:table-cell table:formula="of:=SQRT([.H80]*[.H80]+[.I80]*[.I80])" office:value-type="float" office:value="8425.20078374967" calcext:value-type="float">
            <text:p>8425.200783749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64-[.$C$11]*ABS(64-[.A81]))/64" office:value-type="float" office:value="1" calcext:value-type="float">
            <text:p>1</text:p>
          </table:table-cell>
          <table:table-cell table:formula="of:=SIN([.A81]*[.$C$7]+[.$C$8])*[.$C$9]*[.B81]+[.$C$10]" office:value-type="float" office:value="-91.7933029926638" calcext:value-type="float">
            <text:p>-91.7933029926638</text:p>
          </table:table-cell>
          <table:table-cell table:formula="of:=[.C81]+([.$C$5]*[.E80])-[.F80]" office:value-type="float" office:value="-53541.4501917219" calcext:value-type="float">
            <text:p>-53541.4501917219</text:p>
          </table:table-cell>
          <table:table-cell table:formula="of:=[.D81]" office:value-type="float" office:value="-53541.4501917219" calcext:value-type="float">
            <text:p>-53541.4501917219</text:p>
          </table:table-cell>
          <table:table-cell table:formula="of:=[.E80]" office:value-type="float" office:value="-50521.2698537271" calcext:value-type="float">
            <text:p>-50521.2698537271</text:p>
          </table:table-cell>
          <table:table-cell/>
          <table:table-cell table:formula="of:=0.5*[.$C$5]*[.D81]-[.F81]" office:value-type="float" office:value="-2401.47323770674" calcext:value-type="float">
            <text:p>-2401.47323770674</text:p>
          </table:table-cell>
          <table:table-cell table:formula="of:=0.5*[.D81]*[.$C$6]" office:value-type="float" office:value="-8116.04289729434" calcext:value-type="float">
            <text:p>-8116.04289729434</text:p>
          </table:table-cell>
          <table:table-cell table:formula="of:=SQRT([.H81]*[.H81]+[.I81]*[.I81])" office:value-type="float" office:value="8463.87771781608" calcext:value-type="float">
            <text:p>8463.877717816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64-[.$C$11]*ABS(64-[.A82]))/64" office:value-type="float" office:value="1" calcext:value-type="float">
            <text:p>1</text:p>
          </table:table-cell>
          <table:table-cell table:formula="of:=SIN([.A82]*[.$C$7]+[.$C$8])*[.$C$9]*[.B82]+[.$C$10]" office:value-type="float" office:value="-54.5544497888117" calcext:value-type="float">
            <text:p>-54.5544497888117</text:p>
          </table:table-cell>
          <table:table-cell table:formula="of:=[.C82]+([.$C$5]*[.E81])-[.F81]" office:value-type="float" office:value="-55378.7707789294" calcext:value-type="float">
            <text:p>-55378.7707789294</text:p>
          </table:table-cell>
          <table:table-cell table:formula="of:=[.D82]" office:value-type="float" office:value="-55378.7707789294" calcext:value-type="float">
            <text:p>-55378.7707789294</text:p>
          </table:table-cell>
          <table:table-cell table:formula="of:=[.E81]" office:value-type="float" office:value="-53541.4501917219" calcext:value-type="float">
            <text:p>-53541.4501917219</text:p>
          </table:table-cell>
          <table:table-cell/>
          <table:table-cell table:formula="of:=0.5*[.$C$5]*[.D82]-[.F82]" office:value-type="float" office:value="-1197.38202440333" calcext:value-type="float">
            <text:p>-1197.38202440333</text:p>
          </table:table-cell>
          <table:table-cell table:formula="of:=0.5*[.D82]*[.$C$6]" office:value-type="float" office:value="-8394.55184033683" calcext:value-type="float">
            <text:p>-8394.55184033683</text:p>
          </table:table-cell>
          <table:table-cell table:formula="of:=SQRT([.H82]*[.H82]+[.I82]*[.I82])" office:value-type="float" office:value="8479.51792924967" calcext:value-type="float">
            <text:p>8479.517929249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64-[.$C$11]*ABS(64-[.A83]))/64" office:value-type="float" office:value="1" calcext:value-type="float">
            <text:p>1</text:p>
          </table:table-cell>
          <table:table-cell table:formula="of:=SIN([.A83]*[.$C$7]+[.$C$8])*[.$C$9]*[.B83]+[.$C$10]" office:value-type="float" office:value="-16.0316592835286" calcext:value-type="float">
            <text:p>-16.0316592835286</text:p>
          </table:table-cell>
          <table:table-cell table:formula="of:=[.C83]+([.$C$5]*[.E82])-[.F82]" office:value-type="float" office:value="-55952.2458998121" calcext:value-type="float">
            <text:p>-55952.2458998121</text:p>
          </table:table-cell>
          <table:table-cell table:formula="of:=[.D83]" office:value-type="float" office:value="-55952.2458998121" calcext:value-type="float">
            <text:p>-55952.2458998121</text:p>
          </table:table-cell>
          <table:table-cell table:formula="of:=[.E82]" office:value-type="float" office:value="-55378.7707789294" calcext:value-type="float">
            <text:p>-55378.7707789294</text:p>
          </table:table-cell>
          <table:table-cell/>
          <table:table-cell table:formula="of:=0.5*[.$C$5]*[.D83]-[.F83]" office:value-type="float" office:value="73.0903287141482" calcext:value-type="float">
            <text:p>73.0903287141482</text:p>
          </table:table-cell>
          <table:table-cell table:formula="of:=0.5*[.D83]*[.$C$6]" office:value-type="float" office:value="-8481.48166134369" calcext:value-type="float">
            <text:p>-8481.48166134369</text:p>
          </table:table-cell>
          <table:table-cell table:formula="of:=SQRT([.H83]*[.H83]+[.I83]*[.I83])" office:value-type="float" office:value="8481.79658845111" calcext:value-type="float">
            <text:p>8481.796588451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64-[.$C$11]*ABS(64-[.A84]))/64" office:value-type="float" office:value="1" calcext:value-type="float">
            <text:p>1</text:p>
          </table:table-cell>
          <table:table-cell table:formula="of:=SIN([.A84]*[.$C$7]+[.$C$8])*[.$C$9]*[.B84]+[.$C$10]" office:value-type="float" office:value="22.8847555442433" calcext:value-type="float">
            <text:p>22.8847555442433</text:p>
          </table:table-cell>
          <table:table-cell table:formula="of:=[.C84]+([.$C$5]*[.E83])-[.F83]" office:value-type="float" office:value="-55209.7053659569" calcext:value-type="float">
            <text:p>-55209.7053659569</text:p>
          </table:table-cell>
          <table:table-cell table:formula="of:=[.D84]" office:value-type="float" office:value="-55209.7053659569" calcext:value-type="float">
            <text:p>-55209.7053659569</text:p>
          </table:table-cell>
          <table:table-cell table:formula="of:=[.E83]" office:value-type="float" office:value="-55952.2458998121" calcext:value-type="float">
            <text:p>-55952.2458998121</text:p>
          </table:table-cell>
          <table:table-cell/>
          <table:table-cell table:formula="of:=0.5*[.$C$5]*[.D84]-[.F84]" office:value-type="float" office:value="1380.5254332632" calcext:value-type="float">
            <text:p>1380.5254332632</text:p>
          </table:table-cell>
          <table:table-cell table:formula="of:=0.5*[.D84]*[.$C$6]" office:value-type="float" office:value="-8368.92417916552" calcext:value-type="float">
            <text:p>-8368.92417916552</text:p>
          </table:table-cell>
          <table:table-cell table:formula="of:=SQRT([.H84]*[.H84]+[.I84]*[.I84])" office:value-type="float" office:value="8482.02466328103" calcext:value-type="float">
            <text:p>8482.024663281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64-[.$C$11]*ABS(64-[.A85]))/64" office:value-type="float" office:value="1" calcext:value-type="float">
            <text:p>1</text:p>
          </table:table-cell>
          <table:table-cell table:formula="of:=SIN([.A85]*[.$C$7]+[.$C$8])*[.$C$9]*[.B85]+[.$C$10]" office:value-type="float" office:value="61.2953845333877" calcext:value-type="float">
            <text:p>61.2953845333877</text:p>
          </table:table-cell>
          <table:table-cell table:formula="of:=[.C85]+([.$C$5]*[.E84])-[.F84]" office:value-type="float" office:value="-53129.8996487523" calcext:value-type="float">
            <text:p>-53129.8996487523</text:p>
          </table:table-cell>
          <table:table-cell table:formula="of:=[.D85]" office:value-type="float" office:value="-53129.8996487523" calcext:value-type="float">
            <text:p>-53129.8996487523</text:p>
          </table:table-cell>
          <table:table-cell table:formula="of:=[.E84]" office:value-type="float" office:value="-55209.7053659569" calcext:value-type="float">
            <text:p>-55209.7053659569</text:p>
          </table:table-cell>
          <table:table-cell/>
          <table:table-cell table:formula="of:=0.5*[.$C$5]*[.D85]-[.F85]" office:value-type="float" office:value="2693.7570769934" calcext:value-type="float">
            <text:p>2693.7570769934</text:p>
          </table:table-cell>
          <table:table-cell table:formula="of:=0.5*[.D85]*[.$C$6]" office:value-type="float" office:value="-8053.65829902168" calcext:value-type="float">
            <text:p>-8053.65829902168</text:p>
          </table:table-cell>
          <table:table-cell table:formula="of:=SQRT([.H85]*[.H85]+[.I85]*[.I85])" office:value-type="float" office:value="8492.21638839077" calcext:value-type="float">
            <text:p>8492.216388390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64-[.$C$11]*ABS(64-[.A86]))/64" office:value-type="float" office:value="1" calcext:value-type="float">
            <text:p>1</text:p>
          </table:table-cell>
          <table:table-cell table:formula="of:=SIN([.A86]*[.$C$7]+[.$C$8])*[.$C$9]*[.B86]+[.$C$10]" office:value-type="float" office:value="98.3125069069354" calcext:value-type="float">
            <text:p>98.3125069069354</text:p>
          </table:table-cell>
          <table:table-cell table:formula="of:=[.C86]+([.$C$5]*[.E85])-[.F85]" office:value-type="float" office:value="-49723.8787050632" calcext:value-type="float">
            <text:p>-49723.8787050632</text:p>
          </table:table-cell>
          <table:table-cell table:formula="of:=[.D86]" office:value-type="float" office:value="-49723.8787050632" calcext:value-type="float">
            <text:p>-49723.8787050632</text:p>
          </table:table-cell>
          <table:table-cell table:formula="of:=[.E85]" office:value-type="float" office:value="-53129.8996487523" calcext:value-type="float">
            <text:p>-53129.8996487523</text:p>
          </table:table-cell>
          <table:table-cell/>
          <table:table-cell table:formula="of:=0.5*[.$C$5]*[.D86]-[.F86]" office:value-type="float" office:value="3980.61346403588" calcext:value-type="float">
            <text:p>3980.61346403588</text:p>
          </table:table-cell>
          <table:table-cell table:formula="of:=0.5*[.D86]*[.$C$6]" office:value-type="float" office:value="-7537.35902081614" calcext:value-type="float">
            <text:p>-7537.35902081614</text:p>
          </table:table-cell>
          <table:table-cell table:formula="of:=SQRT([.H86]*[.H86]+[.I86]*[.I86])" office:value-type="float" office:value="8523.91134155806" calcext:value-type="float">
            <text:p>8523.911341558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64-[.$C$11]*ABS(64-[.A87]))/64" office:value-type="float" office:value="1" calcext:value-type="float">
            <text:p>1</text:p>
          </table:table-cell>
          <table:table-cell table:formula="of:=SIN([.A87]*[.$C$7]+[.$C$8])*[.$C$9]*[.B87]+[.$C$10]" office:value-type="float" office:value="133.080607681159" calcext:value-type="float">
            <text:p>133.080607681159</text:p>
          </table:table-cell>
          <table:table-cell table:formula="of:=[.C87]+([.$C$5]*[.E86])-[.F86]" office:value-type="float" office:value="-45035.5921129994" calcext:value-type="float">
            <text:p>-45035.5921129994</text:p>
          </table:table-cell>
          <table:table-cell table:formula="of:=[.D87]" office:value-type="float" office:value="-45035.5921129994" calcext:value-type="float">
            <text:p>-45035.5921129994</text:p>
          </table:table-cell>
          <table:table-cell table:formula="of:=[.E86]" office:value-type="float" office:value="-49723.8787050632" calcext:value-type="float">
            <text:p>-49723.8787050632</text:p>
          </table:table-cell>
          <table:table-cell/>
          <table:table-cell table:formula="of:=0.5*[.$C$5]*[.D87]-[.F87]" office:value-type="float" office:value="5208.70283977862" calcext:value-type="float">
            <text:p>5208.70283977862</text:p>
          </table:table-cell>
          <table:table-cell table:formula="of:=0.5*[.D87]*[.$C$6]" office:value-type="float" office:value="-6826.68841029385" calcext:value-type="float">
            <text:p>-6826.68841029385</text:p>
          </table:table-cell>
          <table:table-cell table:formula="of:=SQRT([.H87]*[.H87]+[.I87]*[.I87])" office:value-type="float" office:value="8586.86554712244" calcext:value-type="float">
            <text:p>8586.865547122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64-[.$C$11]*ABS(64-[.A88]))/64" office:value-type="float" office:value="1" calcext:value-type="float">
            <text:p>1</text:p>
          </table:table-cell>
          <table:table-cell table:formula="of:=SIN([.A88]*[.$C$7]+[.$C$8])*[.$C$9]*[.B88]+[.$C$10]" office:value-type="float" office:value="164.796149755906" calcext:value-type="float">
            <text:p>164.796149755906</text:p>
          </table:table-cell>
          <table:table-cell table:formula="of:=[.C88]+([.$C$5]*[.E87])-[.F87]" office:value-type="float" office:value="-39141.67687575" calcext:value-type="float">
            <text:p>-39141.67687575</text:p>
          </table:table-cell>
          <table:table-cell table:formula="of:=[.D88]" office:value-type="float" office:value="-39141.67687575" calcext:value-type="float">
            <text:p>-39141.67687575</text:p>
          </table:table-cell>
          <table:table-cell table:formula="of:=[.E87]" office:value-type="float" office:value="-45035.5921129994" calcext:value-type="float">
            <text:p>-45035.5921129994</text:p>
          </table:table-cell>
          <table:table-cell/>
          <table:table-cell table:formula="of:=0.5*[.$C$5]*[.D88]-[.F88]" office:value-type="float" office:value="6346.22337073262" calcext:value-type="float">
            <text:p>6346.22337073262</text:p>
          </table:table-cell>
          <table:table-cell table:formula="of:=0.5*[.D88]*[.$C$6]" office:value-type="float" office:value="-5933.26343343493" calcext:value-type="float">
            <text:p>-5933.26343343493</text:p>
          </table:table-cell>
          <table:table-cell table:formula="of:=SQRT([.H88]*[.H88]+[.I88]*[.I88])" office:value-type="float" office:value="8687.81710453028" calcext:value-type="float">
            <text:p>8687.817104530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64-[.$C$11]*ABS(64-[.A89]))/64" office:value-type="float" office:value="1" calcext:value-type="float">
            <text:p>1</text:p>
          </table:table-cell>
          <table:table-cell table:formula="of:=SIN([.A89]*[.$C$7]+[.$C$8])*[.$C$9]*[.B89]+[.$C$10]" office:value-type="float" office:value="192.726144726832" calcext:value-type="float">
            <text:p>192.726144726832</text:p>
          </table:table-cell>
          <table:table-cell table:formula="of:=[.C89]+([.$C$5]*[.E88])-[.F88]" office:value-type="float" office:value="-32150.4192268073" calcext:value-type="float">
            <text:p>-32150.4192268073</text:p>
          </table:table-cell>
          <table:table-cell table:formula="of:=[.D89]" office:value-type="float" office:value="-32150.4192268073" calcext:value-type="float">
            <text:p>-32150.4192268073</text:p>
          </table:table-cell>
          <table:table-cell table:formula="of:=[.E88]" office:value-type="float" office:value="-39141.67687575" calcext:value-type="float">
            <text:p>-39141.67687575</text:p>
          </table:table-cell>
          <table:table-cell/>
          <table:table-cell table:formula="of:=0.5*[.$C$5]*[.D89]-[.F89]" office:value-type="float" office:value="7362.77714611049" calcext:value-type="float">
            <text:p>7362.77714611049</text:p>
          </table:table-cell>
          <table:table-cell table:formula="of:=0.5*[.D89]*[.$C$6]" office:value-type="float" office:value="-4873.49858243302" calcext:value-type="float">
            <text:p>-4873.49858243302</text:p>
          </table:table-cell>
          <table:table-cell table:formula="of:=SQRT([.H89]*[.H89]+[.I89]*[.I89])" office:value-type="float" office:value="8829.57959000674" calcext:value-type="float">
            <text:p>8829.579590006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64-[.$C$11]*ABS(64-[.A90]))/64" office:value-type="float" office:value="1" calcext:value-type="float">
            <text:p>1</text:p>
          </table:table-cell>
          <table:table-cell table:formula="of:=SIN([.A90]*[.$C$7]+[.$C$8])*[.$C$9]*[.B90]+[.$C$10]" office:value-type="float" office:value="216.225093223351" calcext:value-type="float">
            <text:p>216.225093223351</text:p>
          </table:table-cell>
          <table:table-cell table:formula="of:=[.C90]+([.$C$5]*[.E89])-[.F89]" office:value-type="float" office:value="-24199.8974903057" calcext:value-type="float">
            <text:p>-24199.8974903057</text:p>
          </table:table-cell>
          <table:table-cell table:formula="of:=[.D90]" office:value-type="float" office:value="-24199.8974903057" calcext:value-type="float">
            <text:p>-24199.8974903057</text:p>
          </table:table-cell>
          <table:table-cell table:formula="of:=[.E89]" office:value-type="float" office:value="-32150.4192268073" calcext:value-type="float">
            <text:p>-32150.4192268073</text:p>
          </table:table-cell>
          <table:table-cell/>
          <table:table-cell table:formula="of:=0.5*[.$C$5]*[.D90]-[.F90]" office:value-type="float" office:value="8230.16766222606" calcext:value-type="float">
            <text:p>8230.16766222606</text:p>
          </table:table-cell>
          <table:table-cell table:formula="of:=0.5*[.D90]*[.$C$6]" office:value-type="float" office:value="-3668.32436249202" calcext:value-type="float">
            <text:p>-3668.32436249202</text:p>
          </table:table-cell>
          <table:table-cell table:formula="of:=SQRT([.H90]*[.H90]+[.I90]*[.I90])" office:value-type="float" office:value="9010.67496788138" calcext:value-type="float">
            <text:p>9010.6749678813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64-[.$C$11]*ABS(64-[.A91]))/64" office:value-type="float" office:value="1" calcext:value-type="float">
            <text:p>1</text:p>
          </table:table-cell>
          <table:table-cell table:formula="of:=SIN([.A91]*[.$C$7]+[.$C$8])*[.$C$9]*[.B91]+[.$C$10]" office:value-type="float" office:value="234.749903258525" calcext:value-type="float">
            <text:p>234.749903258525</text:p>
          </table:table-cell>
          <table:table-cell table:formula="of:=[.C91]+([.$C$5]*[.E90])-[.F90]" office:value-type="float" office:value="-15455.3339990966" calcext:value-type="float">
            <text:p>-15455.3339990966</text:p>
          </table:table-cell>
          <table:table-cell table:formula="of:=[.D91]" office:value-type="float" office:value="-15455.3339990966" calcext:value-type="float">
            <text:p>-15455.3339990966</text:p>
          </table:table-cell>
          <table:table-cell table:formula="of:=[.E90]" office:value-type="float" office:value="-24199.8974903057" calcext:value-type="float">
            <text:p>-24199.8974903057</text:p>
          </table:table-cell>
          <table:table-cell/>
          <table:table-cell table:formula="of:=0.5*[.$C$5]*[.D91]-[.F91]" office:value-type="float" office:value="8923.16016440939" calcext:value-type="float">
            <text:p>8923.16016440939</text:p>
          </table:table-cell>
          <table:table-cell table:formula="of:=0.5*[.D91]*[.$C$6]" office:value-type="float" office:value="-2342.78588419844" calcext:value-type="float">
            <text:p>-2342.78588419844</text:p>
          </table:table-cell>
          <table:table-cell table:formula="of:=SQRT([.H91]*[.H91]+[.I91]*[.I91])" office:value-type="float" office:value="9225.5857818841" calcext:value-type="float">
            <text:p>9225.585781884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64-[.$C$11]*ABS(64-[.A92]))/64" office:value-type="float" office:value="1" calcext:value-type="float">
            <text:p>1</text:p>
          </table:table-cell>
          <table:table-cell table:formula="of:=SIN([.A92]*[.$C$7]+[.$C$8])*[.$C$9]*[.B92]+[.$C$10]" office:value-type="float" office:value="247.872441807968" calcext:value-type="float">
            <text:p>247.872441807968</text:p>
          </table:table-cell>
          <table:table-cell table:formula="of:=[.C92]+([.$C$5]*[.E91])-[.F91]" office:value-type="float" office:value="-6105.70471967894" calcext:value-type="float">
            <text:p>-6105.70471967894</text:p>
          </table:table-cell>
          <table:table-cell table:formula="of:=[.D92]" office:value-type="float" office:value="-6105.70471967894" calcext:value-type="float">
            <text:p>-6105.70471967894</text:p>
          </table:table-cell>
          <table:table-cell table:formula="of:=[.E91]" office:value-type="float" office:value="-15455.3339990966" calcext:value-type="float">
            <text:p>-15455.3339990966</text:p>
          </table:table-cell>
          <table:table-cell/>
          <table:table-cell table:formula="of:=0.5*[.$C$5]*[.D92]-[.F92]" office:value-type="float" office:value="9420.18476211009" calcext:value-type="float">
            <text:p>9420.18476211009</text:p>
          </table:table-cell>
          <table:table-cell table:formula="of:=0.5*[.D92]*[.$C$6]" office:value-type="float" office:value="-925.528935911945" calcext:value-type="float">
            <text:p>-925.528935911945</text:p>
          </table:table-cell>
          <table:table-cell table:formula="of:=SQRT([.H92]*[.H92]+[.I92]*[.I92])" office:value-type="float" office:value="9465.54196882045" calcext:value-type="float">
            <text:p>9465.541968820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64-[.$C$11]*ABS(64-[.A93]))/64" office:value-type="float" office:value="1" calcext:value-type="float">
            <text:p>1</text:p>
          </table:table-cell>
          <table:table-cell table:formula="of:=SIN([.A93]*[.$C$7]+[.$C$8])*[.$C$9]*[.B93]+[.$C$10]" office:value-type="float" office:value="255.289429534075" calcext:value-type="float">
            <text:p>255.289429534075</text:p>
          </table:table-cell>
          <table:table-cell table:formula="of:=[.C93]+([.$C$5]*[.E92])-[.F92]" office:value-type="float" office:value="3640.32495465761" calcext:value-type="float">
            <text:p>3640.32495465761</text:p>
          </table:table-cell>
          <table:table-cell table:formula="of:=[.D93]" office:value-type="float" office:value="3640.32495465761" calcext:value-type="float">
            <text:p>3640.32495465761</text:p>
          </table:table-cell>
          <table:table-cell table:formula="of:=[.E92]" office:value-type="float" office:value="-6105.70471967894" calcext:value-type="float">
            <text:p>-6105.70471967894</text:p>
          </table:table-cell>
          <table:table-cell/>
          <table:table-cell table:formula="of:=0.5*[.$C$5]*[.D93]-[.F93]" office:value-type="float" office:value="9703.96329606817" calcext:value-type="float">
            <text:p>9703.96329606817</text:p>
          </table:table-cell>
          <table:table-cell table:formula="of:=0.5*[.D93]*[.$C$6]" office:value-type="float" office:value="551.816086159359" calcext:value-type="float">
            <text:p>551.816086159359</text:p>
          </table:table-cell>
          <table:table-cell table:formula="of:=SQRT([.H93]*[.H93]+[.I93]*[.I93])" office:value-type="float" office:value="9719.64014994292" calcext:value-type="float">
            <text:p>9719.640149942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64-[.$C$11]*ABS(64-[.A94]))/64" office:value-type="float" office:value="1" calcext:value-type="float">
            <text:p>1</text:p>
          </table:table-cell>
          <table:table-cell table:formula="of:=SIN([.A94]*[.$C$7]+[.$C$8])*[.$C$9]*[.B94]+[.$C$10]" office:value-type="float" office:value="256.8294499753" calcext:value-type="float">
            <text:p>256.8294499753</text:p>
          </table:table-cell>
          <table:table-cell table:formula="of:=[.C94]+([.$C$5]*[.E93])-[.F93]" office:value-type="float" office:value="13559.0513224327" calcext:value-type="float">
            <text:p>13559.0513224327</text:p>
          </table:table-cell>
          <table:table-cell table:formula="of:=[.D94]" office:value-type="float" office:value="13559.0513224327" calcext:value-type="float">
            <text:p>13559.0513224327</text:p>
          </table:table-cell>
          <table:table-cell table:formula="of:=[.E93]" office:value-type="float" office:value="3640.32495465761" calcext:value-type="float">
            <text:p>3640.32495465761</text:p>
          </table:table-cell>
          <table:table-cell/>
          <table:table-cell table:formula="of:=0.5*[.$C$5]*[.D94]-[.F94]" office:value-type="float" office:value="9762.04250328658" calcext:value-type="float">
            <text:p>9762.04250328658</text:p>
          </table:table-cell>
          <table:table-cell table:formula="of:=0.5*[.D94]*[.$C$6]" office:value-type="float" office:value="2055.33921448571" calcext:value-type="float">
            <text:p>2055.33921448571</text:p>
          </table:table-cell>
          <table:table-cell table:formula="of:=SQRT([.H94]*[.H94]+[.I94]*[.I94])" office:value-type="float" office:value="9976.06601434536" calcext:value-type="float">
            <text:p>9976.066014345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64-[.$C$11]*ABS(64-[.A95]))/64" office:value-type="float" office:value="1" calcext:value-type="float">
            <text:p>1</text:p>
          </table:table-cell>
          <table:table-cell table:formula="of:=SIN([.A95]*[.$C$7]+[.$C$8])*[.$C$9]*[.B95]+[.$C$10]" office:value-type="float" office:value="252.45691120882" calcext:value-type="float">
            <text:p>252.45691120882</text:p>
          </table:table-cell>
          <table:table-cell table:formula="of:=[.C95]+([.$C$5]*[.E94])-[.F94]" office:value-type="float" office:value="23416.8668724396" calcext:value-type="float">
            <text:p>23416.8668724396</text:p>
          </table:table-cell>
          <table:table-cell table:formula="of:=[.D95]" office:value-type="float" office:value="23416.8668724396" calcext:value-type="float">
            <text:p>23416.8668724396</text:p>
          </table:table-cell>
          <table:table-cell table:formula="of:=[.E94]" office:value-type="float" office:value="13559.0513224327" calcext:value-type="float">
            <text:p>13559.0513224327</text:p>
          </table:table-cell>
          <table:table-cell/>
          <table:table-cell table:formula="of:=0.5*[.$C$5]*[.D95]-[.F95]" office:value-type="float" office:value="9587.21806434675" calcext:value-type="float">
            <text:p>9587.21806434675</text:p>
          </table:table-cell>
          <table:table-cell table:formula="of:=0.5*[.D95]*[.$C$6]" office:value-type="float" office:value="3549.62921953755" calcext:value-type="float">
            <text:p>3549.62921953755</text:p>
          </table:table-cell>
          <table:table-cell table:formula="of:=SQRT([.H95]*[.H95]+[.I95]*[.I95])" office:value-type="float" office:value="10223.2391055639" calcext:value-type="float">
            <text:p>10223.239105563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64-[.$C$11]*ABS(64-[.A96]))/64" office:value-type="float" office:value="1" calcext:value-type="float">
            <text:p>1</text:p>
          </table:table-cell>
          <table:table-cell table:formula="of:=SIN([.A96]*[.$C$7]+[.$C$8])*[.$C$9]*[.B96]+[.$C$10]" office:value-type="float" office:value="242.272868427253" calcext:value-type="float">
            <text:p>242.272868427253</text:p>
          </table:table-cell>
          <table:table-cell table:formula="of:=[.C96]+([.$C$5]*[.E95])-[.F95]" office:value-type="float" office:value="32975.7603195535" calcext:value-type="float">
            <text:p>32975.7603195535</text:p>
          </table:table-cell>
          <table:table-cell table:formula="of:=[.D96]" office:value-type="float" office:value="32975.7603195535" calcext:value-type="float">
            <text:p>32975.7603195535</text:p>
          </table:table-cell>
          <table:table-cell table:formula="of:=[.E95]" office:value-type="float" office:value="23416.8668724396" calcext:value-type="float">
            <text:p>23416.8668724396</text:p>
          </table:table-cell>
          <table:table-cell/>
          <table:table-cell table:formula="of:=0.5*[.$C$5]*[.D96]-[.F96]" office:value-type="float" office:value="9177.83658417785" calcext:value-type="float">
            <text:p>9177.83658417785</text:p>
          </table:table-cell>
          <table:table-cell table:formula="of:=0.5*[.D96]*[.$C$6]" office:value-type="float" office:value="4998.60732882748" calcext:value-type="float">
            <text:p>4998.60732882748</text:p>
          </table:table-cell>
          <table:table-cell table:formula="of:=SQRT([.H96]*[.H96]+[.I96]*[.I96])" office:value-type="float" office:value="10450.7779420329" calcext:value-type="float">
            <text:p>10450.77794203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64-[.$C$11]*ABS(64-[.A97]))/64" office:value-type="float" office:value="1" calcext:value-type="float">
            <text:p>1</text:p>
          </table:table-cell>
          <table:table-cell table:formula="of:=SIN([.A97]*[.$C$7]+[.$C$8])*[.$C$9]*[.B97]+[.$C$10]" office:value-type="float" office:value="226.512688418611" calcext:value-type="float">
            <text:p>226.512688418611</text:p>
          </table:table-cell>
          <table:table-cell table:formula="of:=[.C97]+([.$C$5]*[.E96])-[.F96]" office:value-type="float" office:value="41999.0527292139" calcext:value-type="float">
            <text:p>41999.0527292139</text:p>
          </table:table-cell>
          <table:table-cell table:formula="of:=[.D97]" office:value-type="float" office:value="41999.0527292139" calcext:value-type="float">
            <text:p>41999.0527292139</text:p>
          </table:table-cell>
          <table:table-cell table:formula="of:=[.E96]" office:value-type="float" office:value="32975.7603195535" calcext:value-type="float">
            <text:p>32975.7603195535</text:p>
          </table:table-cell>
          <table:table-cell/>
          <table:table-cell table:formula="of:=0.5*[.$C$5]*[.D97]-[.F97]" office:value-type="float" office:value="8537.96539599371" calcext:value-type="float">
            <text:p>8537.96539599371</text:p>
          </table:table-cell>
          <table:table-cell table:formula="of:=0.5*[.D97]*[.$C$6]" office:value-type="float" office:value="6366.396733287" calcext:value-type="float">
            <text:p>6366.396733287</text:p>
          </table:table-cell>
          <table:table-cell table:formula="of:=SQRT([.H97]*[.H97]+[.I97]*[.I97])" office:value-type="float" office:value="10650.2516622281" calcext:value-type="float">
            <text:p>10650.25166222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64-[.$C$11]*ABS(64-[.A98]))/64" office:value-type="float" office:value="1" calcext:value-type="float">
            <text:p>1</text:p>
          </table:table-cell>
          <table:table-cell table:formula="of:=SIN([.A98]*[.$C$7]+[.$C$8])*[.$C$9]*[.B98]+[.$C$10]" office:value-type="float" office:value="205.540609926459" calcext:value-type="float">
            <text:p>205.540609926459</text:p>
          </table:table-cell>
          <table:table-cell table:formula="of:=[.C98]+([.$C$5]*[.E97])-[.F97]" office:value-type="float" office:value="50257.2317214673" calcext:value-type="float">
            <text:p>50257.2317214673</text:p>
          </table:table-cell>
          <table:table-cell table:formula="of:=[.D98]" office:value-type="float" office:value="50257.2317214673" calcext:value-type="float">
            <text:p>50257.2317214673</text:p>
          </table:table-cell>
          <table:table-cell table:formula="of:=[.E97]" office:value-type="float" office:value="41999.0527292139" calcext:value-type="float">
            <text:p>41999.0527292139</text:p>
          </table:table-cell>
          <table:table-cell/>
          <table:table-cell table:formula="of:=0.5*[.$C$5]*[.D98]-[.F98]" office:value-type="float" office:value="7677.42322274127" calcext:value-type="float">
            <text:p>7677.42322274127</text:p>
          </table:table-cell>
          <table:table-cell table:formula="of:=0.5*[.D98]*[.$C$6]" office:value-type="float" office:value="7618.20696096414" calcext:value-type="float">
            <text:p>7618.20696096414</text:p>
          </table:table-cell>
          <table:table-cell table:formula="of:=SQRT([.H98]*[.H98]+[.I98]*[.I98])" office:value-type="float" office:value="10815.7248782118" calcext:value-type="float">
            <text:p>10815.72487821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64-[.$C$11]*ABS(64-[.A99]))/64" office:value-type="float" office:value="1" calcext:value-type="float">
            <text:p>1</text:p>
          </table:table-cell>
          <table:table-cell table:formula="of:=SIN([.A99]*[.$C$7]+[.$C$8])*[.$C$9]*[.B99]+[.$C$10]" office:value-type="float" office:value="179.841325607583" calcext:value-type="float">
            <text:p>179.841325607583</text:p>
          </table:table-cell>
          <table:table-cell table:formula="of:=[.C99]+([.$C$5]*[.E98])-[.F98]" office:value-type="float" office:value="57533.740500304" calcext:value-type="float">
            <text:p>57533.740500304</text:p>
          </table:table-cell>
          <table:table-cell table:formula="of:=[.D99]" office:value-type="float" office:value="57533.740500304" calcext:value-type="float">
            <text:p>57533.740500304</text:p>
          </table:table-cell>
          <table:table-cell table:formula="of:=[.E98]" office:value-type="float" office:value="50257.2317214673" calcext:value-type="float">
            <text:p>50257.2317214673</text:p>
          </table:table-cell>
          <table:table-cell/>
          <table:table-cell table:formula="of:=0.5*[.$C$5]*[.D99]-[.F99]" office:value-type="float" office:value="6611.66810630727" calcext:value-type="float">
            <text:p>6611.66810630727</text:p>
          </table:table-cell>
          <table:table-cell table:formula="of:=0.5*[.D99]*[.$C$6]" office:value-type="float" office:value="8721.21140294522" calcext:value-type="float">
            <text:p>8721.21140294522</text:p>
          </table:table-cell>
          <table:table-cell table:formula="of:=SQRT([.H99]*[.H99]+[.I99]*[.I99])" office:value-type="float" office:value="10944.1163865715" calcext:value-type="float">
            <text:p>10944.11638657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64-[.$C$11]*ABS(64-[.A100]))/64" office:value-type="float" office:value="1" calcext:value-type="float">
            <text:p>1</text:p>
          </table:table-cell>
          <table:table-cell table:formula="of:=SIN([.A100]*[.$C$7]+[.$C$8])*[.$C$9]*[.B100]+[.$C$10]" office:value-type="float" office:value="150.00878013937" calcext:value-type="float">
            <text:p>150.00878013937</text:p>
          </table:table-cell>
          <table:table-cell table:formula="of:=[.C100]+([.$C$5]*[.E99])-[.F99]" office:value-type="float" office:value="63630.5767142212" calcext:value-type="float">
            <text:p>63630.5767142212</text:p>
          </table:table-cell>
          <table:table-cell table:formula="of:=[.D100]" office:value-type="float" office:value="63630.5767142212" calcext:value-type="float">
            <text:p>63630.5767142212</text:p>
          </table:table-cell>
          <table:table-cell table:formula="of:=[.E99]" office:value-type="float" office:value="57533.740500304" calcext:value-type="float">
            <text:p>57533.740500304</text:p>
          </table:table-cell>
          <table:table-cell/>
          <table:table-cell table:formula="of:=0.5*[.$C$5]*[.D100]-[.F100]" office:value-type="float" office:value="5361.54254018337" calcext:value-type="float">
            <text:p>5361.54254018337</text:p>
          </table:table-cell>
          <table:table-cell table:formula="of:=0.5*[.D100]*[.$C$6]" office:value-type="float" office:value="9645.39601267736" calcext:value-type="float">
            <text:p>9645.39601267736</text:p>
          </table:table-cell>
          <table:table-cell table:formula="of:=SQRT([.H100]*[.H100]+[.I100]*[.I100])" office:value-type="float" office:value="11035.3886497743" calcext:value-type="float">
            <text:p>11035.38864977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64-[.$C$11]*ABS(64-[.A101]))/64" office:value-type="float" office:value="1" calcext:value-type="float">
            <text:p>1</text:p>
          </table:table-cell>
          <table:table-cell table:formula="of:=SIN([.A101]*[.$C$7]+[.$C$8])*[.$C$9]*[.B101]+[.$C$10]" office:value-type="float" office:value="116.732443367508" calcext:value-type="float">
            <text:p>116.732443367508</text:p>
          </table:table-cell>
          <table:table-cell table:formula="of:=[.C101]+([.$C$5]*[.E100])-[.F100]" office:value-type="float" office:value="68373.5580240383" calcext:value-type="float">
            <text:p>68373.5580240383</text:p>
          </table:table-cell>
          <table:table-cell table:formula="of:=[.D101]" office:value-type="float" office:value="68373.5580240383" calcext:value-type="float">
            <text:p>68373.5580240383</text:p>
          </table:table-cell>
          <table:table-cell table:formula="of:=[.E100]" office:value-type="float" office:value="63630.5767142212" calcext:value-type="float">
            <text:p>63630.5767142212</text:p>
          </table:table-cell>
          <table:table-cell/>
          <table:table-cell table:formula="of:=0.5*[.$C$5]*[.D101]-[.F101]" office:value-type="float" office:value="3952.87932957658" calcext:value-type="float">
            <text:p>3952.87932957658</text:p>
          </table:table-cell>
          <table:table-cell table:formula="of:=0.5*[.D101]*[.$C$6]" office:value-type="float" office:value="10364.3574833454" calcext:value-type="float">
            <text:p>10364.3574833454</text:p>
          </table:table-cell>
          <table:table-cell table:formula="of:=SQRT([.H101]*[.H101]+[.I101]*[.I101])" office:value-type="float" office:value="11092.5723363326" calcext:value-type="float">
            <text:p>11092.57233633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64-[.$C$11]*ABS(64-[.A102]))/64" office:value-type="float" office:value="1" calcext:value-type="float">
            <text:p>1</text:p>
          </table:table-cell>
          <table:table-cell table:formula="of:=SIN([.A102]*[.$C$7]+[.$C$8])*[.$C$9]*[.B102]+[.$C$10]" office:value-type="float" office:value="80.7813757398799" calcext:value-type="float">
            <text:p>80.7813757398799</text:p>
          </table:table-cell>
          <table:table-cell table:formula="of:=[.C102]+([.$C$5]*[.E101])-[.F101]" office:value-type="float" office:value="71617.1167491143" calcext:value-type="float">
            <text:p>71617.1167491143</text:p>
          </table:table-cell>
          <table:table-cell table:formula="of:=[.D102]" office:value-type="float" office:value="71617.1167491143" calcext:value-type="float">
            <text:p>71617.1167491143</text:p>
          </table:table-cell>
          <table:table-cell table:formula="of:=[.E101]" office:value-type="float" office:value="68373.5580240383" calcext:value-type="float">
            <text:p>68373.5580240383</text:p>
          </table:table-cell>
          <table:table-cell/>
          <table:table-cell table:formula="of:=0.5*[.$C$5]*[.D102]-[.F102]" office:value-type="float" office:value="2415.97526448301" calcext:value-type="float">
            <text:p>2415.97526448301</text:p>
          </table:table-cell>
          <table:table-cell table:formula="of:=0.5*[.D102]*[.$C$6]" office:value-type="float" office:value="10856.0300409311" calcext:value-type="float">
            <text:p>10856.0300409311</text:p>
          </table:table-cell>
          <table:table-cell table:formula="of:=SQRT([.H102]*[.H102]+[.I102]*[.I102])" office:value-type="float" office:value="11121.6152032064" calcext:value-type="float">
            <text:p>11121.61520320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64-[.$C$11]*ABS(64-[.A103]))/64" office:value-type="float" office:value="1" calcext:value-type="float">
            <text:p>1</text:p>
          </table:table-cell>
          <table:table-cell table:formula="of:=SIN([.A103]*[.$C$7]+[.$C$8])*[.$C$9]*[.B103]+[.$C$10]" office:value-type="float" office:value="42.9864542956568" calcext:value-type="float">
            <text:p>42.9864542956568</text:p>
          </table:table-cell>
          <table:table-cell table:formula="of:=[.C103]+([.$C$5]*[.E102])-[.F102]" office:value-type="float" office:value="73248.4950073" calcext:value-type="float">
            <text:p>73248.4950073</text:p>
          </table:table-cell>
          <table:table-cell table:formula="of:=[.D103]" office:value-type="float" office:value="73248.4950073" calcext:value-type="float">
            <text:p>73248.4950073</text:p>
          </table:table-cell>
          <table:table-cell table:formula="of:=[.E102]" office:value-type="float" office:value="71617.1167491143" calcext:value-type="float">
            <text:p>71617.1167491143</text:p>
          </table:table-cell>
          <table:table-cell/>
          <table:table-cell table:formula="of:=0.5*[.$C$5]*[.D103]-[.F103]" office:value-type="float" office:value="784.943135787151" calcext:value-type="float">
            <text:p>784.943135787151</text:p>
          </table:table-cell>
          <table:table-cell table:formula="of:=0.5*[.D103]*[.$C$6]" office:value-type="float" office:value="11103.3213615385" calcext:value-type="float">
            <text:p>11103.3213615385</text:p>
          </table:table-cell>
          <table:table-cell table:formula="of:=SQRT([.H103]*[.H103]+[.I103]*[.I103])" office:value-type="float" office:value="11131.0323413427" calcext:value-type="float">
            <text:p>11131.03234134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64-[.$C$11]*ABS(64-[.A104]))/64" office:value-type="float" office:value="1" calcext:value-type="float">
            <text:p>1</text:p>
          </table:table-cell>
          <table:table-cell table:formula="of:=SIN([.A104]*[.$C$7]+[.$C$8])*[.$C$9]*[.B104]+[.$C$10]" office:value-type="float" office:value="4.22116999067371" calcext:value-type="float">
            <text:p>4.22116999067371</text:p>
          </table:table-cell>
          <table:table-cell table:formula="of:=[.C104]+([.$C$5]*[.E103])-[.F103]" office:value-type="float" office:value="73191.2241906792" calcext:value-type="float">
            <text:p>73191.2241906792</text:p>
          </table:table-cell>
          <table:table-cell table:formula="of:=[.D104]" office:value-type="float" office:value="73191.2241906792" calcext:value-type="float">
            <text:p>73191.2241906792</text:p>
          </table:table-cell>
          <table:table-cell table:formula="of:=[.E103]" office:value-type="float" office:value="73248.4950073" calcext:value-type="float">
            <text:p>73248.4950073</text:p>
          </table:table-cell>
          <table:table-cell/>
          <table:table-cell table:formula="of:=0.5*[.$C$5]*[.D104]-[.F104]" office:value-type="float" office:value="-903.044136607234" calcext:value-type="float">
            <text:p>-903.044136607234</text:p>
          </table:table-cell>
          <table:table-cell table:formula="of:=0.5*[.D104]*[.$C$6]" office:value-type="float" office:value="11094.6400052661" calcext:value-type="float">
            <text:p>11094.6400052661</text:p>
          </table:table-cell>
          <table:table-cell table:formula="of:=SQRT([.H104]*[.H104]+[.I104]*[.I104])" office:value-type="float" office:value="11131.330808089" calcext:value-type="float">
            <text:p>11131.3308080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64-[.$C$11]*ABS(64-[.A105]))/64" office:value-type="float" office:value="1" calcext:value-type="float">
            <text:p>1</text:p>
          </table:table-cell>
          <table:table-cell table:formula="of:=SIN([.A105]*[.$C$7]+[.$C$8])*[.$C$9]*[.B105]+[.$C$10]" office:value-type="float" office:value="-34.6185598415529" calcext:value-type="float">
            <text:p>-34.6185598415529</text:p>
          </table:table-cell>
          <table:table-cell table:formula="of:=[.C105]+([.$C$5]*[.E104])-[.F104]" office:value-type="float" office:value="71407.788174244" calcext:value-type="float">
            <text:p>71407.788174244</text:p>
          </table:table-cell>
          <table:table-cell table:formula="of:=[.D105]" office:value-type="float" office:value="71407.788174244" calcext:value-type="float">
            <text:p>71407.788174244</text:p>
          </table:table-cell>
          <table:table-cell table:formula="of:=[.E104]" office:value-type="float" office:value="73191.2241906792" calcext:value-type="float">
            <text:p>73191.2241906792</text:p>
          </table:table-cell>
          <table:table-cell/>
          <table:table-cell table:formula="of:=0.5*[.$C$5]*[.D105]-[.F105]" office:value-type="float" office:value="-2608.60054599255" calcext:value-type="float">
            <text:p>-2608.60054599255</text:p>
          </table:table-cell>
          <table:table-cell table:formula="of:=0.5*[.D105]*[.$C$6]" office:value-type="float" office:value="10824.2991168117" calcext:value-type="float">
            <text:p>10824.2991168117</text:p>
          </table:table-cell>
          <table:table-cell table:formula="of:=SQRT([.H105]*[.H105]+[.I105]*[.I105])" office:value-type="float" office:value="11134.1927493089" calcext:value-type="float">
            <text:p>11134.19274930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64-[.$C$11]*ABS(64-[.A106]))/64" office:value-type="float" office:value="1" calcext:value-type="float">
            <text:p>1</text:p>
          </table:table-cell>
          <table:table-cell table:formula="of:=SIN([.A106]*[.$C$7]+[.$C$8])*[.$C$9]*[.B106]+[.$C$10]" office:value-type="float" office:value="-72.6350973322544" calcext:value-type="float">
            <text:p>-72.6350973322544</text:p>
          </table:table-cell>
          <table:table-cell table:formula="of:=[.C106]+([.$C$5]*[.E105])-[.F105]" office:value-type="float" office:value="67901.3880013619" calcext:value-type="float">
            <text:p>67901.3880013619</text:p>
          </table:table-cell>
          <table:table-cell table:formula="of:=[.D106]" office:value-type="float" office:value="67901.3880013619" calcext:value-type="float">
            <text:p>67901.3880013619</text:p>
          </table:table-cell>
          <table:table-cell table:formula="of:=[.E105]" office:value-type="float" office:value="71407.788174244" calcext:value-type="float">
            <text:p>71407.788174244</text:p>
          </table:table-cell>
          <table:table-cell/>
          <table:table-cell table:formula="of:=0.5*[.$C$5]*[.D106]-[.F106]" office:value-type="float" office:value="-4291.04591418004" calcext:value-type="float">
            <text:p>-4291.04591418004</text:p>
          </table:table-cell>
          <table:table-cell table:formula="of:=0.5*[.D106]*[.$C$6]" office:value-type="float" office:value="10292.7839240724" calcext:value-type="float">
            <text:p>10292.7839240724</text:p>
          </table:table-cell>
          <table:table-cell table:formula="of:=SQRT([.H106]*[.H106]+[.I106]*[.I106])" office:value-type="float" office:value="11151.4338067015" calcext:value-type="float">
            <text:p>11151.43380670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64-[.$C$11]*ABS(64-[.A107]))/64" office:value-type="float" office:value="1" calcext:value-type="float">
            <text:p>1</text:p>
          </table:table-cell>
          <table:table-cell table:formula="of:=SIN([.A107]*[.$C$7]+[.$C$8])*[.$C$9]*[.B107]+[.$C$10]" office:value-type="float" office:value="-108.949829683695" calcext:value-type="float">
            <text:p>-108.949829683695</text:p>
          </table:table-cell>
          <table:table-cell table:formula="of:=[.C107]+([.$C$5]*[.E106])-[.F106]" office:value-type="float" office:value="62716.7465162002" calcext:value-type="float">
            <text:p>62716.7465162002</text:p>
          </table:table-cell>
          <table:table-cell table:formula="of:=[.D107]" office:value-type="float" office:value="62716.7465162002" calcext:value-type="float">
            <text:p>62716.7465162002</text:p>
          </table:table-cell>
          <table:table-cell table:formula="of:=[.E106]" office:value-type="float" office:value="67901.3880013619" calcext:value-type="float">
            <text:p>67901.3880013619</text:p>
          </table:table-cell>
          <table:table-cell/>
          <table:table-cell table:formula="of:=0.5*[.$C$5]*[.D107]-[.F107]" office:value-type="float" office:value="-5909.37524260736" calcext:value-type="float">
            <text:p>-5909.37524260736</text:p>
          </table:table-cell>
          <table:table-cell table:formula="of:=0.5*[.D107]*[.$C$6]" office:value-type="float" office:value="9506.87370778229" calcext:value-type="float">
            <text:p>9506.87370778229</text:p>
          </table:table-cell>
          <table:table-cell table:formula="of:=SQRT([.H107]*[.H107]+[.I107]*[.I107])" office:value-type="float" office:value="11193.8091574612" calcext:value-type="float">
            <text:p>11193.80915746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64-[.$C$11]*ABS(64-[.A108]))/64" office:value-type="float" office:value="1" calcext:value-type="float">
            <text:p>1</text:p>
          </table:table-cell>
          <table:table-cell table:formula="of:=SIN([.A108]*[.$C$7]+[.$C$8])*[.$C$9]*[.B108]+[.$C$10]" office:value-type="float" office:value="-142.723475080742" calcext:value-type="float">
            <text:p>-142.723475080742</text:p>
          </table:table-cell>
          <table:table-cell table:formula="of:=[.C108]+([.$C$5]*[.E107])-[.F107]" office:value-type="float" office:value="55939.9140410664" calcext:value-type="float">
            <text:p>55939.9140410664</text:p>
          </table:table-cell>
          <table:table-cell table:formula="of:=[.D108]" office:value-type="float" office:value="55939.9140410664" calcext:value-type="float">
            <text:p>55939.9140410664</text:p>
          </table:table-cell>
          <table:table-cell table:formula="of:=[.E107]" office:value-type="float" office:value="62716.7465162002" calcext:value-type="float">
            <text:p>62716.7465162002</text:p>
          </table:table-cell>
          <table:table-cell/>
          <table:table-cell table:formula="of:=0.5*[.$C$5]*[.D108]-[.F108]" office:value-type="float" office:value="-7423.25542189321" calcext:value-type="float">
            <text:p>-7423.25542189321</text:p>
          </table:table-cell>
          <table:table-cell table:formula="of:=0.5*[.D108]*[.$C$6]" office:value-type="float" office:value="8479.61234524888" calcext:value-type="float">
            <text:p>8479.61234524888</text:p>
          </table:table-cell>
          <table:table-cell table:formula="of:=SQRT([.H108]*[.H108]+[.I108]*[.I108])" office:value-type="float" office:value="11269.8068565688" calcext:value-type="float">
            <text:p>11269.80685656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64-[.$C$11]*ABS(64-[.A109]))/64" office:value-type="float" office:value="1" calcext:value-type="float">
            <text:p>1</text:p>
          </table:table-cell>
          <table:table-cell table:formula="of:=SIN([.A109]*[.$C$7]+[.$C$8])*[.$C$9]*[.B109]+[.$C$10]" office:value-type="float" office:value="-173.175479611055" calcext:value-type="float">
            <text:p>-173.175479611055</text:p>
          </table:table-cell>
          <table:table-cell table:formula="of:=[.C109]+([.$C$5]*[.E108])-[.F108]" office:value-type="float" office:value="47697.0601928027" calcext:value-type="float">
            <text:p>47697.0601928027</text:p>
          </table:table-cell>
          <table:table-cell table:formula="of:=[.D109]" office:value-type="float" office:value="47697.0601928027" calcext:value-type="float">
            <text:p>47697.0601928027</text:p>
          </table:table-cell>
          <table:table-cell table:formula="of:=[.E108]" office:value-type="float" office:value="55939.9140410664" calcext:value-type="float">
            <text:p>55939.9140410664</text:p>
          </table:table-cell>
          <table:table-cell/>
          <table:table-cell table:formula="of:=0.5*[.$C$5]*[.D109]-[.F109]" office:value-type="float" office:value="-8794.02513141874" calcext:value-type="float">
            <text:p>-8794.02513141874</text:p>
          </table:table-cell>
          <table:table-cell table:formula="of:=0.5*[.D109]*[.$C$6]" office:value-type="float" office:value="7230.12516869535" calcext:value-type="float">
            <text:p>7230.12516869535</text:p>
          </table:table-cell>
          <table:table-cell table:formula="of:=SQRT([.H109]*[.H109]+[.I109]*[.I109])" office:value-type="float" office:value="11384.6206773448" calcext:value-type="float">
            <text:p>11384.62067734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64-[.$C$11]*ABS(64-[.A110]))/64" office:value-type="float" office:value="1" calcext:value-type="float">
            <text:p>1</text:p>
          </table:table-cell>
          <table:table-cell table:formula="of:=SIN([.A110]*[.$C$7]+[.$C$8])*[.$C$9]*[.B110]+[.$C$10]" office:value-type="float" office:value="-199.602056905253" calcext:value-type="float">
            <text:p>-199.602056905253</text:p>
          </table:table-cell>
          <table:table-cell table:formula="of:=[.C110]+([.$C$5]*[.E109])-[.F109]" office:value-type="float" office:value="38152.2617213237" calcext:value-type="float">
            <text:p>38152.2617213237</text:p>
          </table:table-cell>
          <table:table-cell table:formula="of:=[.D110]" office:value-type="float" office:value="38152.2617213237" calcext:value-type="float">
            <text:p>38152.2617213237</text:p>
          </table:table-cell>
          <table:table-cell table:formula="of:=[.E109]" office:value-type="float" office:value="47697.0601928027" calcext:value-type="float">
            <text:p>47697.0601928027</text:p>
          </table:table-cell>
          <table:table-cell/>
          <table:table-cell table:formula="of:=0.5*[.$C$5]*[.D110]-[.F110]" office:value-type="float" office:value="-9985.6732541848" calcext:value-type="float">
            <text:p>-9985.6732541848</text:p>
          </table:table-cell>
          <table:table-cell table:formula="of:=0.5*[.D110]*[.$C$6]" office:value-type="float" office:value="5783.28363632815" calcext:value-type="float">
            <text:p>5783.28363632815</text:p>
          </table:table-cell>
          <table:table-cell table:formula="of:=SQRT([.H110]*[.H110]+[.I110]*[.I110])" office:value-type="float" office:value="11539.4991207401" calcext:value-type="float">
            <text:p>11539.49912074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64-[.$C$11]*ABS(64-[.A111]))/64" office:value-type="float" office:value="1" calcext:value-type="float">
            <text:p>1</text:p>
          </table:table-cell>
          <table:table-cell table:formula="of:=SIN([.A111]*[.$C$7]+[.$C$8])*[.$C$9]*[.B111]+[.$C$10]" office:value-type="float" office:value="-221.392453576953" calcext:value-type="float">
            <text:p>-221.392453576953</text:p>
          </table:table-cell>
          <table:table-cell table:formula="of:=[.C111]+([.$C$5]*[.E110])-[.F110]" office:value-type="float" office:value="27504.3212308561" calcext:value-type="float">
            <text:p>27504.3212308561</text:p>
          </table:table-cell>
          <table:table-cell table:formula="of:=[.D111]" office:value-type="float" office:value="27504.3212308561" calcext:value-type="float">
            <text:p>27504.3212308561</text:p>
          </table:table-cell>
          <table:table-cell table:formula="of:=[.E110]" office:value-type="float" office:value="38152.2617213237" calcext:value-type="float">
            <text:p>38152.2617213237</text:p>
          </table:table-cell>
          <table:table-cell/>
          <table:table-cell table:formula="of:=0.5*[.$C$5]*[.D111]-[.F111]" office:value-type="float" office:value="-10965.771232317" calcext:value-type="float">
            <text:p>-10965.771232317</text:p>
          </table:table-cell>
          <table:table-cell table:formula="of:=0.5*[.D111]*[.$C$6]" office:value-type="float" office:value="4169.22310044387" calcext:value-type="float">
            <text:p>4169.22310044387</text:p>
          </table:table-cell>
          <table:table-cell table:formula="of:=SQRT([.H111]*[.H111]+[.I111]*[.I111])" office:value-type="float" office:value="11731.6051749446" calcext:value-type="float">
            <text:p>11731.60517494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64-[.$C$11]*ABS(64-[.A112]))/64" office:value-type="float" office:value="1" calcext:value-type="float">
            <text:p>1</text:p>
          </table:table-cell>
          <table:table-cell table:formula="of:=SIN([.A112]*[.$C$7]+[.$C$8])*[.$C$9]*[.B112]+[.$C$10]" office:value-type="float" office:value="-238.043064546703" calcext:value-type="float">
            <text:p>-238.043064546703</text:p>
          </table:table-cell>
          <table:table-cell table:formula="of:=[.C112]+([.$C$5]*[.E111])-[.F111]" office:value-type="float" office:value="15982.6761921429" calcext:value-type="float">
            <text:p>15982.6761921429</text:p>
          </table:table-cell>
          <table:table-cell table:formula="of:=[.D112]" office:value-type="float" office:value="15982.6761921429" calcext:value-type="float">
            <text:p>15982.6761921429</text:p>
          </table:table-cell>
          <table:table-cell table:formula="of:=[.E111]" office:value-type="float" office:value="27504.3212308561" calcext:value-type="float">
            <text:p>27504.3212308561</text:p>
          </table:table-cell>
          <table:table-cell/>
          <table:table-cell table:formula="of:=0.5*[.$C$5]*[.D112]-[.F112]" office:value-type="float" office:value="-11706.3355020136" calcext:value-type="float">
            <text:p>-11706.3355020136</text:p>
          </table:table-cell>
          <table:table-cell table:formula="of:=0.5*[.D112]*[.$C$6]" office:value-type="float" office:value="2422.72267793472" calcext:value-type="float">
            <text:p>2422.72267793472</text:p>
          </table:table-cell>
          <table:table-cell table:formula="of:=SQRT([.H112]*[.H112]+[.I112]*[.I112])" office:value-type="float" office:value="11954.4082270886" calcext:value-type="float">
            <text:p>11954.408227088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64-[.$C$11]*ABS(64-[.A113]))/64" office:value-type="float" office:value="1" calcext:value-type="float">
            <text:p>1</text:p>
          </table:table-cell>
          <table:table-cell table:formula="of:=SIN([.A113]*[.$C$7]+[.$C$8])*[.$C$9]*[.B113]+[.$C$10]" office:value-type="float" office:value="-249.169072025884" calcext:value-type="float">
            <text:p>-249.169072025884</text:p>
          </table:table-cell>
          <table:table-cell table:formula="of:=[.C113]+([.$C$5]*[.E112])-[.F112]" office:value-type="float" office:value="3842.48115480306" calcext:value-type="float">
            <text:p>3842.48115480306</text:p>
          </table:table-cell>
          <table:table-cell table:formula="of:=[.D113]" office:value-type="float" office:value="3842.48115480306" calcext:value-type="float">
            <text:p>3842.48115480306</text:p>
          </table:table-cell>
          <table:table-cell table:formula="of:=[.E112]" office:value-type="float" office:value="15982.6761921429" calcext:value-type="float">
            <text:p>15982.6761921429</text:p>
          </table:table-cell>
          <table:table-cell/>
          <table:table-cell table:formula="of:=0.5*[.$C$5]*[.D113]-[.F113]" office:value-type="float" office:value="-12184.5974650792" calcext:value-type="float">
            <text:p>-12184.5974650792</text:p>
          </table:table-cell>
          <table:table-cell table:formula="of:=0.5*[.D113]*[.$C$6]" office:value-type="float" office:value="582.459790923787" calcext:value-type="float">
            <text:p>582.459790923787</text:p>
          </table:table-cell>
          <table:table-cell table:formula="of:=SQRT([.H113]*[.H113]+[.I113]*[.I113])" office:value-type="float" office:value="12198.5111712069" calcext:value-type="float">
            <text:p>12198.51117120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64-[.$C$11]*ABS(64-[.A114]))/64" office:value-type="float" office:value="1" calcext:value-type="float">
            <text:p>1</text:p>
          </table:table-cell>
          <table:table-cell table:formula="of:=SIN([.A114]*[.$C$7]+[.$C$8])*[.$C$9]*[.B114]+[.$C$10]" office:value-type="float" office:value="-254.513339168163" calcext:value-type="float">
            <text:p>-254.513339168163</text:p>
          </table:table-cell>
          <table:table-cell table:formula="of:=[.C114]+([.$C$5]*[.E113])-[.F113]" office:value-type="float" office:value="-8641.03207718372" calcext:value-type="float">
            <text:p>-8641.03207718372</text:p>
          </table:table-cell>
          <table:table-cell table:formula="of:=[.D114]" office:value-type="float" office:value="-8641.03207718372" calcext:value-type="float">
            <text:p>-8641.03207718372</text:p>
          </table:table-cell>
          <table:table-cell table:formula="of:=[.E113]" office:value-type="float" office:value="3842.48115480306" calcext:value-type="float">
            <text:p>3842.48115480306</text:p>
          </table:table-cell>
          <table:table-cell/>
          <table:table-cell table:formula="of:=0.5*[.$C$5]*[.D114]-[.F114]" office:value-type="float" office:value="-12383.6603538741" calcext:value-type="float">
            <text:p>-12383.6603538741</text:p>
          </table:table-cell>
          <table:table-cell table:formula="of:=0.5*[.D114]*[.$C$6]" office:value-type="float" office:value="-1309.84474204926" calcext:value-type="float">
            <text:p>-1309.84474204926</text:p>
          </table:table-cell>
          <table:table-cell table:formula="of:=SQRT([.H114]*[.H114]+[.I114]*[.I114])" office:value-type="float" office:value="12452.7401405629" calcext:value-type="float">
            <text:p>12452.74014056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64-[.$C$11]*ABS(64-[.A115]))/64" office:value-type="float" office:value="1" calcext:value-type="float">
            <text:p>1</text:p>
          </table:table-cell>
          <table:table-cell table:formula="of:=SIN([.A115]*[.$C$7]+[.$C$8])*[.$C$9]*[.B115]+[.$C$10]" office:value-type="float" office:value="-253.952352844368" calcext:value-type="float">
            <text:p>-253.952352844368</text:p>
          </table:table-cell>
          <table:table-cell table:formula="of:=[.C115]+([.$C$5]*[.E114])-[.F114]" office:value-type="float" office:value="-21178.7919057895" calcext:value-type="float">
            <text:p>-21178.7919057895</text:p>
          </table:table-cell>
          <table:table-cell table:formula="of:=[.D115]" office:value-type="float" office:value="-21178.7919057895" calcext:value-type="float">
            <text:p>-21178.7919057895</text:p>
          </table:table-cell>
          <table:table-cell table:formula="of:=[.E114]" office:value-type="float" office:value="-8641.03207718372" calcext:value-type="float">
            <text:p>-8641.03207718372</text:p>
          </table:table-cell>
          <table:table-cell/>
          <table:table-cell table:formula="of:=0.5*[.$C$5]*[.D115]-[.F115]" office:value-type="float" office:value="-12293.0247891044" calcext:value-type="float">
            <text:p>-12293.0247891044</text:p>
          </table:table-cell>
          <table:table-cell table:formula="of:=0.5*[.D115]*[.$C$6]" office:value-type="float" office:value="-3210.37220704257" calcext:value-type="float">
            <text:p>-3210.37220704257</text:p>
          </table:table-cell>
          <table:table-cell table:formula="of:=SQRT([.H115]*[.H115]+[.I115]*[.I115])" office:value-type="float" office:value="12705.3118093688" calcext:value-type="float">
            <text:p>12705.311809368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64-[.$C$11]*ABS(64-[.A116]))/64" office:value-type="float" office:value="1" calcext:value-type="float">
            <text:p>1</text:p>
          </table:table-cell>
          <table:table-cell table:formula="of:=SIN([.A116]*[.$C$7]+[.$C$8])*[.$C$9]*[.B116]+[.$C$10]" office:value-type="float" office:value="-247.499078195356" calcext:value-type="float">
            <text:p>-247.499078195356</text:p>
          </table:table-cell>
          <table:table-cell table:formula="of:=[.C116]+([.$C$5]*[.E115])-[.F115]" office:value-type="float" office:value="-33474.5807335878" calcext:value-type="float">
            <text:p>-33474.5807335878</text:p>
          </table:table-cell>
          <table:table-cell table:formula="of:=[.D116]" office:value-type="float" office:value="-33474.5807335878" calcext:value-type="float">
            <text:p>-33474.5807335878</text:p>
          </table:table-cell>
          <table:table-cell table:formula="of:=[.E115]" office:value-type="float" office:value="-21178.7919057895" calcext:value-type="float">
            <text:p>-21178.7919057895</text:p>
          </table:table-cell>
          <table:table-cell/>
          <table:table-cell table:formula="of:=0.5*[.$C$5]*[.D116]-[.F116]" office:value-type="float" office:value="-11908.9677629061" calcext:value-type="float">
            <text:p>-11908.9677629061</text:p>
          </table:table-cell>
          <table:table-cell table:formula="of:=0.5*[.D116]*[.$C$6]" office:value-type="float" office:value="-5074.22066884446" calcext:value-type="float">
            <text:p>-5074.22066884446</text:p>
          </table:table-cell>
          <table:table-cell table:formula="of:=SQRT([.H116]*[.H116]+[.I116]*[.I116])" office:value-type="float" office:value="12944.9306129491" calcext:value-type="float">
            <text:p>12944.930612949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64-[.$C$11]*ABS(64-[.A117]))/64" office:value-type="float" office:value="1" calcext:value-type="float">
            <text:p>1</text:p>
          </table:table-cell>
          <table:table-cell table:formula="of:=SIN([.A117]*[.$C$7]+[.$C$8])*[.$C$9]*[.B117]+[.$C$10]" office:value-type="float" office:value="-235.302658990343" calcext:value-type="float">
            <text:p>-235.302658990343</text:p>
          </table:table-cell>
          <table:table-cell table:formula="of:=[.C117]+([.$C$5]*[.E116])-[.F116]" office:value-type="float" office:value="-45232.0300905921" calcext:value-type="float">
            <text:p>-45232.0300905921</text:p>
          </table:table-cell>
          <table:table-cell table:formula="of:=[.D117]" office:value-type="float" office:value="-45232.0300905921" calcext:value-type="float">
            <text:p>-45232.0300905921</text:p>
          </table:table-cell>
          <table:table-cell table:formula="of:=[.E116]" office:value-type="float" office:value="-33474.5807335878" calcext:value-type="float">
            <text:p>-33474.5807335878</text:p>
          </table:table-cell>
          <table:table-cell/>
          <table:table-cell table:formula="of:=0.5*[.$C$5]*[.D117]-[.F117]" office:value-type="float" office:value="-11234.7631376867" calcext:value-type="float">
            <text:p>-11234.7631376867</text:p>
          </table:table-cell>
          <table:table-cell table:formula="of:=0.5*[.D117]*[.$C$6]" office:value-type="float" office:value="-6856.46532233287" calcext:value-type="float">
            <text:p>-6856.46532233287</text:p>
          </table:table-cell>
          <table:table-cell table:formula="of:=SQRT([.H117]*[.H117]+[.I117]*[.I117])" office:value-type="float" office:value="13161.7255508644" calcext:value-type="float">
            <text:p>13161.725550864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64-[.$C$11]*ABS(64-[.A118]))/64" office:value-type="float" office:value="1" calcext:value-type="float">
            <text:p>1</text:p>
          </table:table-cell>
          <table:table-cell table:formula="of:=SIN([.A118]*[.$C$7]+[.$C$8])*[.$C$9]*[.B118]+[.$C$10]" office:value-type="float" office:value="-217.644970715825" calcext:value-type="float">
            <text:p>-217.644970715825</text:p>
          </table:table-cell>
          <table:table-cell table:formula="of:=[.C118]+([.$C$5]*[.E117])-[.F117]" office:value-type="float" office:value="-56161.7519796771" calcext:value-type="float">
            <text:p>-56161.7519796771</text:p>
          </table:table-cell>
          <table:table-cell table:formula="of:=[.D118]" office:value-type="float" office:value="-56161.7519796771" calcext:value-type="float">
            <text:p>-56161.7519796771</text:p>
          </table:table-cell>
          <table:table-cell table:formula="of:=[.E117]" office:value-type="float" office:value="-45232.0300905921" calcext:value-type="float">
            <text:p>-45232.0300905921</text:p>
          </table:table-cell>
          <table:table-cell/>
          <table:table-cell table:formula="of:=0.5*[.$C$5]*[.D118]-[.F118]" office:value-type="float" office:value="-10280.7354572642" calcext:value-type="float">
            <text:p>-10280.7354572642</text:p>
          </table:table-cell>
          <table:table-cell table:formula="of:=0.5*[.D118]*[.$C$6]" office:value-type="float" office:value="-8513.23949243232" calcext:value-type="float">
            <text:p>-8513.23949243232</text:p>
          </table:table-cell>
          <table:table-cell table:formula="of:=SQRT([.H118]*[.H118]+[.I118]*[.I118])" office:value-type="float" office:value="13347.9874212466" calcext:value-type="float">
            <text:p>13347.98742124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64-[.$C$11]*ABS(64-[.A119]))/64" office:value-type="float" office:value="1" calcext:value-type="float">
            <text:p>1</text:p>
          </table:table-cell>
          <table:table-cell table:formula="of:=SIN([.A119]*[.$C$7]+[.$C$8])*[.$C$9]*[.B119]+[.$C$10]" office:value-type="float" office:value="-194.934106057785" calcext:value-type="float">
            <text:p>-194.934106057785</text:p>
          </table:table-cell>
          <table:table-cell table:formula="of:=[.C119]+([.$C$5]*[.E118])-[.F118]" office:value-type="float" office:value="-65988.4351111783" calcext:value-type="float">
            <text:p>-65988.4351111783</text:p>
          </table:table-cell>
          <table:table-cell table:formula="of:=[.D119]" office:value-type="float" office:value="-65988.4351111783" calcext:value-type="float">
            <text:p>-65988.4351111783</text:p>
          </table:table-cell>
          <table:table-cell table:formula="of:=[.E118]" office:value-type="float" office:value="-56161.7519796771" calcext:value-type="float">
            <text:p>-56161.7519796771</text:p>
          </table:table-cell>
          <table:table-cell/>
          <table:table-cell table:formula="of:=0.5*[.$C$5]*[.D119]-[.F119]" office:value-type="float" office:value="-9064.14283432977" calcext:value-type="float">
            <text:p>-9064.14283432977</text:p>
          </table:table-cell>
          <table:table-cell table:formula="of:=0.5*[.D119]*[.$C$6]" office:value-type="float" office:value="-10002.8103118218" calcext:value-type="float">
            <text:p>-10002.8103118218</text:p>
          </table:table-cell>
          <table:table-cell table:formula="of:=SQRT([.H119]*[.H119]+[.I119]*[.I119])" office:value-type="float" office:value="13498.6999172298" calcext:value-type="float">
            <text:p>13498.699917229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64-[.$C$11]*ABS(64-[.A120]))/64" office:value-type="float" office:value="1" calcext:value-type="float">
            <text:p>1</text:p>
          </table:table-cell>
          <table:table-cell table:formula="of:=SIN([.A120]*[.$C$7]+[.$C$8])*[.$C$9]*[.B120]+[.$C$10]" office:value-type="float" office:value="-167.694943336378" calcext:value-type="float">
            <text:p>-167.694943336378</text:p>
          </table:table-cell>
          <table:table-cell table:formula="of:=[.C120]+([.$C$5]*[.E119])-[.F119]" office:value-type="float" office:value="-74457.7325916731" calcext:value-type="float">
            <text:p>-74457.7325916731</text:p>
          </table:table-cell>
          <table:table-cell table:formula="of:=[.D120]" office:value-type="float" office:value="-74457.7325916731" calcext:value-type="float">
            <text:p>-74457.7325916731</text:p>
          </table:table-cell>
          <table:table-cell table:formula="of:=[.E119]" office:value-type="float" office:value="-65988.4351111783" calcext:value-type="float">
            <text:p>-65988.4351111783</text:p>
          </table:table-cell>
          <table:table-cell/>
          <table:table-cell table:formula="of:=0.5*[.$C$5]*[.D120]-[.F120]" office:value-type="float" office:value="-7608.88881280177" calcext:value-type="float">
            <text:p>-7608.88881280177</text:p>
          </table:table-cell>
          <table:table-cell table:formula="of:=0.5*[.D120]*[.$C$6]" office:value-type="float" office:value="-11286.622786372" calcext:value-type="float">
            <text:p>-11286.622786372</text:p>
          </table:table-cell>
          <table:table-cell table:formula="of:=SQRT([.H120]*[.H120]+[.I120]*[.I120])" office:value-type="float" office:value="13611.8713954927" calcext:value-type="float">
            <text:p>13611.87139549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64-[.$C$11]*ABS(64-[.A121]))/64" office:value-type="float" office:value="1" calcext:value-type="float">
            <text:p>1</text:p>
          </table:table-cell>
          <table:table-cell table:formula="of:=SIN([.A121]*[.$C$7]+[.$C$8])*[.$C$9]*[.B121]+[.$C$10]" office:value-type="float" office:value="-136.55701586911" calcext:value-type="float">
            <text:p>-136.55701586911</text:p>
          </table:table-cell>
          <table:table-cell table:formula="of:=[.C121]+([.$C$5]*[.E120])-[.F120]" office:value-type="float" office:value="-81342.7697526509" calcext:value-type="float">
            <text:p>-81342.7697526509</text:p>
          </table:table-cell>
          <table:table-cell table:formula="of:=[.D121]" office:value-type="float" office:value="-81342.7697526509" calcext:value-type="float">
            <text:p>-81342.7697526509</text:p>
          </table:table-cell>
          <table:table-cell table:formula="of:=[.E120]" office:value-type="float" office:value="-74457.7325916731" calcext:value-type="float">
            <text:p>-74457.7325916731</text:p>
          </table:table-cell>
          <table:table-cell/>
          <table:table-cell table:formula="of:=0.5*[.$C$5]*[.D121]-[.F121]" office:value-type="float" office:value="-5945.06730542024" calcext:value-type="float">
            <text:p>-5945.06730542024</text:p>
          </table:table-cell>
          <table:table-cell table:formula="of:=0.5*[.D121]*[.$C$6]" office:value-type="float" office:value="-12330.2862797564" calcext:value-type="float">
            <text:p>-12330.2862797564</text:p>
          </table:table-cell>
          <table:table-cell table:formula="of:=SQRT([.H121]*[.H121]+[.I121]*[.I121])" office:value-type="float" office:value="13688.6736028998" calcext:value-type="float">
            <text:p>13688.673602899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64-[.$C$11]*ABS(64-[.A122]))/64" office:value-type="float" office:value="1" calcext:value-type="float">
            <text:p>1</text:p>
          </table:table-cell>
          <table:table-cell table:formula="of:=SIN([.A122]*[.$C$7]+[.$C$8])*[.$C$9]*[.B122]+[.$C$10]" office:value-type="float" office:value="-102.23996261769" calcext:value-type="float">
            <text:p>-102.23996261769</text:p>
          </table:table-cell>
          <table:table-cell table:formula="of:=[.C122]+([.$C$5]*[.E121])-[.F121]" office:value-type="float" office:value="-86450.1071651312" calcext:value-type="float">
            <text:p>-86450.1071651312</text:p>
          </table:table-cell>
          <table:table-cell table:formula="of:=[.D122]" office:value-type="float" office:value="-86450.1071651312" calcext:value-type="float">
            <text:p>-86450.1071651312</text:p>
          </table:table-cell>
          <table:table-cell table:formula="of:=[.E121]" office:value-type="float" office:value="-81342.7697526509" calcext:value-type="float">
            <text:p>-81342.7697526509</text:p>
          </table:table-cell>
          <table:table-cell/>
          <table:table-cell table:formula="of:=0.5*[.$C$5]*[.D122]-[.F122]" office:value-type="float" office:value="-4108.34887309269" calcext:value-type="float">
            <text:p>-4108.34887309269</text:p>
          </table:table-cell>
          <table:table-cell table:formula="of:=0.5*[.D122]*[.$C$6]" office:value-type="float" office:value="-13104.4784128088" calcext:value-type="float">
            <text:p>-13104.4784128088</text:p>
          </table:table-cell>
          <table:table-cell table:formula="of:=SQRT([.H122]*[.H122]+[.I122]*[.I122])" office:value-type="float" office:value="13733.3857782709" calcext:value-type="float">
            <text:p>13733.385778270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64-[.$C$11]*ABS(64-[.A123]))/64" office:value-type="float" office:value="1" calcext:value-type="float">
            <text:p>1</text:p>
          </table:table-cell>
          <table:table-cell table:formula="of:=SIN([.A123]*[.$C$7]+[.$C$8])*[.$C$9]*[.B123]+[.$C$10]" office:value-type="float" office:value="-65.5368963734855" calcext:value-type="float">
            <text:p>-65.5368963734855</text:p>
          </table:table-cell>
          <table:table-cell table:formula="of:=[.C123]+([.$C$5]*[.E122])-[.F122]" office:value-type="float" office:value="-89625.0043952098" calcext:value-type="float">
            <text:p>-89625.0043952098</text:p>
          </table:table-cell>
          <table:table-cell table:formula="of:=[.D123]" office:value-type="float" office:value="-89625.0043952098" calcext:value-type="float">
            <text:p>-89625.0043952098</text:p>
          </table:table-cell>
          <table:table-cell table:formula="of:=[.E122]" office:value-type="float" office:value="-86450.1071651312" calcext:value-type="float">
            <text:p>-86450.1071651312</text:p>
          </table:table-cell>
          <table:table-cell/>
          <table:table-cell table:formula="of:=0.5*[.$C$5]*[.D123]-[.F123]" office:value-type="float" office:value="-2139.22063962204" calcext:value-type="float">
            <text:p>-2139.22063962204</text:p>
          </table:table-cell>
          <table:table-cell table:formula="of:=0.5*[.D123]*[.$C$6]" office:value-type="float" office:value="-13585.7429661885" calcext:value-type="float">
            <text:p>-13585.7429661885</text:p>
          </table:table-cell>
          <table:table-cell table:formula="of:=SQRT([.H123]*[.H123]+[.I123]*[.I123])" office:value-type="float" office:value="13753.1333480165" calcext:value-type="float">
            <text:p>13753.133348016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64-[.$C$11]*ABS(64-[.A124]))/64" office:value-type="float" office:value="1" calcext:value-type="float">
            <text:p>1</text:p>
          </table:table-cell>
          <table:table-cell table:formula="of:=SIN([.A124]*[.$C$7]+[.$C$8])*[.$C$9]*[.B124]+[.$C$10]" office:value-type="float" office:value="-27.2960738649281" calcext:value-type="float">
            <text:p>-27.2960738649281</text:p>
          </table:table-cell>
          <table:table-cell table:formula="of:=[.C124]+([.$C$5]*[.E123])-[.F123]" office:value-type="float" office:value="-90755.8445182402" calcext:value-type="float">
            <text:p>-90755.8445182402</text:p>
          </table:table-cell>
          <table:table-cell table:formula="of:=[.D124]" office:value-type="float" office:value="-90755.8445182402" calcext:value-type="float">
            <text:p>-90755.8445182402</text:p>
          </table:table-cell>
          <table:table-cell table:formula="of:=[.E123]" office:value-type="float" office:value="-89625.0043952098" calcext:value-type="float">
            <text:p>-89625.0043952098</text:p>
          </table:table-cell>
          <table:table-cell/>
          <table:table-cell table:formula="of:=0.5*[.$C$5]*[.D124]-[.F124]" office:value-type="float" office:value="-82.0959221356461" calcext:value-type="float">
            <text:p>-82.0959221356461</text:p>
          </table:table-cell>
          <table:table-cell table:formula="of:=0.5*[.D124]*[.$C$6]" office:value-type="float" office:value="-13757.1605672365" calcext:value-type="float">
            <text:p>-13757.1605672365</text:p>
          </table:table-cell>
          <table:table-cell table:formula="of:=SQRT([.H124]*[.H124]+[.I124]*[.I124])" office:value-type="float" office:value="13757.4055189617" calcext:value-type="float">
            <text:p>13757.40551896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64-[.$C$11]*ABS(64-[.A125]))/64" office:value-type="float" office:value="1" calcext:value-type="float">
            <text:p>1</text:p>
          </table:table-cell>
          <table:table-cell table:formula="of:=SIN([.A125]*[.$C$7]+[.$C$8])*[.$C$9]*[.B125]+[.$C$10]" office:value-type="float" office:value="11.5987085848634" calcext:value-type="float">
            <text:p>11.5987085848634</text:p>
          </table:table-cell>
          <table:table-cell table:formula="of:=[.C125]+([.$C$5]*[.E124])-[.F124]" office:value-type="float" office:value="-89777.5975308962" calcext:value-type="float">
            <text:p>-89777.5975308962</text:p>
          </table:table-cell>
          <table:table-cell table:formula="of:=[.D125]" office:value-type="float" office:value="-89777.5975308962" calcext:value-type="float">
            <text:p>-89777.5975308962</text:p>
          </table:table-cell>
          <table:table-cell table:formula="of:=[.E124]" office:value-type="float" office:value="-90755.8445182402" calcext:value-type="float">
            <text:p>-90755.8445182402</text:p>
          </table:table-cell>
          <table:table-cell/>
          <table:table-cell table:formula="of:=0.5*[.$C$5]*[.D125]-[.F125]" office:value-type="float" office:value="2015.6868930669" calcext:value-type="float">
            <text:p>2015.6868930669</text:p>
          </table:table-cell>
          <table:table-cell table:formula="of:=0.5*[.D125]*[.$C$6]" office:value-type="float" office:value="-13608.8736888459" calcext:value-type="float">
            <text:p>-13608.8736888459</text:p>
          </table:table-cell>
          <table:table-cell table:formula="of:=SQRT([.H125]*[.H125]+[.I125]*[.I125])" office:value-type="float" office:value="13757.3411940624" calcext:value-type="float">
            <text:p>13757.34119406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64-[.$C$11]*ABS(64-[.A126]))/64" office:value-type="float" office:value="1" calcext:value-type="float">
            <text:p>1</text:p>
          </table:table-cell>
          <table:table-cell table:formula="of:=SIN([.A126]*[.$C$7]+[.$C$8])*[.$C$9]*[.B126]+[.$C$10]" office:value-type="float" office:value="50.2485407678304" calcext:value-type="float">
            <text:p>50.2485407678304</text:p>
          </table:table-cell>
          <table:table-cell table:formula="of:=[.C126]+([.$C$5]*[.E125])-[.F125]" office:value-type="float" office:value="-86674.2221913386" calcext:value-type="float">
            <text:p>-86674.2221913386</text:p>
          </table:table-cell>
          <table:table-cell table:formula="of:=[.D126]" office:value-type="float" office:value="-86674.2221913386" calcext:value-type="float">
            <text:p>-86674.2221913386</text:p>
          </table:table-cell>
          <table:table-cell table:formula="of:=[.E125]" office:value-type="float" office:value="-89777.5975308962" calcext:value-type="float">
            <text:p>-89777.5975308962</text:p>
          </table:table-cell>
          <table:table-cell/>
          <table:table-cell table:formula="of:=0.5*[.$C$5]*[.D126]-[.F126]" office:value-type="float" office:value="4104.95367726966" calcext:value-type="float">
            <text:p>4104.95367726966</text:p>
          </table:table-cell>
          <table:table-cell table:formula="of:=0.5*[.D126]*[.$C$6]" office:value-type="float" office:value="-13138.4507307067" calcext:value-type="float">
            <text:p>-13138.4507307067</text:p>
          </table:table-cell>
          <table:table-cell table:formula="of:=SQRT([.H126]*[.H126]+[.I126]*[.I126])" office:value-type="float" office:value="13764.7932165993" calcext:value-type="float">
            <text:p>13764.793216599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64-[.$C$11]*ABS(64-[.A127]))/64" office:value-type="float" office:value="1" calcext:value-type="float">
            <text:p>1</text:p>
          </table:table-cell>
          <table:table-cell table:formula="of:=SIN([.A127]*[.$C$7]+[.$C$8])*[.$C$9]*[.B127]+[.$C$10]" office:value-type="float" office:value="87.7601736027112" calcext:value-type="float">
            <text:p>87.7601736027112</text:p>
          </table:table-cell>
          <table:table-cell table:formula="of:=[.C127]+([.$C$5]*[.E126])-[.F126]" office:value-type="float" office:value="-81479.9300027542" calcext:value-type="float">
            <text:p>-81479.9300027542</text:p>
          </table:table-cell>
          <table:table-cell table:formula="of:=[.D127]" office:value-type="float" office:value="-81479.9300027542" calcext:value-type="float">
            <text:p>-81479.9300027542</text:p>
          </table:table-cell>
          <table:table-cell table:formula="of:=[.E126]" office:value-type="float" office:value="-86674.2221913386" calcext:value-type="float">
            <text:p>-86674.2221913386</text:p>
          </table:table-cell>
          <table:table-cell/>
          <table:table-cell table:formula="of:=0.5*[.$C$5]*[.D127]-[.F127]" office:value-type="float" office:value="6135.84702214158" calcext:value-type="float">
            <text:p>6135.84702214158</text:p>
          </table:table-cell>
          <table:table-cell table:formula="of:=0.5*[.D127]*[.$C$6]" office:value-type="float" office:value="-12351.077619357" calcext:value-type="float">
            <text:p>-12351.077619357</text:p>
          </table:table-cell>
          <table:table-cell table:formula="of:=SQRT([.H127]*[.H127]+[.I127]*[.I127])" office:value-type="float" office:value="13791.2195631316" calcext:value-type="float">
            <text:p>13791.21956313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64-[.$C$11]*ABS(64-[.A128]))/64" office:value-type="float" office:value="1" calcext:value-type="float">
            <text:p>1</text:p>
          </table:table-cell>
          <table:table-cell table:formula="of:=SIN([.A128]*[.$C$7]+[.$C$8])*[.$C$9]*[.B128]+[.$C$10]" office:value-type="float" office:value="123.266663310614" calcext:value-type="float">
            <text:p>123.266663310614</text:p>
          </table:table-cell>
          <table:table-cell table:formula="of:=[.C128]+([.$C$5]*[.E127])-[.F127]" office:value-type="float" office:value="-74279.2614837449" calcext:value-type="float">
            <text:p>-74279.2614837449</text:p>
          </table:table-cell>
          <table:table-cell table:formula="of:=[.D128]" office:value-type="float" office:value="-74279.2614837449" calcext:value-type="float">
            <text:p>-74279.2614837449</text:p>
          </table:table-cell>
          <table:table-cell table:formula="of:=[.E127]" office:value-type="float" office:value="-81479.9300027542" calcext:value-type="float">
            <text:p>-81479.9300027542</text:p>
          </table:table-cell>
          <table:table-cell/>
          <table:table-cell table:formula="of:=0.5*[.$C$5]*[.D128]-[.F128]" office:value-type="float" office:value="8059.01483423942" calcext:value-type="float">
            <text:p>8059.01483423942</text:p>
          </table:table-cell>
          <table:table-cell table:formula="of:=0.5*[.D128]*[.$C$6]" office:value-type="float" office:value="-11259.5693695765" calcext:value-type="float">
            <text:p>-11259.5693695765</text:p>
          </table:table-cell>
          <table:table-cell table:formula="of:=SQRT([.H128]*[.H128]+[.I128]*[.I128])" office:value-type="float" office:value="13846.5021751631" calcext:value-type="float">
            <text:p>13846.50217516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64-[.$C$11]*ABS(64-[.A129]))/64" office:value-type="float" office:value="1" calcext:value-type="float">
            <text:p>1</text:p>
          </table:table-cell>
          <table:table-cell table:formula="of:=SIN([.A129]*[.$C$7]+[.$C$8])*[.$C$9]*[.B129]+[.$C$10]" office:value-type="float" office:value="155.947407640012" calcext:value-type="float">
            <text:p>155.947407640012</text:p>
          </table:table-cell>
          <table:table-cell table:formula="of:=[.C129]+([.$C$5]*[.E128])-[.F128]" office:value-type="float" office:value="-65205.9529266353" calcext:value-type="float">
            <text:p>-65205.9529266353</text:p>
          </table:table-cell>
          <table:table-cell table:formula="of:=[.D129]" office:value-type="float" office:value="-65205.9529266353" calcext:value-type="float">
            <text:p>-65205.9529266353</text:p>
          </table:table-cell>
          <table:table-cell table:formula="of:=[.E128]" office:value-type="float" office:value="-74279.2614837449" calcext:value-type="float">
            <text:p>-74279.2614837449</text:p>
          </table:table-cell>
          <table:table-cell/>
          <table:table-cell table:formula="of:=0.5*[.$C$5]*[.D129]-[.F129]" office:value-type="float" office:value="9826.80675172873" calcext:value-type="float">
            <text:p>9826.80675172873</text:p>
          </table:table-cell>
          <table:table-cell table:formula="of:=0.5*[.D129]*[.$C$6]" office:value-type="float" office:value="-9884.19830274507" calcext:value-type="float">
            <text:p>-9884.19830274507</text:p>
          </table:table-cell>
          <table:table-cell table:formula="of:=SQRT([.H129]*[.H129]+[.I129]*[.I129])" office:value-type="float" office:value="13937.8444181233" calcext:value-type="float">
            <text:p>13937.84441812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64-[.$C$11]*ABS(64-[.A130]))/64" office:value-type="float" office:value="1" calcext:value-type="float">
            <text:p>1</text:p>
          </table:table-cell>
          <table:table-cell table:formula="of:=SIN([.A130]*[.$C$7]+[.$C$8])*[.$C$9]*[.B130]+[.$C$10]" office:value-type="float" office:value="185.047111077363" calcext:value-type="float">
            <text:p>185.047111077363</text:p>
          </table:table-cell>
          <table:table-cell table:formula="of:=[.C130]+([.$C$5]*[.E129])-[.F129]" office:value-type="float" office:value="-54440.60086921" calcext:value-type="float">
            <text:p>-54440.60086921</text:p>
          </table:table-cell>
          <table:table-cell table:formula="of:=[.D130]" office:value-type="float" office:value="-54440.60086921" calcext:value-type="float">
            <text:p>-54440.60086921</text:p>
          </table:table-cell>
          <table:table-cell table:formula="of:=[.E129]" office:value-type="float" office:value="-65205.9529266353" calcext:value-type="float">
            <text:p>-65205.9529266353</text:p>
          </table:table-cell>
          <table:table-cell/>
          <table:table-cell table:formula="of:=0.5*[.$C$5]*[.D130]-[.F130]" office:value-type="float" office:value="11394.4494423693" calcext:value-type="float">
            <text:p>11394.4494423693</text:p>
          </table:table-cell>
          <table:table-cell table:formula="of:=0.5*[.D130]*[.$C$6]" office:value-type="float" office:value="-8252.34001744133" calcext:value-type="float">
            <text:p>-8252.34001744133</text:p>
          </table:table-cell>
          <table:table-cell table:formula="of:=SQRT([.H130]*[.H130]+[.I130]*[.I130])" office:value-type="float" office:value="14068.9229814572" calcext:value-type="float">
            <text:p>14068.922981457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64-[.$C$11]*ABS(64-[.A131]))/64" office:value-type="float" office:value="1" calcext:value-type="float">
            <text:p>1</text:p>
          </table:table-cell>
          <table:table-cell table:formula="of:=SIN([.A131]*[.$C$7]+[.$C$8])*[.$C$9]*[.B131]+[.$C$10]" office:value-type="float" office:value="209.893240732033" calcext:value-type="float">
            <text:p>209.893240732033</text:p>
          </table:table-cell>
          <table:table-cell table:formula="of:=[.C131]+([.$C$5]*[.E130])-[.F130]" office:value-type="float" office:value="-42207.1608011646" calcext:value-type="float">
            <text:p>-42207.1608011646</text:p>
          </table:table-cell>
          <table:table-cell table:formula="of:=[.D131]" office:value-type="float" office:value="-42207.1608011646" calcext:value-type="float">
            <text:p>-42207.1608011646</text:p>
          </table:table-cell>
          <table:table-cell table:formula="of:=[.E130]" office:value-type="float" office:value="-54440.60086921" calcext:value-type="float">
            <text:p>-54440.60086921</text:p>
          </table:table-cell>
          <table:table-cell/>
          <table:table-cell table:formula="of:=0.5*[.$C$5]*[.D131]-[.F131]" office:value-type="float" office:value="12721.1719090241" calcext:value-type="float">
            <text:p>12721.1719090241</text:p>
          </table:table-cell>
          <table:table-cell table:formula="of:=0.5*[.D131]*[.$C$6]" office:value-type="float" office:value="-6397.9426483337" calcext:value-type="float">
            <text:p>-6397.9426483337</text:p>
          </table:table-cell>
          <table:table-cell table:formula="of:=SQRT([.H131]*[.H131]+[.I131]*[.I131])" office:value-type="float" office:value="14239.4481940246" calcext:value-type="float">
            <text:p>14239.448194024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64-[.$C$11]*ABS(64-[.A132]))/64" office:value-type="float" office:value="1" calcext:value-type="float">
            <text:p>1</text:p>
          </table:table-cell>
          <table:table-cell table:formula="of:=SIN([.A132]*[.$C$7]+[.$C$8])*[.$C$9]*[.B132]+[.$C$10]" office:value-type="float" office:value="229.911569466845" calcext:value-type="float">
            <text:p>229.911569466845</text:p>
          </table:table-cell>
          <table:table-cell table:formula="of:=[.C132]+([.$C$5]*[.E131])-[.F131]" office:value-type="float" office:value="-28768.345481695" calcext:value-type="float">
            <text:p>-28768.345481695</text:p>
          </table:table-cell>
          <table:table-cell table:formula="of:=[.D132]" office:value-type="float" office:value="-28768.345481695" calcext:value-type="float">
            <text:p>-28768.345481695</text:p>
          </table:table-cell>
          <table:table-cell table:formula="of:=[.E131]" office:value-type="float" office:value="-42207.1608011646" calcext:value-type="float">
            <text:p>-42207.1608011646</text:p>
          </table:table-cell>
          <table:table-cell/>
          <table:table-cell table:formula="of:=0.5*[.$C$5]*[.D132]-[.F132]" office:value-type="float" office:value="13771.2527030169" calcext:value-type="float">
            <text:p>13771.2527030169</text:p>
          </table:table-cell>
          <table:table-cell table:formula="of:=0.5*[.D132]*[.$C$6]" office:value-type="float" office:value="-4360.82932340371" calcext:value-type="float">
            <text:p>-4360.82932340371</text:p>
          </table:table-cell>
          <table:table-cell table:formula="of:=SQRT([.H132]*[.H132]+[.I132]*[.I132])" office:value-type="float" office:value="14445.214896228" calcext:value-type="float">
            <text:p>14445.2148962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64-[.$C$11]*ABS(64-[.A133]))/64" office:value-type="float" office:value="1" calcext:value-type="float">
            <text:p>1</text:p>
          </table:table-cell>
          <table:table-cell table:formula="of:=SIN([.A133]*[.$C$7]+[.$C$8])*[.$C$9]*[.B133]+[.$C$10]" office:value-type="float" office:value="244.639447051752" calcext:value-type="float">
            <text:p>244.639447051752</text:p>
          </table:table-cell>
          <table:table-cell table:formula="of:=[.C133]+([.$C$5]*[.E132])-[.F132]" office:value-type="float" office:value="-14420.015948079" calcext:value-type="float">
            <text:p>-14420.015948079</text:p>
          </table:table-cell>
          <table:table-cell table:formula="of:=[.D133]" office:value-type="float" office:value="-14420.015948079" calcext:value-type="float">
            <text:p>-14420.015948079</text:p>
          </table:table-cell>
          <table:table-cell table:formula="of:=[.E132]" office:value-type="float" office:value="-28768.345481695" calcext:value-type="float">
            <text:p>-28768.345481695</text:p>
          </table:table-cell>
          <table:table-cell/>
          <table:table-cell table:formula="of:=0.5*[.$C$5]*[.D133]-[.F133]" office:value-type="float" office:value="14514.9624175105" calcext:value-type="float">
            <text:p>14514.9624175105</text:p>
          </table:table-cell>
          <table:table-cell table:formula="of:=0.5*[.D133]*[.$C$6]" office:value-type="float" office:value="-2185.84792894483" calcext:value-type="float">
            <text:p>-2185.84792894483</text:p>
          </table:table-cell>
          <table:table-cell table:formula="of:=SQRT([.H133]*[.H133]+[.I133]*[.I133])" office:value-type="float" office:value="14678.6261329259" calcext:value-type="float">
            <text:p>14678.62613292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64-[.$C$11]*ABS(64-[.A134]))/64" office:value-type="float" office:value="1" calcext:value-type="float">
            <text:p>1</text:p>
          </table:table-cell>
          <table:table-cell table:formula="of:=SIN([.A134]*[.$C$7]+[.$C$8])*[.$C$9]*[.B134]+[.$C$10]" office:value-type="float" office:value="253.736492626641" calcext:value-type="float">
            <text:p>253.736492626641</text:p>
          </table:table-cell>
          <table:table-cell table:formula="of:=[.C134]+([.$C$5]*[.E133])-[.F133]" office:value-type="float" office:value="515.315845952646" calcext:value-type="float">
            <text:p>515.315845952646</text:p>
          </table:table-cell>
          <table:table-cell table:formula="of:=[.D134]" office:value-type="float" office:value="515.315845952646" calcext:value-type="float">
            <text:p>515.315845952646</text:p>
          </table:table-cell>
          <table:table-cell table:formula="of:=[.E133]" office:value-type="float" office:value="-14420.015948079" calcext:value-type="float">
            <text:p>-14420.015948079</text:p>
          </table:table-cell>
          <table:table-cell/>
          <table:table-cell table:formula="of:=0.5*[.$C$5]*[.D134]-[.F134]" office:value-type="float" office:value="14929.3769763784" calcext:value-type="float">
            <text:p>14929.3769763784</text:p>
          </table:table-cell>
          <table:table-cell table:formula="of:=0.5*[.D134]*[.$C$6]" office:value-type="float" office:value="78.1137884093739" calcext:value-type="float">
            <text:p>78.1137884093739</text:p>
          </table:table-cell>
          <table:table-cell table:formula="of:=SQRT([.H134]*[.H134]+[.I134]*[.I134])" office:value-type="float" office:value="14929.5813292523" calcext:value-type="float">
            <text:p>14929.58132925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64-[.$C$11]*ABS(64-[.A135]))/64" office:value-type="float" office:value="1" calcext:value-type="float">
            <text:p>1</text:p>
          </table:table-cell>
          <table:table-cell table:formula="of:=SIN([.A135]*[.$C$7]+[.$C$8])*[.$C$9]*[.B135]+[.$C$10]" office:value-type="float" office:value="256.992461356205" calcext:value-type="float">
            <text:p>256.992461356205</text:p>
          </table:table-cell>
          <table:table-cell table:formula="of:=[.C135]+([.$C$5]*[.E134])-[.F134]" office:value-type="float" office:value="15695.730466034" calcext:value-type="float">
            <text:p>15695.730466034</text:p>
          </table:table-cell>
          <table:table-cell table:formula="of:=[.D135]" office:value-type="float" office:value="15695.730466034" calcext:value-type="float">
            <text:p>15695.730466034</text:p>
          </table:table-cell>
          <table:table-cell table:formula="of:=[.E134]" office:value-type="float" office:value="515.315845952646" calcext:value-type="float">
            <text:p>515.315845952646</text:p>
          </table:table-cell>
          <table:table-cell/>
          <table:table-cell table:formula="of:=0.5*[.$C$5]*[.D135]-[.F135]" office:value-type="float" office:value="14999.0400056702" calcext:value-type="float">
            <text:p>14999.0400056702</text:p>
          </table:table-cell>
          <table:table-cell table:formula="of:=0.5*[.D135]*[.$C$6]" office:value-type="float" office:value="2379.22621278565" calcext:value-type="float">
            <text:p>2379.22621278565</text:p>
          </table:table-cell>
          <table:table-cell table:formula="of:=SQRT([.H135]*[.H135]+[.I135]*[.I135])" office:value-type="float" office:value="15186.570332478" calcext:value-type="float">
            <text:p>15186.57033247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64-[.$C$11]*ABS(64-[.A136]))/64" office:value-type="float" office:value="1" calcext:value-type="float">
            <text:p>1</text:p>
          </table:table-cell>
          <table:table-cell table:formula="of:=SIN([.A136]*[.$C$7]+[.$C$8])*[.$C$9]*[.B136]+[.$C$10]" office:value-type="float" office:value="254.332103468013" calcext:value-type="float">
            <text:p>254.332103468013</text:p>
          </table:table-cell>
          <table:table-cell table:formula="of:=[.C136]+([.$C$5]*[.E135])-[.F135]" office:value-type="float" office:value="30767.727960761" calcext:value-type="float">
            <text:p>30767.727960761</text:p>
          </table:table-cell>
          <table:table-cell table:formula="of:=[.D136]" office:value-type="float" office:value="30767.727960761" calcext:value-type="float">
            <text:p>30767.727960761</text:p>
          </table:table-cell>
          <table:table-cell table:formula="of:=[.E135]" office:value-type="float" office:value="15695.730466034" calcext:value-type="float">
            <text:p>15695.730466034</text:p>
          </table:table-cell>
          <table:table-cell/>
          <table:table-cell table:formula="of:=0.5*[.$C$5]*[.D136]-[.F136]" office:value-type="float" office:value="14716.455915616" calcext:value-type="float">
            <text:p>14716.455915616</text:p>
          </table:table-cell>
          <table:table-cell table:formula="of:=0.5*[.D136]*[.$C$6]" office:value-type="float" office:value="4663.90430381781" calcext:value-type="float">
            <text:p>4663.90430381781</text:p>
          </table:table-cell>
          <table:table-cell table:formula="of:=SQRT([.H136]*[.H136]+[.I136]*[.I136])" office:value-type="float" office:value="15437.8132541964" calcext:value-type="float">
            <text:p>15437.81325419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64-[.$C$11]*ABS(64-[.A137]))/64" office:value-type="float" office:value="1" calcext:value-type="float">
            <text:p>1</text:p>
          </table:table-cell>
          <table:table-cell table:formula="of:=SIN([.A137]*[.$C$7]+[.$C$8])*[.$C$9]*[.B137]+[.$C$10]" office:value-type="float" office:value="245.816903374938" calcext:value-type="float">
            <text:p>245.816903374938</text:p>
          </table:table-cell>
          <table:table-cell table:formula="of:=[.C137]+([.$C$5]*[.E136])-[.F136]" office:value-type="float" office:value="45374.4592006411" calcext:value-type="float">
            <text:p>45374.4592006411</text:p>
          </table:table-cell>
          <table:table-cell table:formula="of:=[.D137]" office:value-type="float" office:value="45374.4592006411" calcext:value-type="float">
            <text:p>45374.4592006411</text:p>
          </table:table-cell>
          <table:table-cell table:formula="of:=[.E136]" office:value-type="float" office:value="30767.727960761" calcext:value-type="float">
            <text:p>30767.727960761</text:p>
          </table:table-cell>
          <table:table-cell/>
          <table:table-cell table:formula="of:=0.5*[.$C$5]*[.D137]-[.F137]" office:value-type="float" office:value="14082.3991573788" calcext:value-type="float">
            <text:p>14082.3991573788</text:p>
          </table:table-cell>
          <table:table-cell table:formula="of:=0.5*[.D137]*[.$C$6]" office:value-type="float" office:value="6878.05533834554" calcext:value-type="float">
            <text:p>6878.05533834554</text:p>
          </table:table-cell>
          <table:table-cell table:formula="of:=SQRT([.H137]*[.H137]+[.I137]*[.I137])" office:value-type="float" office:value="15672.3199069278" calcext:value-type="float">
            <text:p>15672.319906927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64-[.$C$11]*ABS(64-[.A138]))/64" office:value-type="float" office:value="1" calcext:value-type="float">
            <text:p>1</text:p>
          </table:table-cell>
          <table:table-cell table:formula="of:=SIN([.A138]*[.$C$7]+[.$C$8])*[.$C$9]*[.B138]+[.$C$10]" office:value-type="float" office:value="231.643658688517" calcext:value-type="float">
            <text:p>231.643658688517</text:p>
          </table:table-cell>
          <table:table-cell table:formula="of:=[.C138]+([.$C$5]*[.E137])-[.F137]" office:value-type="float" office:value="59164.1699342071" calcext:value-type="float">
            <text:p>59164.1699342071</text:p>
          </table:table-cell>
          <table:table-cell table:formula="of:=[.D138]" office:value-type="float" office:value="59164.1699342071" calcext:value-type="float">
            <text:p>59164.1699342071</text:p>
          </table:table-cell>
          <table:table-cell table:formula="of:=[.E137]" office:value-type="float" office:value="45374.4592006411" calcext:value-type="float">
            <text:p>45374.4592006411</text:p>
          </table:table-cell>
          <table:table-cell/>
          <table:table-cell table:formula="of:=0.5*[.$C$5]*[.D138]-[.F138]" office:value-type="float" office:value="13106.0293635272" calcext:value-type="float">
            <text:p>13106.0293635272</text:p>
          </table:table-cell>
          <table:table-cell table:formula="of:=0.5*[.D138]*[.$C$6]" office:value-type="float" office:value="8968.35889669417" calcext:value-type="float">
            <text:p>8968.35889669417</text:p>
          </table:table-cell>
          <table:table-cell table:formula="of:=SQRT([.H138]*[.H138]+[.I138]*[.I138])" office:value-type="float" office:value="15880.7892429045" calcext:value-type="float">
            <text:p>15880.789242904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64-[.$C$11]*ABS(64-[.A139]))/64" office:value-type="float" office:value="1" calcext:value-type="float">
            <text:p>1</text:p>
          </table:table-cell>
          <table:table-cell table:formula="of:=SIN([.A139]*[.$C$7]+[.$C$8])*[.$C$9]*[.B139]+[.$C$10]" office:value-type="float" office:value="212.139931964123" calcext:value-type="float">
            <text:p>212.139931964123</text:p>
          </table:table-cell>
          <table:table-cell table:formula="of:=[.C139]+([.$C$5]*[.E138])-[.F138]" office:value-type="float" office:value="71798.6578596597" calcext:value-type="float">
            <text:p>71798.6578596597</text:p>
          </table:table-cell>
          <table:table-cell table:formula="of:=[.D139]" office:value-type="float" office:value="71798.6578596597" calcext:value-type="float">
            <text:p>71798.6578596597</text:p>
          </table:table-cell>
          <table:table-cell table:formula="of:=[.E138]" office:value-type="float" office:value="59164.1699342071" calcext:value-type="float">
            <text:p>59164.1699342071</text:p>
          </table:table-cell>
          <table:table-cell/>
          <table:table-cell table:formula="of:=0.5*[.$C$5]*[.D139]-[.F139]" office:value-type="float" office:value="11804.8066364727" calcext:value-type="float">
            <text:p>11804.8066364727</text:p>
          </table:table-cell>
          <table:table-cell table:formula="of:=0.5*[.D139]*[.$C$6]" office:value-type="float" office:value="10883.5488219042" calcext:value-type="float">
            <text:p>10883.5488219042</text:p>
          </table:table-cell>
          <table:table-cell table:formula="of:=SQRT([.H139]*[.H139]+[.I139]*[.I139])" office:value-type="float" office:value="16056.3101204256" calcext:value-type="float">
            <text:p>16056.310120425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64-[.$C$11]*ABS(64-[.A140]))/64" office:value-type="float" office:value="1" calcext:value-type="float">
            <text:p>1</text:p>
          </table:table-cell>
          <table:table-cell table:formula="of:=SIN([.A140]*[.$C$7]+[.$C$8])*[.$C$9]*[.B140]+[.$C$10]" office:value-type="float" office:value="187.756480294187" calcext:value-type="float">
            <text:p>187.756480294187</text:p>
          </table:table-cell>
          <table:table-cell table:formula="of:=[.C140]+([.$C$5]*[.E139])-[.F139]" office:value-type="float" office:value="82961.5396874467" calcext:value-type="float">
            <text:p>82961.5396874467</text:p>
          </table:table-cell>
          <table:table-cell table:formula="of:=[.D140]" office:value-type="float" office:value="82961.5396874467" calcext:value-type="float">
            <text:p>82961.5396874467</text:p>
          </table:table-cell>
          <table:table-cell table:formula="of:=[.E139]" office:value-type="float" office:value="71798.6578596597" calcext:value-type="float">
            <text:p>71798.6578596597</text:p>
          </table:table-cell>
          <table:table-cell/>
          <table:table-cell table:formula="of:=0.5*[.$C$5]*[.D140]-[.F140]" office:value-type="float" office:value="10204.2060079942" calcext:value-type="float">
            <text:p>10204.2060079942</text:p>
          </table:table-cell>
          <table:table-cell table:formula="of:=0.5*[.D140]*[.$C$6]" office:value-type="float" office:value="12575.6663765713" calcext:value-type="float">
            <text:p>12575.6663765713</text:p>
          </table:table-cell>
          <table:table-cell table:formula="of:=SQRT([.H140]*[.H140]+[.I140]*[.I140])" office:value-type="float" office:value="16194.8511900669" calcext:value-type="float">
            <text:p>16194.851190066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64-[.$C$11]*ABS(64-[.A141]))/64" office:value-type="float" office:value="1" calcext:value-type="float">
            <text:p>1</text:p>
          </table:table-cell>
          <table:table-cell table:formula="of:=SIN([.A141]*[.$C$7]+[.$C$8])*[.$C$9]*[.B141]+[.$C$10]" office:value-type="float" office:value="159.056837711638" calcext:value-type="float">
            <text:p>159.056837711638</text:p>
          </table:table-cell>
          <table:table-cell table:formula="of:=[.C141]+([.$C$5]*[.E140])-[.F140]" office:value-type="float" office:value="92366.1267133597" calcext:value-type="float">
            <text:p>92366.1267133597</text:p>
          </table:table-cell>
          <table:table-cell table:formula="of:=[.D141]" office:value-type="float" office:value="92366.1267133597" calcext:value-type="float">
            <text:p>92366.1267133597</text:p>
          </table:table-cell>
          <table:table-cell table:formula="of:=[.E140]" office:value-type="float" office:value="82961.5396874467" calcext:value-type="float">
            <text:p>82961.5396874467</text:p>
          </table:table-cell>
          <table:table-cell/>
          <table:table-cell table:formula="of:=0.5*[.$C$5]*[.D141]-[.F141]" office:value-type="float" office:value="8337.23494226521" calcext:value-type="float">
            <text:p>8337.23494226521</text:p>
          </table:table-cell>
          <table:table-cell table:formula="of:=0.5*[.D141]*[.$C$6]" office:value-type="float" office:value="14001.2540560296" calcext:value-type="float">
            <text:p>14001.2540560296</text:p>
          </table:table-cell>
          <table:table-cell table:formula="of:=SQRT([.H141]*[.H141]+[.I141]*[.I141])" office:value-type="float" office:value="16295.5393167582" calcext:value-type="float">
            <text:p>16295.53931675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64-[.$C$11]*ABS(64-[.A142]))/64" office:value-type="float" office:value="1" calcext:value-type="float">
            <text:p>1</text:p>
          </table:table-cell>
          <table:table-cell table:formula="of:=SIN([.A142]*[.$C$7]+[.$C$8])*[.$C$9]*[.B142]+[.$C$10]" office:value-type="float" office:value="126.7042911681" calcext:value-type="float">
            <text:p>126.7042911681</text:p>
          </table:table-cell>
          <table:table-cell table:formula="of:=[.C142]+([.$C$5]*[.E141])-[.F141]" office:value-type="float" office:value="99762.7138631452" calcext:value-type="float">
            <text:p>99762.7138631452</text:p>
          </table:table-cell>
          <table:table-cell table:formula="of:=[.D142]" office:value-type="float" office:value="99762.7138631452" calcext:value-type="float">
            <text:p>99762.7138631452</text:p>
          </table:table-cell>
          <table:table-cell table:formula="of:=[.E141]" office:value-type="float" office:value="92366.1267133597" calcext:value-type="float">
            <text:p>92366.1267133597</text:p>
          </table:table-cell>
          <table:table-cell/>
          <table:table-cell table:formula="of:=0.5*[.$C$5]*[.D142]-[.F142]" office:value-type="float" office:value="6243.76257760634" calcext:value-type="float">
            <text:p>6243.76257760634</text:p>
          </table:table-cell>
          <table:table-cell table:formula="of:=0.5*[.D142]*[.$C$6]" office:value-type="float" office:value="15122.4604930289" calcext:value-type="float">
            <text:p>15122.4604930289</text:p>
          </table:table-cell>
          <table:table-cell table:formula="of:=SQRT([.H142]*[.H142]+[.I142]*[.I142])" office:value-type="float" office:value="16360.7268325321" calcext:value-type="float">
            <text:p>16360.72683253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3T00:29:50.150619792</dc:date>
    <meta:editing-duration>PT7H57M6S</meta:editing-duration>
    <meta:editing-cycles>12</meta:editing-cycles>
    <meta:generator>LibreOffice/7.3.7.2$Linux_X86_64 LibreOffice_project/30$Build-2</meta:generator>
    <meta:document-statistic meta:table-count="1" meta:cell-count="120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4.973cm" svg:y="4.203cm" style:legend-expansion="high" chart:style-name="ch2"/>
        <chart:plot-area chart:style-name="ch3" table:cell-range-address="table.D13:table.D142" chart:data-source-has-labels="row" svg:x="0.319cm" svg:y="0.18cm" svg:width="14.335cm" svg:height="8.645cm">
          <chart:coordinate-region svg:x="1.787cm" svg:y="0.379cm" svg:width="12.867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le.D14:table.D142" chart:label-cell-address="table.D13:table.D13" chart:class="chart:line">
            <chart:data-point chart:repeated="1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</text:p>
                <draw:g>
                  <svg:desc>table.D13:table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e.D14:table.D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5.242217689228">
                <text:p>215.242217689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6.515904110093">
                <text:p>616.515904110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66.52123348936">
                <text:p>1166.52123348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20.62524602059">
                <text:p>1820.62524602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28.78329666039">
                <text:p>2528.78329666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37.50287292667">
                <text:p>3237.50287292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91.93791023095">
                <text:p>3891.93791023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38.04537206363">
                <text:p>4438.04537206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24.73370728151">
                <text:p>4824.733707281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5.93274328452">
                <text:p>5005.93274328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42.51662882345">
                <text:p>4942.51662882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04.01555053053">
                <text:p>4604.015550530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70.05800151018">
                <text:p>3970.05800151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31.49321144735">
                <text:p>3031.493211447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91.15273763227">
                <text:p>1791.152737632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4.220901870513">
                <text:p>264.2209018705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21.80456173187">
                <text:p>-1521.80456173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527.56793960122">
                <text:p>-3527.56793960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702.72068829354">
                <text:p>-5702.720688293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987.17733254865">
                <text:p>-7987.17733254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312.7309536997">
                <text:p>-10312.73095369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2604.9856899355">
                <text:p>-12604.98568993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4785.5533547173">
                <text:p>-14785.55335471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6774.4523771304">
                <text:p>-16774.45237713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8492.6400485263">
                <text:p>-18492.64004852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9864.6037491205">
                <text:p>-19864.6037491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0820.9336005229">
                <text:p>-20820.93360052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1300.7979631793">
                <text:p>-21300.7979631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254.244428793">
                <text:p>-21254.244428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0644.2524419533">
                <text:p>-20644.25244195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9448.4693545957">
                <text:p>-19448.46935459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7660.5694421585">
                <text:p>-17660.56944215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291.1850033897">
                <text:p>-15291.18500338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2368.3698846754">
                <text:p>-12368.36988467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8937.56832449294">
                <text:p>-8937.568324492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061.07557357571">
                <text:p>-5061.075573575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816.990949068357">
                <text:p>-816.9909490683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02.32155869413">
                <text:p>3702.321558694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392.23568740115">
                <text:p>8392.235687401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138.2850903734">
                <text:p>13138.28509037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818.949235007">
                <text:p>17818.949235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308.7353807376">
                <text:p>22308.73538073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481.4790874989">
                <text:p>26481.47908749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213.7777262822">
                <text:p>30213.77772628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388.465674466">
                <text:p>33388.4656744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898.0364766299">
                <text:p>35898.03647662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647.9163715679">
                <text:p>37647.91637156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559.4952971789">
                <text:p>38559.49529717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572.8257871465">
                <text:p>38572.82578714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648.9069974928">
                <text:p>37648.90699749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771.4803091788">
                <text:p>35771.48030917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948.2743408761">
                <text:p>32948.27434087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211.6505083845">
                <text:p>29211.65050838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618.6151631004">
                <text:p>24618.61516310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250.1804631468">
                <text:p>19250.18046314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210.0730703898">
                <text:p>13210.07307038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22.80708948829">
                <text:p>6622.807089488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68.845081037438">
                <text:p>-368.8450810374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606.93358888848">
                <text:p>-7606.933588888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4921.8975141325">
                <text:p>-14921.89751413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2136.536319875">
                <text:p>-22136.536319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9070.293364624">
                <text:p>-29070.2933646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5543.7481297663">
                <text:p>-35543.74812976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1383.2059608175">
                <text:p>-41383.20596081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46425.2690069162">
                <text:p>-46425.26900691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0521.2698537271">
                <text:p>-50521.26985372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3541.4501917219">
                <text:p>-53541.45019172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5378.7707789294">
                <text:p>-55378.77077892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5952.2458998121">
                <text:p>-55952.24589981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5209.7053659569">
                <text:p>-55209.70536595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3129.8996487523">
                <text:p>-53129.89964875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9723.8787050632">
                <text:p>-49723.87870506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5035.5921129994">
                <text:p>-45035.59211299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9141.67687575">
                <text:p>-39141.676875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2150.4192268073">
                <text:p>-32150.41922680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199.8974903057">
                <text:p>-24199.89749030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5455.3339990966">
                <text:p>-15455.33399909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105.70471967894">
                <text:p>-6105.704719678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40.32495465761">
                <text:p>3640.324954657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559.0513224327">
                <text:p>13559.05132243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416.8668724396">
                <text:p>23416.86687243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975.7603195535">
                <text:p>32975.76031955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999.0527292139">
                <text:p>41999.05272921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257.2317214673">
                <text:p>50257.23172146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533.740500304">
                <text:p>57533.7405003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630.5767142212">
                <text:p>63630.57671422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373.5580240383">
                <text:p>68373.55802403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617.1167491143">
                <text:p>71617.11674911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248.4950073">
                <text:p>73248.49500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191.2241906792">
                <text:p>73191.22419067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407.788174244">
                <text:p>71407.7881742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901.3880013619">
                <text:p>67901.38800136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716.7465162002">
                <text:p>62716.74651620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939.9140410664">
                <text:p>55939.91404106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697.0601928027">
                <text:p>47697.06019280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152.2617213237">
                <text:p>38152.26172132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504.3212308561">
                <text:p>27504.32123085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982.6761921429">
                <text:p>15982.67619214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42.48115480306">
                <text:p>3842.481154803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641.03207718372">
                <text:p>-8641.032077183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1178.7919057895">
                <text:p>-21178.79190578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3474.5807335878">
                <text:p>-33474.58073358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5232.0300905921">
                <text:p>-45232.03009059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6161.7519796771">
                <text:p>-56161.75197967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65988.4351111783">
                <text:p>-65988.43511117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4457.7325916731">
                <text:p>-74457.73259167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81342.7697526509">
                <text:p>-81342.76975265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86450.1071651312">
                <text:p>-86450.10716513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89625.0043952098">
                <text:p>-89625.00439520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0755.8445182402">
                <text:p>-90755.84451824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9777.5975308962">
                <text:p>-89777.59753089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6674.2221913386">
                <text:p>-86674.22219133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1479.9300027542">
                <text:p>-81479.93000275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74279.2614837449">
                <text:p>-74279.26148374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5205.9529266353">
                <text:p>-65205.95292663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4440.60086921">
                <text:p>-54440.600869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42207.1608011646">
                <text:p>-42207.16080116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8768.345481695">
                <text:p>-28768.3454816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4420.015948079">
                <text:p>-14420.0159480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5.315845952646">
                <text:p>515.3158459526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695.730466034">
                <text:p>15695.7304660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767.727960761">
                <text:p>30767.7279607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374.4592006411">
                <text:p>45374.45920064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164.1699342071">
                <text:p>59164.16993420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1798.6578596597">
                <text:p>71798.65785965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2961.5396874467">
                <text:p>82961.53968744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2366.1267133597">
                <text:p>92366.12671335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9762.7138631452">
                <text:p>99762.7138631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legend chart:legend-position="end" svg:x="3.019cm" svg:y="0.363cm" style:legend-expansion="custom" svg:width="4.355cm" svg:height="0.598cm" style:legend-expansion-aspect-ratio="7.28260869565217" chart:style-name="ch2"/>
        <chart:plot-area chart:style-name="ch3" table:cell-range-address="table.C13:table.C142" chart:data-source-has-labels="row" svg:x="0.689cm" svg:y="0.18cm" svg:width="14.867cm" svg:height="8.644cm">
          <chart:coordinate-region svg:x="1.601cm" svg:y="0.379cm" svg:width="13.675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le.C14:table.C142" chart:label-cell-address="table.C13:table.C13" chart:class="chart:scatter">
            <chart:data-point chart:repeated="1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form to take DFT of</text:p>
                <draw:g>
                  <svg:desc>table.C13:table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3.780141267375">
                <text:p>233.780141267375</text:p>
                <draw:g>
                  <svg:desc>table.C14:table.C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4.941392778012">
                <text:p>214.941392778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1.158173853751">
                <text:p>191.158173853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.980146349603">
                <text:p>162.980146349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.058541998233">
                <text:p>131.0585419982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.1311115775555">
                <text:p>96.1311115775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0050745079896">
                <text:p>59.00507450798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5384629368994">
                <text:p>20.5384629368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8.3797085267407">
                <text:p>-18.3797085267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6.8499891236198">
                <text:p>-56.84998912361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3.9832794486927">
                <text:p>-93.9832794486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8.921379722203">
                <text:p>-128.9213797222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0.856823929227">
                <text:p>-160.8568239292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9.051541434359">
                <text:p>-189.0515414343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12.853914776789">
                <text:p>-212.8539147767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31.713839417401">
                <text:p>-231.713839417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45.195437387096">
                <text:p>-245.1954373870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52.987131007004">
                <text:p>-252.9871310070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54.90884386348">
                <text:p>-254.908843863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50.916162613788">
                <text:p>-250.9161626137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41.10136343758">
                <text:p>-241.101363437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25.691279411526">
                <text:p>-225.6912794115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05.042058094904">
                <text:p>-205.0420580949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9.630930485315">
                <text:p>-179.6309304853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0.045181574932">
                <text:p>-150.0451815749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16.9685774124">
                <text:p>-116.96857741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81.1655623590702">
                <text:p>-81.16556235907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3.4635917620008">
                <text:p>-43.4635917620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.73400835919109">
                <text:p>-4.734008359191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1280956112251">
                <text:p>34.12809561122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2245651843549">
                <text:p>72.22456518435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8.674940225615">
                <text:p>108.6749402256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2.636804036712">
                <text:p>142.6368040367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3.325252727156">
                <text:p>173.3252527271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.031035388218">
                <text:p>200.0310353882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2.136945825745">
                <text:p>222.1369458257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9.132087017072">
                <text:p>239.1320870170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0.623678621442">
                <text:p>250.6236786214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6.346134656638">
                <text:p>256.3461346566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6.167201544644">
                <text:p>256.1672015446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0.091014667913">
                <text:p>250.0910146679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8.258002795179">
                <text:p>238.2580027951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.941642585637">
                <text:p>220.9416425856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8.542138179236">
                <text:p>198.5421381792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1.57717194616">
                <text:p>171.577171946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0.669940157996">
                <text:p>140.6699401579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6.534750092157">
                <text:p>106.5347500921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.9605114396501">
                <text:p>69.96051143965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.7925035517401">
                <text:p>31.79250355174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7.08716009128526">
                <text:p>-7.087160091285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5.7799186971216">
                <text:p>-45.77991869712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83.3915310977211">
                <text:p>-83.39153109772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19.052742853312">
                <text:p>-119.0527428533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51.939375879846">
                <text:p>-151.9393758798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81.29137630186">
                <text:p>-181.29137630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06.430380309493">
                <text:p>-206.4303803094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26.775392049328">
                <text:p>-226.7753920493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41.856211212116">
                <text:p>-241.8562112121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51.324299987962">
                <text:p>-251.3242999879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54.96083823917">
                <text:p>-254.960838239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52.681780724959">
                <text:p>-252.6817807249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44.539799498887">
                <text:p>-244.5397994988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30.72306658756">
                <text:p>-230.723066587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11.550905084558">
                <text:p>-211.5509050845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87.46640916859">
                <text:p>-187.466409168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59.026203607073">
                <text:p>-159.0262036070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26.887579416651">
                <text:p>-126.8875794166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1.7933029926638">
                <text:p>-91.79330299266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4.5544497888117">
                <text:p>-54.55444978881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6.0316592835286">
                <text:p>-16.03165928352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.8847555442433">
                <text:p>22.88475554424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.2953845333877">
                <text:p>61.29538453338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8.3125069069354">
                <text:p>98.31250690693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.080607681159">
                <text:p>133.0806076811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4.796149755906">
                <text:p>164.7961497559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2.726144726832">
                <text:p>192.7261447268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6.225093223351">
                <text:p>216.2250932233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749903258525">
                <text:p>234.749903258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7.872441807968">
                <text:p>247.8724418079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5.289429534075">
                <text:p>255.2894295340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6.8294499753">
                <text:p>256.82944997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2.45691120882">
                <text:p>252.456911208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2.272868427253">
                <text:p>242.2728684272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6.512688418611">
                <text:p>226.5126884186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5.540609926459">
                <text:p>205.5406099264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9.841325607583">
                <text:p>179.8413256075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.00878013937">
                <text:p>150.008780139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6.732443367508">
                <text:p>116.7324433675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.7813757398799">
                <text:p>80.78137573987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.9864542956568">
                <text:p>42.98645429565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22116999067371">
                <text:p>4.221169990673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4.6185598415529">
                <text:p>-34.61855984155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2.6350973322544">
                <text:p>-72.63509733225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08.949829683695">
                <text:p>-108.9498296836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42.723475080742">
                <text:p>-142.7234750807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73.175479611055">
                <text:p>-173.1754796110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99.602056905253">
                <text:p>-199.6020569052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21.392453576953">
                <text:p>-221.3924535769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38.043064546703">
                <text:p>-238.0430645467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49.169072025884">
                <text:p>-249.1690720258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54.513339168163">
                <text:p>-254.5133391681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53.952352844368">
                <text:p>-253.9523528443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47.499078195356">
                <text:p>-247.4990781953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35.302658990343">
                <text:p>-235.3026589903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17.644970715825">
                <text:p>-217.6449707158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94.934106057785">
                <text:p>-194.9341060577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67.694943336378">
                <text:p>-167.6949433363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36.55701586911">
                <text:p>-136.557015869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02.23996261769">
                <text:p>-102.239962617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5.5368963734855">
                <text:p>-65.53689637348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7.2960738649281">
                <text:p>-27.29607386492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5987085848634">
                <text:p>11.59870858486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.2485407678304">
                <text:p>50.24854076783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7.7601736027112">
                <text:p>87.76017360271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3.266663310614">
                <text:p>123.2666633106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5.947407640012">
                <text:p>155.9474076400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5.047111077363">
                <text:p>185.0471110773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9.893240732033">
                <text:p>209.8932407320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9.911569466845">
                <text:p>229.9115694668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4.639447051752">
                <text:p>244.6394470517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3.736492626641">
                <text:p>253.7364926266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6.992461356205">
                <text:p>256.9924613562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4.332103468013">
                <text:p>254.3321034680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5.816903374938">
                <text:p>245.8169033749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1.643658688517">
                <text:p>231.6436586885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2.139931964123">
                <text:p>212.1399319641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7.756480294187">
                <text:p>187.7564802941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9.056837711638">
                <text:p>159.0568377116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6.7042911681">
                <text:p>126.70429116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legend chart:legend-position="end" svg:x="14.816cm" svg:y="4.204cm" style:legend-expansion="high" chart:style-name="ch2"/>
        <chart:plot-area chart:style-name="ch3" table:cell-range-address="table.H14:table.I142 table.I13:table.I13" chart:data-source-has-labels="row" svg:x="0.32cm" svg:y="0.18cm" svg:width="14.176cm" svg:height="8.646cm">
          <chart:coordinate-region svg:x="0.836cm" svg:y="0.379cm" svg:width="13.196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le.I14:table.I142" chart:label-cell-address="table.I13:table.I13" chart:class="chart:scatter">
            <chart:domain table:cell-range-address="table.H14:table.H142"/>
            <chart:data-point chart:repeated="1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Oq</text:p>
                <draw:g>
                  <svg:desc>table.I13:table.I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e.H14:table.H142</svg:desc>
                </draw:g>
              </table:table-cell>
              <table:table-cell office:value-type="float" office:value="0">
                <text:p>0</text:p>
                <draw:g>
                  <svg:desc>table.I14:table.I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2.602779682389">
                <text:p>212.602779682389</text:p>
              </table:table-cell>
              <table:table-cell office:value-type="float" office:value="32.6273394878018">
                <text:p>32.6273394878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4.149434725262">
                <text:p>394.149434725262</text:p>
              </table:table-cell>
              <table:table-cell office:value-type="float" office:value="93.4541277216906">
                <text:p>93.4541277216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6.52539995613">
                <text:p>536.52539995613</text:p>
              </table:table-cell>
              <table:table-cell office:value-type="float" office:value="176.826296966235">
                <text:p>176.826296966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3.065475796739">
                <text:p>633.065475796739</text:p>
              </table:table-cell>
              <table:table-cell office:value-type="float" office:value="275.978191544851">
                <text:p>275.978191544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8.936276199047">
                <text:p>678.936276199047</text:p>
              </table:table-cell>
              <table:table-cell office:value-type="float" office:value="383.323829297965">
                <text:p>383.323829297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1.308075316831">
                <text:p>671.308075316831</text:p>
              </table:table-cell>
              <table:table-cell office:value-type="float" office:value="490.75458551642">
                <text:p>490.754585516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9.461103831851">
                <text:p>609.461103831851</text:p>
              </table:table-cell>
              <table:table-cell office:value-type="float" office:value="589.956658251371">
                <text:p>589.956658251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4.822893087089">
                <text:p>494.822893087089</text:p>
              </table:table-cell>
              <table:table-cell office:value-type="float" office:value="672.737971997928">
                <text:p>672.7379719979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0.935325334789">
                <text:p>330.935325334789</text:p>
              </table:table-cell>
              <table:table-cell office:value-type="float" office:value="731.353850075075">
                <text:p>731.3538500750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.352150632072">
                <text:p>123.352150632072</text:p>
              </table:table-cell>
              <table:table-cell office:value-type="float" office:value="758.820777920376">
                <text:p>758.820777920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0.530184412378">
                <text:p>-120.530184412378</text:p>
              </table:table-cell>
              <table:table-cell office:value-type="float" office:value="749.207891016813">
                <text:p>749.2078910168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91.703542939455">
                <text:p>-391.703542939455</text:p>
              </table:table-cell>
              <table:table-cell office:value-type="float" office:value="697.896444233654">
                <text:p>697.896444233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79.834212153197">
                <text:p>-679.834212153197</text:p>
              </table:table-cell>
              <table:table-cell office:value-type="float" office:value="601.798437091736">
                <text:p>601.798437091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73.595712230256">
                <text:p>-973.595712230256</text:p>
              </table:table-cell>
              <table:table-cell office:value-type="float" office:value="459.526756538382">
                <text:p>459.5267565383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261.03843609487">
                <text:p>-1261.03843609487</text:p>
              </table:table-cell>
              <table:table-cell office:value-type="float" office:value="271.510622184777">
                <text:p>271.5106221847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529.98508417857">
                <text:p>-1529.98508417857</text:p>
              </table:table-cell>
              <table:table-cell office:value-type="float" office:value="40.0517387232526">
                <text:p>40.0517387232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768.43999880413">
                <text:p>-1768.43999880413</text:p>
              </table:table-cell>
              <table:table-cell office:value-type="float" office:value="-230.68166925041">
                <text:p>-230.68166925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964.99998197394">
                <text:p>-1964.99998197394</text:p>
              </table:table-cell>
              <table:table-cell office:value-type="float" office:value="-534.72389370115">
                <text:p>-534.72389370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109.25401475493">
                <text:p>-2109.25401475493</text:p>
              </table:table-cell>
              <table:table-cell office:value-type="float" office:value="-864.442886245061">
                <text:p>-864.4428862450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192.15949299732">
                <text:p>-2192.15949299732</text:p>
              </table:table-cell>
              <table:table-cell office:value-type="float" office:value="-1210.73063256857">
                <text:p>-1210.73063256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206.38314964595">
                <text:p>-2206.38314964595</text:p>
              </table:table-cell>
              <table:table-cell office:value-type="float" office:value="-1563.24803509754">
                <text:p>-1563.248035097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146.59573526614">
                <text:p>-2146.59573526614</text:p>
              </table:table-cell>
              <table:table-cell office:value-type="float" office:value="-1910.71784968414">
                <text:p>-1910.71784968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009.71075281">
                <text:p>-2009.71075281</text:p>
              </table:table-cell>
              <table:table-cell office:value-type="float" office:value="-2241.25765845754">
                <text:p>-2241.257658457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795.05905819828">
                <text:p>-1795.05905819828</text:p>
              </table:table-cell>
              <table:table-cell office:value-type="float" office:value="-2542.74351150205">
                <text:p>-2542.743511502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04.49290481551">
                <text:p>-1504.49290481551</text:p>
              </table:table-cell>
              <table:table-cell office:value-type="float" office:value="-2803.19377567527">
                <text:p>-2803.193775675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142.41498011731">
                <text:p>-1142.41498011731</text:p>
              </table:table-cell>
              <table:table-cell office:value-type="float" office:value="-3011.16192386105">
                <text:p>-3011.16192386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15.730102849826">
                <text:p>-715.730102849826</text:p>
              </table:table-cell>
              <table:table-cell office:value-type="float" office:value="-3156.12650868555">
                <text:p>-3156.126508685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33.719461940687">
                <text:p>-233.719461940687</text:p>
              </table:table-cell>
              <table:table-cell office:value-type="float" office:value="-3228.86640904792">
                <text:p>-3228.866409047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2.160478020855">
                <text:p>292.160478020855</text:p>
              </table:table-cell>
              <table:table-cell office:value-type="float" office:value="-3221.80962443064">
                <text:p>-3221.809624430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8.550066985852">
                <text:p>848.550066985852</text:p>
              </table:table-cell>
              <table:table-cell office:value-type="float" office:value="-3129.34442009886">
                <text:p>-3129.344420098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20.52309787901">
                <text:p>1420.52309787901</text:p>
              </table:table-cell>
              <table:table-cell office:value-type="float" office:value="-2948.08248568915">
                <text:p>-2948.082485689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1.97954923944">
                <text:p>1991.97954923944</text:p>
              </table:table-cell>
              <table:table-cell office:value-type="float" office:value="-2677.06494071326">
                <text:p>-2677.064940713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46.08426104743">
                <text:p>2546.08426104743</text:p>
              </table:table-cell>
              <table:table-cell office:value-type="float" office:value="-2317.90347466461">
                <text:p>-2317.90347466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5.73986653549">
                <text:p>3065.73986653549</text:p>
              </table:table-cell>
              <table:table-cell office:value-type="float" office:value="-1874.85061002605">
                <text:p>-1874.850610026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34.08111204133">
                <text:p>3534.08111204133</text:p>
              </table:table-cell>
              <table:table-cell office:value-type="float" office:value="-1354.79497957825">
                <text:p>-1354.794979578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34.97684840157">
                <text:p>3934.97684840157</text:p>
              </table:table-cell>
              <table:table-cell office:value-type="float" office:value="-767.179564888584">
                <text:p>-767.1795648885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53.5254988066">
                <text:p>4253.5254988066</text:p>
              </table:table-cell>
              <table:table-cell office:value-type="float" office:value="-123.8429957649">
                <text:p>-123.84299576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76.52971746243">
                <text:p>4476.52971746243</text:p>
              </table:table-cell>
              <table:table-cell office:value-type="float" office:value="561.21379757818">
                <text:p>561.213797578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92.93625850566">
                <text:p>4592.93625850566</text:p>
              </table:table-cell>
              <table:table-cell office:value-type="float" office:value="1272.13111709259">
                <text:p>1272.131117092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94.22777240535">
                <text:p>4594.22777240535</text:p>
              </table:table-cell>
              <table:table-cell office:value-type="float" office:value="1991.55766249378">
                <text:p>1991.557662493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74.7543238893">
                <text:p>4474.7543238893</text:p>
              </table:table-cell>
              <table:table-cell office:value-type="float" office:value="2701.07282970805">
                <text:p>2701.072829708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31.99385715634">
                <text:p>4231.99385715634</text:p>
              </table:table-cell>
              <table:table-cell office:value-type="float" office:value="3381.65389032455">
                <text:p>3381.653890324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66.73258679923">
                <text:p>3866.73258679923</text:p>
              </table:table-cell>
              <table:table-cell office:value-type="float" office:value="4014.17629683804">
                <text:p>4014.176296838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83.15832340453">
                <text:p>3383.15832340453</text:p>
              </table:table-cell>
              <table:table-cell office:value-type="float" office:value="4579.93414892105">
                <text:p>4579.934148921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88.86200012777">
                <text:p>2788.86200012777</text:p>
              </table:table-cell>
              <table:table-cell office:value-type="float" office:value="5061.16697845256">
                <text:p>5061.166978452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94.74509283112">
                <text:p>2094.74509283112</text:p>
              </table:table-cell>
              <table:table-cell office:value-type="float" office:value="5441.57849534698">
                <text:p>5441.578495346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14.83315849864">
                <text:p>1314.83315849864</text:p>
              </table:table-cell>
              <table:table-cell office:value-type="float" office:value="5706.83280283351">
                <text:p>5706.832802833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5.998287834918">
                <text:p>465.998287834918</text:p>
              </table:table-cell>
              <table:table-cell office:value-type="float" office:value="5845.01385019095">
                <text:p>5845.013850190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32.40419049449">
                <text:p>-432.40419049449</text:p>
              </table:table-cell>
              <table:table-cell office:value-type="float" office:value="5847.03454309395">
                <text:p>5847.034543093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58.97697343498">
                <text:p>-1358.97697343498</text:p>
              </table:table-cell>
              <table:table-cell office:value-type="float" office:value="5706.98296616441">
                <text:p>5706.982966164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290.78995688169">
                <text:p>-2290.78995688169</text:p>
              </table:table-cell>
              <table:table-cell office:value-type="float" office:value="5422.39456812288">
                <text:p>5422.394568122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203.94521245722">
                <text:p>-3203.94521245722</text:p>
              </table:table-cell>
              <table:table-cell office:value-type="float" office:value="4994.44088617005">
                <text:p>4994.44088617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074.18390073693">
                <text:p>-4074.18390073693</text:p>
              </table:table-cell>
              <table:table-cell office:value-type="float" office:value="4428.02740265474">
                <text:p>4428.027402654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877.51983246412">
                <text:p>-4877.51983246412</text:p>
              </table:table-cell>
              <table:table-cell office:value-type="float" office:value="3731.79538507524">
                <text:p>3731.795385075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590.88335033062">
                <text:p>-5590.88335033062</text:p>
              </table:table-cell>
              <table:table-cell office:value-type="float" office:value="2918.02500418101">
                <text:p>2918.025004181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192.75858122318">
                <text:p>-6192.75858122318</text:p>
              </table:table-cell>
              <table:table-cell office:value-type="float" office:value="2002.43959272237">
                <text:p>2002.439592722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663.79692571966">
                <text:p>-6663.79692571966</text:p>
              </table:table-cell>
              <table:table-cell office:value-type="float" office:value="1003.91353327786">
                <text:p>1003.913533277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987.3899200688">
                <text:p>-6987.3899200688</text:p>
              </table:table-cell>
              <table:table-cell office:value-type="float" office:value="-55.9111209994587">
                <text:p>-55.91112099945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150.18532618503">
                <text:p>-7150.18532618503</text:p>
              </table:table-cell>
              <table:table-cell office:value-type="float" office:value="-1153.09165334923">
                <text:p>-1153.091653349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142.53146574383">
                <text:p>-7142.53146574383</text:p>
              </table:table-cell>
              <table:table-cell office:value-type="float" office:value="-2261.92529152775">
                <text:p>-2261.925291527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958.836391952">
                <text:p>-6958.836391952</text:p>
              </table:table-cell>
              <table:table-cell office:value-type="float" office:value="-3355.55121735193">
                <text:p>-3355.551217351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597.83045240338">
                <text:p>-6597.83045240338</text:p>
              </table:table-cell>
              <table:table-cell office:value-type="float" office:value="-4406.59987989451">
                <text:p>-4406.599879894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062.72309351242">
                <text:p>-6062.72309351242</text:p>
              </table:table-cell>
              <table:table-cell office:value-type="float" office:value="-5387.87394661212">
                <text:p>-5387.873946612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361.24733677136">
                <text:p>-5361.24733677136</text:p>
              </table:table-cell>
              <table:table-cell office:value-type="float" office:value="-6273.04403602968">
                <text:p>-6273.044036029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4505.58815674651">
                <text:p>-4505.58815674651</text:p>
              </table:table-cell>
              <table:table-cell office:value-type="float" office:value="-7037.34160037407">
                <text:p>-7037.341600374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512.19394090653">
                <text:p>-3512.19394090653</text:p>
              </table:table-cell>
              <table:table-cell office:value-type="float" office:value="-7658.23099468509">
                <text:p>-7658.230994685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401.47323770674">
                <text:p>-2401.47323770674</text:p>
              </table:table-cell>
              <table:table-cell office:value-type="float" office:value="-8116.04289729434">
                <text:p>-8116.042897294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197.38202440333">
                <text:p>-1197.38202440333</text:p>
              </table:table-cell>
              <table:table-cell office:value-type="float" office:value="-8394.55184033683">
                <text:p>-8394.551840336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.0903287141482">
                <text:p>73.0903287141482</text:p>
              </table:table-cell>
              <table:table-cell office:value-type="float" office:value="-8481.48166134369">
                <text:p>-8481.481661343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80.5254332632">
                <text:p>1380.5254332632</text:p>
              </table:table-cell>
              <table:table-cell office:value-type="float" office:value="-8368.92417916552">
                <text:p>-8368.924179165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93.7570769934">
                <text:p>2693.7570769934</text:p>
              </table:table-cell>
              <table:table-cell office:value-type="float" office:value="-8053.65829902168">
                <text:p>-8053.658299021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80.61346403588">
                <text:p>3980.61346403588</text:p>
              </table:table-cell>
              <table:table-cell office:value-type="float" office:value="-7537.35902081614">
                <text:p>-7537.359020816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08.70283977862">
                <text:p>5208.70283977862</text:p>
              </table:table-cell>
              <table:table-cell office:value-type="float" office:value="-6826.68841029385">
                <text:p>-6826.688410293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346.22337073262">
                <text:p>6346.22337073262</text:p>
              </table:table-cell>
              <table:table-cell office:value-type="float" office:value="-5933.26343343493">
                <text:p>-5933.263433434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62.77714611049">
                <text:p>7362.77714611049</text:p>
              </table:table-cell>
              <table:table-cell office:value-type="float" office:value="-4873.49858243302">
                <text:p>-4873.498582433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30.16766222606">
                <text:p>8230.16766222606</text:p>
              </table:table-cell>
              <table:table-cell office:value-type="float" office:value="-3668.32436249202">
                <text:p>-3668.32436249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923.16016440939">
                <text:p>8923.16016440939</text:p>
              </table:table-cell>
              <table:table-cell office:value-type="float" office:value="-2342.78588419844">
                <text:p>-2342.785884198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20.18476211009">
                <text:p>9420.18476211009</text:p>
              </table:table-cell>
              <table:table-cell office:value-type="float" office:value="-925.528935911945">
                <text:p>-925.5289359119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03.96329606817">
                <text:p>9703.96329606817</text:p>
              </table:table-cell>
              <table:table-cell office:value-type="float" office:value="551.816086159359">
                <text:p>551.8160861593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762.04250328658">
                <text:p>9762.04250328658</text:p>
              </table:table-cell>
              <table:table-cell office:value-type="float" office:value="2055.33921448571">
                <text:p>2055.339214485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87.21806434675">
                <text:p>9587.21806434675</text:p>
              </table:table-cell>
              <table:table-cell office:value-type="float" office:value="3549.62921953755">
                <text:p>3549.629219537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77.83658417785">
                <text:p>9177.83658417785</text:p>
              </table:table-cell>
              <table:table-cell office:value-type="float" office:value="4998.60732882748">
                <text:p>4998.607328827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37.96539599371">
                <text:p>8537.96539599371</text:p>
              </table:table-cell>
              <table:table-cell office:value-type="float" office:value="6366.396733287">
                <text:p>6366.3967332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677.42322274127">
                <text:p>7677.42322274127</text:p>
              </table:table-cell>
              <table:table-cell office:value-type="float" office:value="7618.20696096414">
                <text:p>7618.206960964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611.66810630727">
                <text:p>6611.66810630727</text:p>
              </table:table-cell>
              <table:table-cell office:value-type="float" office:value="8721.21140294522">
                <text:p>8721.211402945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61.54254018337">
                <text:p>5361.54254018337</text:p>
              </table:table-cell>
              <table:table-cell office:value-type="float" office:value="9645.39601267736">
                <text:p>9645.396012677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52.87932957658">
                <text:p>3952.87932957658</text:p>
              </table:table-cell>
              <table:table-cell office:value-type="float" office:value="10364.3574833454">
                <text:p>10364.35748334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15.97526448301">
                <text:p>2415.97526448301</text:p>
              </table:table-cell>
              <table:table-cell office:value-type="float" office:value="10856.0300409311">
                <text:p>10856.03004093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4.943135787151">
                <text:p>784.943135787151</text:p>
              </table:table-cell>
              <table:table-cell office:value-type="float" office:value="11103.3213615385">
                <text:p>11103.32136153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03.044136607234">
                <text:p>-903.044136607234</text:p>
              </table:table-cell>
              <table:table-cell office:value-type="float" office:value="11094.6400052661">
                <text:p>11094.64000526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608.60054599255">
                <text:p>-2608.60054599255</text:p>
              </table:table-cell>
              <table:table-cell office:value-type="float" office:value="10824.2991168117">
                <text:p>10824.29911681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291.04591418004">
                <text:p>-4291.04591418004</text:p>
              </table:table-cell>
              <table:table-cell office:value-type="float" office:value="10292.7839240724">
                <text:p>10292.78392407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909.37524260736">
                <text:p>-5909.37524260736</text:p>
              </table:table-cell>
              <table:table-cell office:value-type="float" office:value="9506.87370778229">
                <text:p>9506.873707782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423.25542189321">
                <text:p>-7423.25542189321</text:p>
              </table:table-cell>
              <table:table-cell office:value-type="float" office:value="8479.61234524888">
                <text:p>8479.612345248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794.02513141874">
                <text:p>-8794.02513141874</text:p>
              </table:table-cell>
              <table:table-cell office:value-type="float" office:value="7230.12516869535">
                <text:p>7230.125168695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985.6732541848">
                <text:p>-9985.6732541848</text:p>
              </table:table-cell>
              <table:table-cell office:value-type="float" office:value="5783.28363632815">
                <text:p>5783.28363632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965.771232317">
                <text:p>-10965.771232317</text:p>
              </table:table-cell>
              <table:table-cell office:value-type="float" office:value="4169.22310044387">
                <text:p>4169.223100443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1706.3355020136">
                <text:p>-11706.3355020136</text:p>
              </table:table-cell>
              <table:table-cell office:value-type="float" office:value="2422.72267793472">
                <text:p>2422.722677934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2184.5974650792">
                <text:p>-12184.5974650792</text:p>
              </table:table-cell>
              <table:table-cell office:value-type="float" office:value="582.459790923787">
                <text:p>582.4597909237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2383.6603538741">
                <text:p>-12383.6603538741</text:p>
              </table:table-cell>
              <table:table-cell office:value-type="float" office:value="-1309.84474204926">
                <text:p>-1309.844742049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2293.0247891044">
                <text:p>-12293.0247891044</text:p>
              </table:table-cell>
              <table:table-cell office:value-type="float" office:value="-3210.37220704257">
                <text:p>-3210.372207042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1908.9677629061">
                <text:p>-11908.9677629061</text:p>
              </table:table-cell>
              <table:table-cell office:value-type="float" office:value="-5074.22066884446">
                <text:p>-5074.220668844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1234.7631376867">
                <text:p>-11234.7631376867</text:p>
              </table:table-cell>
              <table:table-cell office:value-type="float" office:value="-6856.46532233287">
                <text:p>-6856.465322332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0280.7354572642">
                <text:p>-10280.7354572642</text:p>
              </table:table-cell>
              <table:table-cell office:value-type="float" office:value="-8513.23949243232">
                <text:p>-8513.239492432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064.14283432977">
                <text:p>-9064.14283432977</text:p>
              </table:table-cell>
              <table:table-cell office:value-type="float" office:value="-10002.8103118218">
                <text:p>-10002.81031182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608.88881280177">
                <text:p>-7608.88881280177</text:p>
              </table:table-cell>
              <table:table-cell office:value-type="float" office:value="-11286.622786372">
                <text:p>-11286.6227863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5945.06730542024">
                <text:p>-5945.06730542024</text:p>
              </table:table-cell>
              <table:table-cell office:value-type="float" office:value="-12330.2862797564">
                <text:p>-12330.28627975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108.34887309269">
                <text:p>-4108.34887309269</text:p>
              </table:table-cell>
              <table:table-cell office:value-type="float" office:value="-13104.4784128088">
                <text:p>-13104.47841280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139.22063962204">
                <text:p>-2139.22063962204</text:p>
              </table:table-cell>
              <table:table-cell office:value-type="float" office:value="-13585.7429661885">
                <text:p>-13585.74296618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82.0959221356461">
                <text:p>-82.0959221356461</text:p>
              </table:table-cell>
              <table:table-cell office:value-type="float" office:value="-13757.1605672365">
                <text:p>-13757.16056723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15.6868930669">
                <text:p>2015.6868930669</text:p>
              </table:table-cell>
              <table:table-cell office:value-type="float" office:value="-13608.8736888459">
                <text:p>-13608.87368884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04.95367726966">
                <text:p>4104.95367726966</text:p>
              </table:table-cell>
              <table:table-cell office:value-type="float" office:value="-13138.4507307067">
                <text:p>-13138.45073070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35.84702214158">
                <text:p>6135.84702214158</text:p>
              </table:table-cell>
              <table:table-cell office:value-type="float" office:value="-12351.077619357">
                <text:p>-12351.0776193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059.01483423942">
                <text:p>8059.01483423942</text:p>
              </table:table-cell>
              <table:table-cell office:value-type="float" office:value="-11259.5693695765">
                <text:p>-11259.56936957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826.80675172873">
                <text:p>9826.80675172873</text:p>
              </table:table-cell>
              <table:table-cell office:value-type="float" office:value="-9884.19830274507">
                <text:p>-9884.198302745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394.4494423693">
                <text:p>11394.4494423693</text:p>
              </table:table-cell>
              <table:table-cell office:value-type="float" office:value="-8252.34001744133">
                <text:p>-8252.340017441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721.1719090241">
                <text:p>12721.1719090241</text:p>
              </table:table-cell>
              <table:table-cell office:value-type="float" office:value="-6397.9426483337">
                <text:p>-6397.94264833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771.2527030169">
                <text:p>13771.2527030169</text:p>
              </table:table-cell>
              <table:table-cell office:value-type="float" office:value="-4360.82932340371">
                <text:p>-4360.829323403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514.9624175105">
                <text:p>14514.9624175105</text:p>
              </table:table-cell>
              <table:table-cell office:value-type="float" office:value="-2185.84792894483">
                <text:p>-2185.847928944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929.3769763784">
                <text:p>14929.3769763784</text:p>
              </table:table-cell>
              <table:table-cell office:value-type="float" office:value="78.1137884093739">
                <text:p>78.11378840937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999.0400056702">
                <text:p>14999.0400056702</text:p>
              </table:table-cell>
              <table:table-cell office:value-type="float" office:value="2379.22621278565">
                <text:p>2379.226212785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716.455915616">
                <text:p>14716.455915616</text:p>
              </table:table-cell>
              <table:table-cell office:value-type="float" office:value="4663.90430381781">
                <text:p>4663.904303817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082.3991573788">
                <text:p>14082.3991573788</text:p>
              </table:table-cell>
              <table:table-cell office:value-type="float" office:value="6878.05533834554">
                <text:p>6878.055338345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106.0293635272">
                <text:p>13106.0293635272</text:p>
              </table:table-cell>
              <table:table-cell office:value-type="float" office:value="8968.35889669417">
                <text:p>8968.358896694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804.8066364727">
                <text:p>11804.8066364727</text:p>
              </table:table-cell>
              <table:table-cell office:value-type="float" office:value="10883.5488219042">
                <text:p>10883.54882190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204.2060079942">
                <text:p>10204.2060079942</text:p>
              </table:table-cell>
              <table:table-cell office:value-type="float" office:value="12575.6663765713">
                <text:p>12575.66637657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337.23494226521">
                <text:p>8337.23494226521</text:p>
              </table:table-cell>
              <table:table-cell office:value-type="float" office:value="14001.2540560296">
                <text:p>14001.25405602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243.76257760634">
                <text:p>6243.76257760634</text:p>
              </table:table-cell>
              <table:table-cell office:value-type="float" office:value="15122.4604930289">
                <text:p>15122.46049302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cm" svg:height="9.006cm" xlink:href=".." xlink:type="simple" chart:class="chart:line" chart:style-name="ch1">
        <chart:legend chart:legend-position="end" svg:x="14.438cm" svg:y="4.204cm" style:legend-expansion="high" chart:style-name="ch2"/>
        <chart:plot-area chart:style-name="ch3" table:cell-range-address="table.J13:table.J142" chart:data-source-has-labels="row" svg:x="0.32cm" svg:y="0.18cm" svg:width="13.798cm" svg:height="8.646cm">
          <chart:coordinate-region svg:x="1.497cm" svg:y="0.38cm" svg:width="12.621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le.J14:table.J142" chart:label-cell-address="table.J13:table.J13" chart:class="chart:line">
            <chart:data-point chart:repeated="1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table.J13:table.J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e.J14:table.J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5.091806470472">
                <text:p>215.0918064704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5.077092517543">
                <text:p>405.077092517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4.913306708982">
                <text:p>564.913306708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0.605429209847">
                <text:p>690.6054292098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9.674050643398">
                <text:p>779.6740506433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1.561540230776">
                <text:p>831.5615402307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8.228563359584">
                <text:p>848.228563359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5.120395207159">
                <text:p>835.120395207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2.743199020756">
                <text:p>802.743199020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8.781325260468">
                <text:p>768.7813252604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8.841214824513">
                <text:p>758.841214824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.306886403772">
                <text:p>800.3068864037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7.9294658177">
                <text:p>907.92946581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6.59344733647">
                <text:p>1076.593447336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9.93641520339">
                <text:p>1289.936415203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30.50922884629">
                <text:p>1530.50922884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83.42200891951">
                <text:p>1783.422008919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6.45637607401">
                <text:p>2036.456376074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79.52056414051">
                <text:p>2279.520564140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04.28271314924">
                <text:p>2504.282713149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4.04715607511">
                <text:p>2704.047156075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73.79817519678">
                <text:p>2873.798175196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10.34436594133">
                <text:p>3010.344365941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12.52013450604">
                <text:p>3112.520134506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81.41387509151">
                <text:p>3181.41387509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20.59126846407">
                <text:p>3220.591268464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36.2639136747">
                <text:p>3236.26391367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37.31417603665">
                <text:p>3237.314176036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35.02936632595">
                <text:p>3235.029366325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42.3500298064">
                <text:p>3242.35002980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72.47249247948">
                <text:p>3272.472492479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36.86368037178">
                <text:p>3336.863680371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43.14123762237">
                <text:p>3443.141237622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93.58118583401">
                <text:p>3593.581185834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84.86442863912">
                <text:p>3784.864428639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9.06563705797">
                <text:p>4009.065637057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55.32798460917">
                <text:p>4255.327984609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11.57170373213">
                <text:p>4511.571703732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65.85575251404">
                <text:p>4765.855752514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7.31771987541">
                <text:p>5007.317719875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26.77918899901">
                <text:p>5226.779188999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17.13531684009">
                <text:p>5417.135316840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73.61931243168">
                <text:p>5573.619312431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93.99306723099">
                <text:p>5693.993067230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78.68172159839">
                <text:p>5778.681721598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30.84329449547">
                <text:p>5830.843294495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56.34074095625">
                <text:p>5856.34074095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63.56046384696">
                <text:p>5863.560463846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63.00147809047">
                <text:p>5863.001478090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66.55546214448">
                <text:p>5866.55546214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86.43198202091">
                <text:p>5886.431982020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33.77659588517">
                <text:p>5933.776595885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17.17551145762">
                <text:p>6017.175511457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41.37578333631">
                <text:p>6141.375783336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06.57169641555">
                <text:p>6306.57169641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08.45781793317">
                <text:p>6508.457817933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38.99338547896">
                <text:p>6738.993385478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87.61360898916">
                <text:p>6987.613608989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42.56657268785">
                <text:p>7242.566572687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492.13332526815">
                <text:p>7492.13332526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25.61505009326">
                <text:p>7725.615050093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34.0714125944">
                <text:p>7934.07141259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10.84440568247">
                <text:p>8110.844405682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51.91217137007">
                <text:p>8251.912171370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56.10563830843">
                <text:p>8356.105638308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425.20078374967">
                <text:p>8425.200783749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463.87771781608">
                <text:p>8463.877717816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79.51792924967">
                <text:p>8479.517929249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81.79658845111">
                <text:p>8481.796588451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82.02466328103">
                <text:p>8482.024663281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492.21638839077">
                <text:p>8492.216388390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23.91134155806">
                <text:p>8523.91134155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86.86554712244">
                <text:p>8586.865547122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87.81710453028">
                <text:p>8687.817104530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829.57959000674">
                <text:p>8829.579590006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10.67496788138">
                <text:p>9010.674967881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25.5857818841">
                <text:p>9225.58578188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65.54196882045">
                <text:p>9465.541968820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19.64014994292">
                <text:p>9719.640149942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76.06601434536">
                <text:p>9976.066014345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223.2391055639">
                <text:p>10223.23910556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450.7779420329">
                <text:p>10450.77794203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650.2516622281">
                <text:p>10650.25166222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815.7248782118">
                <text:p>10815.72487821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944.1163865715">
                <text:p>10944.11638657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035.3886497743">
                <text:p>11035.38864977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092.5723363326">
                <text:p>11092.57233633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21.6152032064">
                <text:p>11121.61520320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131.0323413427">
                <text:p>11131.03234134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131.330808089">
                <text:p>11131.3308080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134.1927493089">
                <text:p>11134.19274930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151.4338067015">
                <text:p>11151.43380670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193.8091574612">
                <text:p>11193.80915746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269.8068565688">
                <text:p>11269.80685656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384.6206773448">
                <text:p>11384.62067734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539.4991207401">
                <text:p>11539.49912074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731.6051749446">
                <text:p>11731.60517494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954.4082270886">
                <text:p>11954.40822708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198.5111712069">
                <text:p>12198.51117120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452.7401405629">
                <text:p>12452.74014056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705.3118093688">
                <text:p>12705.31180936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944.9306129491">
                <text:p>12944.93061294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161.7255508644">
                <text:p>13161.72555086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347.9874212466">
                <text:p>13347.98742124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498.6999172298">
                <text:p>13498.69991722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611.8713954927">
                <text:p>13611.87139549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688.6736028998">
                <text:p>13688.67360289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733.3857782709">
                <text:p>13733.38577827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753.1333480165">
                <text:p>13753.13334801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757.4055189617">
                <text:p>13757.40551896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757.3411940624">
                <text:p>13757.34119406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764.7932165993">
                <text:p>13764.79321659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791.2195631316">
                <text:p>13791.21956313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846.5021751631">
                <text:p>13846.50217516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937.8444181233">
                <text:p>13937.84441812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068.9229814572">
                <text:p>14068.92298145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39.4481940246">
                <text:p>14239.44819402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445.214896228">
                <text:p>14445.2148962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678.6261329259">
                <text:p>14678.62613292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929.5813292523">
                <text:p>14929.58132925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186.570332478">
                <text:p>15186.5703324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437.8132541964">
                <text:p>15437.81325419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672.3199069278">
                <text:p>15672.31990692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880.7892429045">
                <text:p>15880.78924290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056.3101204256">
                <text:p>16056.31012042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194.8511900669">
                <text:p>16194.85119006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295.5393167582">
                <text:p>16295.53931675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360.7268325321">
                <text:p>16360.72683253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